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2" table:default-cell-style-name="Default"/>
        <table:table-row table:style-name="ro1">
          <table:table-cell table:style-name="Default"/>
          <table:table-cell table:number-columns-repeated="32"/>
        </table:table-row>
        <table:table-row table:style-name="ro1">
          <table:table-cell table:style-name="Default"/>
          <table:table-cell table:style-name="ce2" office:value-type="string" calcext:value-type="string">
            <text:p>Decimaal:</text:p>
          </table:table-cell>
          <table:table-cell table:number-columns-repeated="31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468224" calcext:value-type="float">
            <text:p>268468224</text:p>
          </table:table-cell>
          <table:table-cell office:value-type="float" office:value="268468228" calcext:value-type="float">
            <text:p>268468228</text:p>
          </table:table-cell>
          <table:table-cell office:value-type="float" office:value="268468232" calcext:value-type="float">
            <text:p>268468232</text:p>
          </table:table-cell>
          <table:table-cell office:value-type="float" office:value="268468236" calcext:value-type="float">
            <text:p>268468236</text:p>
          </table:table-cell>
          <table:table-cell office:value-type="float" office:value="268468240" calcext:value-type="float">
            <text:p>268468240</text:p>
          </table:table-cell>
          <table:table-cell office:value-type="float" office:value="268468244" calcext:value-type="float">
            <text:p>268468244</text:p>
          </table:table-cell>
          <table:table-cell office:value-type="float" office:value="268468248" calcext:value-type="float">
            <text:p>268468248</text:p>
          </table:table-cell>
          <table:table-cell office:value-type="float" office:value="268468252" calcext:value-type="float">
            <text:p>268468252</text:p>
          </table:table-cell>
          <table:table-cell office:value-type="float" office:value="268468256" calcext:value-type="float">
            <text:p>268468256</text:p>
          </table:table-cell>
          <table:table-cell office:value-type="float" office:value="268468260" calcext:value-type="float">
            <text:p>268468260</text:p>
          </table:table-cell>
          <table:table-cell office:value-type="float" office:value="268468264" calcext:value-type="float">
            <text:p>268468264</text:p>
          </table:table-cell>
          <table:table-cell office:value-type="float" office:value="268468268" calcext:value-type="float">
            <text:p>268468268</text:p>
          </table:table-cell>
          <table:table-cell office:value-type="float" office:value="268468272" calcext:value-type="float">
            <text:p>268468272</text:p>
          </table:table-cell>
          <table:table-cell office:value-type="float" office:value="268468276" calcext:value-type="float">
            <text:p>268468276</text:p>
          </table:table-cell>
          <table:table-cell office:value-type="float" office:value="268468280" calcext:value-type="float">
            <text:p>268468280</text:p>
          </table:table-cell>
          <table:table-cell office:value-type="float" office:value="268468284" calcext:value-type="float">
            <text:p>268468284</text:p>
          </table:table-cell>
          <table:table-cell office:value-type="float" office:value="268468288" calcext:value-type="float">
            <text:p>268468288</text:p>
          </table:table-cell>
          <table:table-cell office:value-type="float" office:value="268468292" calcext:value-type="float">
            <text:p>268468292</text:p>
          </table:table-cell>
          <table:table-cell office:value-type="float" office:value="268468296" calcext:value-type="float">
            <text:p>268468296</text:p>
          </table:table-cell>
          <table:table-cell office:value-type="float" office:value="268468300" calcext:value-type="float">
            <text:p>268468300</text:p>
          </table:table-cell>
          <table:table-cell office:value-type="float" office:value="268468304" calcext:value-type="float">
            <text:p>268468304</text:p>
          </table:table-cell>
          <table:table-cell office:value-type="float" office:value="268468308" calcext:value-type="float">
            <text:p>268468308</text:p>
          </table:table-cell>
          <table:table-cell office:value-type="float" office:value="268468312" calcext:value-type="float">
            <text:p>268468312</text:p>
          </table:table-cell>
          <table:table-cell office:value-type="float" office:value="268468316" calcext:value-type="float">
            <text:p>268468316</text:p>
          </table:table-cell>
          <table:table-cell office:value-type="float" office:value="268468320" calcext:value-type="float">
            <text:p>268468320</text:p>
          </table:table-cell>
          <table:table-cell office:value-type="float" office:value="268468324" calcext:value-type="float">
            <text:p>268468324</text:p>
          </table:table-cell>
          <table:table-cell office:value-type="float" office:value="268468328" calcext:value-type="float">
            <text:p>268468328</text:p>
          </table:table-cell>
          <table:table-cell office:value-type="float" office:value="268468332" calcext:value-type="float">
            <text:p>268468332</text:p>
          </table:table-cell>
          <table:table-cell office:value-type="float" office:value="268468336" calcext:value-type="float">
            <text:p>268468336</text:p>
          </table:table-cell>
          <table:table-cell office:value-type="float" office:value="268468340" calcext:value-type="float">
            <text:p>268468340</text:p>
          </table:table-cell>
          <table:table-cell office:value-type="float" office:value="268468344" calcext:value-type="float">
            <text:p>268468344</text:p>
          </table:table-cell>
          <table:table-cell office:value-type="float" office:value="268468348" calcext:value-type="float">
            <text:p>26846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468352" calcext:value-type="float">
            <text:p>268468352</text:p>
          </table:table-cell>
          <table:table-cell office:value-type="float" office:value="268468356" calcext:value-type="float">
            <text:p>268468356</text:p>
          </table:table-cell>
          <table:table-cell office:value-type="float" office:value="268468360" calcext:value-type="float">
            <text:p>268468360</text:p>
          </table:table-cell>
          <table:table-cell office:value-type="float" office:value="268468364" calcext:value-type="float">
            <text:p>268468364</text:p>
          </table:table-cell>
          <table:table-cell office:value-type="float" office:value="268468368" calcext:value-type="float">
            <text:p>268468368</text:p>
          </table:table-cell>
          <table:table-cell office:value-type="float" office:value="268468372" calcext:value-type="float">
            <text:p>268468372</text:p>
          </table:table-cell>
          <table:table-cell office:value-type="float" office:value="268468376" calcext:value-type="float">
            <text:p>268468376</text:p>
          </table:table-cell>
          <table:table-cell office:value-type="float" office:value="268468380" calcext:value-type="float">
            <text:p>268468380</text:p>
          </table:table-cell>
          <table:table-cell office:value-type="float" office:value="268468384" calcext:value-type="float">
            <text:p>268468384</text:p>
          </table:table-cell>
          <table:table-cell office:value-type="float" office:value="268468388" calcext:value-type="float">
            <text:p>268468388</text:p>
          </table:table-cell>
          <table:table-cell office:value-type="float" office:value="268468392" calcext:value-type="float">
            <text:p>268468392</text:p>
          </table:table-cell>
          <table:table-cell office:value-type="float" office:value="268468396" calcext:value-type="float">
            <text:p>268468396</text:p>
          </table:table-cell>
          <table:table-cell office:value-type="float" office:value="268468400" calcext:value-type="float">
            <text:p>268468400</text:p>
          </table:table-cell>
          <table:table-cell office:value-type="float" office:value="268468404" calcext:value-type="float">
            <text:p>268468404</text:p>
          </table:table-cell>
          <table:table-cell office:value-type="float" office:value="268468408" calcext:value-type="float">
            <text:p>268468408</text:p>
          </table:table-cell>
          <table:table-cell office:value-type="float" office:value="268468412" calcext:value-type="float">
            <text:p>268468412</text:p>
          </table:table-cell>
          <table:table-cell office:value-type="float" office:value="268468416" calcext:value-type="float">
            <text:p>268468416</text:p>
          </table:table-cell>
          <table:table-cell office:value-type="float" office:value="268468420" calcext:value-type="float">
            <text:p>268468420</text:p>
          </table:table-cell>
          <table:table-cell office:value-type="float" office:value="268468424" calcext:value-type="float">
            <text:p>268468424</text:p>
          </table:table-cell>
          <table:table-cell office:value-type="float" office:value="268468428" calcext:value-type="float">
            <text:p>268468428</text:p>
          </table:table-cell>
          <table:table-cell office:value-type="float" office:value="268468432" calcext:value-type="float">
            <text:p>268468432</text:p>
          </table:table-cell>
          <table:table-cell office:value-type="float" office:value="268468436" calcext:value-type="float">
            <text:p>268468436</text:p>
          </table:table-cell>
          <table:table-cell office:value-type="float" office:value="268468440" calcext:value-type="float">
            <text:p>268468440</text:p>
          </table:table-cell>
          <table:table-cell office:value-type="float" office:value="268468444" calcext:value-type="float">
            <text:p>268468444</text:p>
          </table:table-cell>
          <table:table-cell office:value-type="float" office:value="268468448" calcext:value-type="float">
            <text:p>268468448</text:p>
          </table:table-cell>
          <table:table-cell office:value-type="float" office:value="268468452" calcext:value-type="float">
            <text:p>268468452</text:p>
          </table:table-cell>
          <table:table-cell office:value-type="float" office:value="268468456" calcext:value-type="float">
            <text:p>268468456</text:p>
          </table:table-cell>
          <table:table-cell office:value-type="float" office:value="268468460" calcext:value-type="float">
            <text:p>268468460</text:p>
          </table:table-cell>
          <table:table-cell office:value-type="float" office:value="268468464" calcext:value-type="float">
            <text:p>268468464</text:p>
          </table:table-cell>
          <table:table-cell office:value-type="float" office:value="268468468" calcext:value-type="float">
            <text:p>268468468</text:p>
          </table:table-cell>
          <table:table-cell office:value-type="float" office:value="268468472" calcext:value-type="float">
            <text:p>268468472</text:p>
          </table:table-cell>
          <table:table-cell office:value-type="float" office:value="268468476" calcext:value-type="float">
            <text:p>268468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468480" calcext:value-type="float">
            <text:p>268468480</text:p>
          </table:table-cell>
          <table:table-cell office:value-type="float" office:value="268468484" calcext:value-type="float">
            <text:p>268468484</text:p>
          </table:table-cell>
          <table:table-cell office:value-type="float" office:value="268468488" calcext:value-type="float">
            <text:p>268468488</text:p>
          </table:table-cell>
          <table:table-cell office:value-type="float" office:value="268468492" calcext:value-type="float">
            <text:p>268468492</text:p>
          </table:table-cell>
          <table:table-cell office:value-type="float" office:value="268468496" calcext:value-type="float">
            <text:p>268468496</text:p>
          </table:table-cell>
          <table:table-cell office:value-type="float" office:value="268468500" calcext:value-type="float">
            <text:p>268468500</text:p>
          </table:table-cell>
          <table:table-cell office:value-type="float" office:value="268468504" calcext:value-type="float">
            <text:p>268468504</text:p>
          </table:table-cell>
          <table:table-cell office:value-type="float" office:value="268468508" calcext:value-type="float">
            <text:p>268468508</text:p>
          </table:table-cell>
          <table:table-cell office:value-type="float" office:value="268468512" calcext:value-type="float">
            <text:p>268468512</text:p>
          </table:table-cell>
          <table:table-cell office:value-type="float" office:value="268468516" calcext:value-type="float">
            <text:p>268468516</text:p>
          </table:table-cell>
          <table:table-cell office:value-type="float" office:value="268468520" calcext:value-type="float">
            <text:p>268468520</text:p>
          </table:table-cell>
          <table:table-cell office:value-type="float" office:value="268468524" calcext:value-type="float">
            <text:p>268468524</text:p>
          </table:table-cell>
          <table:table-cell office:value-type="float" office:value="268468528" calcext:value-type="float">
            <text:p>268468528</text:p>
          </table:table-cell>
          <table:table-cell office:value-type="float" office:value="268468532" calcext:value-type="float">
            <text:p>268468532</text:p>
          </table:table-cell>
          <table:table-cell office:value-type="float" office:value="268468536" calcext:value-type="float">
            <text:p>268468536</text:p>
          </table:table-cell>
          <table:table-cell office:value-type="float" office:value="268468540" calcext:value-type="float">
            <text:p>268468540</text:p>
          </table:table-cell>
          <table:table-cell office:value-type="float" office:value="268468544" calcext:value-type="float">
            <text:p>268468544</text:p>
          </table:table-cell>
          <table:table-cell office:value-type="float" office:value="268468548" calcext:value-type="float">
            <text:p>268468548</text:p>
          </table:table-cell>
          <table:table-cell office:value-type="float" office:value="268468552" calcext:value-type="float">
            <text:p>268468552</text:p>
          </table:table-cell>
          <table:table-cell office:value-type="float" office:value="268468556" calcext:value-type="float">
            <text:p>268468556</text:p>
          </table:table-cell>
          <table:table-cell office:value-type="float" office:value="268468560" calcext:value-type="float">
            <text:p>268468560</text:p>
          </table:table-cell>
          <table:table-cell office:value-type="float" office:value="268468564" calcext:value-type="float">
            <text:p>268468564</text:p>
          </table:table-cell>
          <table:table-cell office:value-type="float" office:value="268468568" calcext:value-type="float">
            <text:p>268468568</text:p>
          </table:table-cell>
          <table:table-cell office:value-type="float" office:value="268468572" calcext:value-type="float">
            <text:p>268468572</text:p>
          </table:table-cell>
          <table:table-cell office:value-type="float" office:value="268468576" calcext:value-type="float">
            <text:p>268468576</text:p>
          </table:table-cell>
          <table:table-cell office:value-type="float" office:value="268468580" calcext:value-type="float">
            <text:p>268468580</text:p>
          </table:table-cell>
          <table:table-cell office:value-type="float" office:value="268468584" calcext:value-type="float">
            <text:p>268468584</text:p>
          </table:table-cell>
          <table:table-cell office:value-type="float" office:value="268468588" calcext:value-type="float">
            <text:p>268468588</text:p>
          </table:table-cell>
          <table:table-cell office:value-type="float" office:value="268468592" calcext:value-type="float">
            <text:p>268468592</text:p>
          </table:table-cell>
          <table:table-cell office:value-type="float" office:value="268468596" calcext:value-type="float">
            <text:p>268468596</text:p>
          </table:table-cell>
          <table:table-cell office:value-type="float" office:value="268468600" calcext:value-type="float">
            <text:p>268468600</text:p>
          </table:table-cell>
          <table:table-cell office:value-type="float" office:value="268468604" calcext:value-type="float">
            <text:p>268468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468608" calcext:value-type="float">
            <text:p>268468608</text:p>
          </table:table-cell>
          <table:table-cell office:value-type="float" office:value="268468612" calcext:value-type="float">
            <text:p>268468612</text:p>
          </table:table-cell>
          <table:table-cell office:value-type="float" office:value="268468616" calcext:value-type="float">
            <text:p>268468616</text:p>
          </table:table-cell>
          <table:table-cell office:value-type="float" office:value="268468620" calcext:value-type="float">
            <text:p>268468620</text:p>
          </table:table-cell>
          <table:table-cell office:value-type="float" office:value="268468624" calcext:value-type="float">
            <text:p>268468624</text:p>
          </table:table-cell>
          <table:table-cell office:value-type="float" office:value="268468628" calcext:value-type="float">
            <text:p>268468628</text:p>
          </table:table-cell>
          <table:table-cell office:value-type="float" office:value="268468632" calcext:value-type="float">
            <text:p>268468632</text:p>
          </table:table-cell>
          <table:table-cell office:value-type="float" office:value="268468636" calcext:value-type="float">
            <text:p>268468636</text:p>
          </table:table-cell>
          <table:table-cell office:value-type="float" office:value="268468640" calcext:value-type="float">
            <text:p>268468640</text:p>
          </table:table-cell>
          <table:table-cell office:value-type="float" office:value="268468644" calcext:value-type="float">
            <text:p>268468644</text:p>
          </table:table-cell>
          <table:table-cell office:value-type="float" office:value="268468648" calcext:value-type="float">
            <text:p>268468648</text:p>
          </table:table-cell>
          <table:table-cell office:value-type="float" office:value="268468652" calcext:value-type="float">
            <text:p>268468652</text:p>
          </table:table-cell>
          <table:table-cell office:value-type="float" office:value="268468656" calcext:value-type="float">
            <text:p>268468656</text:p>
          </table:table-cell>
          <table:table-cell office:value-type="float" office:value="268468660" calcext:value-type="float">
            <text:p>268468660</text:p>
          </table:table-cell>
          <table:table-cell office:value-type="float" office:value="268468664" calcext:value-type="float">
            <text:p>268468664</text:p>
          </table:table-cell>
          <table:table-cell office:value-type="float" office:value="268468668" calcext:value-type="float">
            <text:p>268468668</text:p>
          </table:table-cell>
          <table:table-cell office:value-type="float" office:value="268468672" calcext:value-type="float">
            <text:p>268468672</text:p>
          </table:table-cell>
          <table:table-cell office:value-type="float" office:value="268468676" calcext:value-type="float">
            <text:p>268468676</text:p>
          </table:table-cell>
          <table:table-cell office:value-type="float" office:value="268468680" calcext:value-type="float">
            <text:p>268468680</text:p>
          </table:table-cell>
          <table:table-cell office:value-type="float" office:value="268468684" calcext:value-type="float">
            <text:p>268468684</text:p>
          </table:table-cell>
          <table:table-cell office:value-type="float" office:value="268468688" calcext:value-type="float">
            <text:p>268468688</text:p>
          </table:table-cell>
          <table:table-cell office:value-type="float" office:value="268468692" calcext:value-type="float">
            <text:p>268468692</text:p>
          </table:table-cell>
          <table:table-cell office:value-type="float" office:value="268468696" calcext:value-type="float">
            <text:p>268468696</text:p>
          </table:table-cell>
          <table:table-cell office:value-type="float" office:value="268468700" calcext:value-type="float">
            <text:p>268468700</text:p>
          </table:table-cell>
          <table:table-cell office:value-type="float" office:value="268468704" calcext:value-type="float">
            <text:p>268468704</text:p>
          </table:table-cell>
          <table:table-cell office:value-type="float" office:value="268468708" calcext:value-type="float">
            <text:p>268468708</text:p>
          </table:table-cell>
          <table:table-cell office:value-type="float" office:value="268468712" calcext:value-type="float">
            <text:p>268468712</text:p>
          </table:table-cell>
          <table:table-cell office:value-type="float" office:value="268468716" calcext:value-type="float">
            <text:p>268468716</text:p>
          </table:table-cell>
          <table:table-cell office:value-type="float" office:value="268468720" calcext:value-type="float">
            <text:p>268468720</text:p>
          </table:table-cell>
          <table:table-cell office:value-type="float" office:value="268468724" calcext:value-type="float">
            <text:p>268468724</text:p>
          </table:table-cell>
          <table:table-cell office:value-type="float" office:value="268468728" calcext:value-type="float">
            <text:p>268468728</text:p>
          </table:table-cell>
          <table:table-cell office:value-type="float" office:value="268468732" calcext:value-type="float">
            <text:p>268468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8468736" calcext:value-type="float">
            <text:p>268468736</text:p>
          </table:table-cell>
          <table:table-cell office:value-type="float" office:value="268468740" calcext:value-type="float">
            <text:p>268468740</text:p>
          </table:table-cell>
          <table:table-cell office:value-type="float" office:value="268468744" calcext:value-type="float">
            <text:p>268468744</text:p>
          </table:table-cell>
          <table:table-cell office:value-type="float" office:value="268468748" calcext:value-type="float">
            <text:p>268468748</text:p>
          </table:table-cell>
          <table:table-cell office:value-type="float" office:value="268468752" calcext:value-type="float">
            <text:p>268468752</text:p>
          </table:table-cell>
          <table:table-cell office:value-type="float" office:value="268468756" calcext:value-type="float">
            <text:p>268468756</text:p>
          </table:table-cell>
          <table:table-cell office:value-type="float" office:value="268468760" calcext:value-type="float">
            <text:p>268468760</text:p>
          </table:table-cell>
          <table:table-cell office:value-type="float" office:value="268468764" calcext:value-type="float">
            <text:p>268468764</text:p>
          </table:table-cell>
          <table:table-cell office:value-type="float" office:value="268468768" calcext:value-type="float">
            <text:p>268468768</text:p>
          </table:table-cell>
          <table:table-cell office:value-type="float" office:value="268468772" calcext:value-type="float">
            <text:p>268468772</text:p>
          </table:table-cell>
          <table:table-cell office:value-type="float" office:value="268468776" calcext:value-type="float">
            <text:p>268468776</text:p>
          </table:table-cell>
          <table:table-cell office:value-type="float" office:value="268468780" calcext:value-type="float">
            <text:p>268468780</text:p>
          </table:table-cell>
          <table:table-cell office:value-type="float" office:value="268468784" calcext:value-type="float">
            <text:p>268468784</text:p>
          </table:table-cell>
          <table:table-cell office:value-type="float" office:value="268468788" calcext:value-type="float">
            <text:p>268468788</text:p>
          </table:table-cell>
          <table:table-cell office:value-type="float" office:value="268468792" calcext:value-type="float">
            <text:p>268468792</text:p>
          </table:table-cell>
          <table:table-cell office:value-type="float" office:value="268468796" calcext:value-type="float">
            <text:p>268468796</text:p>
          </table:table-cell>
          <table:table-cell office:value-type="float" office:value="268468800" calcext:value-type="float">
            <text:p>268468800</text:p>
          </table:table-cell>
          <table:table-cell office:value-type="float" office:value="268468804" calcext:value-type="float">
            <text:p>268468804</text:p>
          </table:table-cell>
          <table:table-cell office:value-type="float" office:value="268468808" calcext:value-type="float">
            <text:p>268468808</text:p>
          </table:table-cell>
          <table:table-cell office:value-type="float" office:value="268468812" calcext:value-type="float">
            <text:p>268468812</text:p>
          </table:table-cell>
          <table:table-cell office:value-type="float" office:value="268468816" calcext:value-type="float">
            <text:p>268468816</text:p>
          </table:table-cell>
          <table:table-cell office:value-type="float" office:value="268468820" calcext:value-type="float">
            <text:p>268468820</text:p>
          </table:table-cell>
          <table:table-cell office:value-type="float" office:value="268468824" calcext:value-type="float">
            <text:p>268468824</text:p>
          </table:table-cell>
          <table:table-cell office:value-type="float" office:value="268468828" calcext:value-type="float">
            <text:p>268468828</text:p>
          </table:table-cell>
          <table:table-cell office:value-type="float" office:value="268468832" calcext:value-type="float">
            <text:p>268468832</text:p>
          </table:table-cell>
          <table:table-cell office:value-type="float" office:value="268468836" calcext:value-type="float">
            <text:p>268468836</text:p>
          </table:table-cell>
          <table:table-cell office:value-type="float" office:value="268468840" calcext:value-type="float">
            <text:p>268468840</text:p>
          </table:table-cell>
          <table:table-cell office:value-type="float" office:value="268468844" calcext:value-type="float">
            <text:p>268468844</text:p>
          </table:table-cell>
          <table:table-cell office:value-type="float" office:value="268468848" calcext:value-type="float">
            <text:p>268468848</text:p>
          </table:table-cell>
          <table:table-cell office:value-type="float" office:value="268468852" calcext:value-type="float">
            <text:p>268468852</text:p>
          </table:table-cell>
          <table:table-cell office:value-type="float" office:value="268468856" calcext:value-type="float">
            <text:p>268468856</text:p>
          </table:table-cell>
          <table:table-cell office:value-type="float" office:value="268468860" calcext:value-type="float">
            <text:p>2684688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8468864" calcext:value-type="float">
            <text:p>268468864</text:p>
          </table:table-cell>
          <table:table-cell office:value-type="float" office:value="268468868" calcext:value-type="float">
            <text:p>268468868</text:p>
          </table:table-cell>
          <table:table-cell office:value-type="float" office:value="268468872" calcext:value-type="float">
            <text:p>268468872</text:p>
          </table:table-cell>
          <table:table-cell office:value-type="float" office:value="268468876" calcext:value-type="float">
            <text:p>268468876</text:p>
          </table:table-cell>
          <table:table-cell office:value-type="float" office:value="268468880" calcext:value-type="float">
            <text:p>268468880</text:p>
          </table:table-cell>
          <table:table-cell office:value-type="float" office:value="268468884" calcext:value-type="float">
            <text:p>268468884</text:p>
          </table:table-cell>
          <table:table-cell office:value-type="float" office:value="268468888" calcext:value-type="float">
            <text:p>268468888</text:p>
          </table:table-cell>
          <table:table-cell office:value-type="float" office:value="268468892" calcext:value-type="float">
            <text:p>268468892</text:p>
          </table:table-cell>
          <table:table-cell office:value-type="float" office:value="268468896" calcext:value-type="float">
            <text:p>268468896</text:p>
          </table:table-cell>
          <table:table-cell office:value-type="float" office:value="268468900" calcext:value-type="float">
            <text:p>268468900</text:p>
          </table:table-cell>
          <table:table-cell office:value-type="float" office:value="268468904" calcext:value-type="float">
            <text:p>268468904</text:p>
          </table:table-cell>
          <table:table-cell office:value-type="float" office:value="268468908" calcext:value-type="float">
            <text:p>268468908</text:p>
          </table:table-cell>
          <table:table-cell office:value-type="float" office:value="268468912" calcext:value-type="float">
            <text:p>268468912</text:p>
          </table:table-cell>
          <table:table-cell office:value-type="float" office:value="268468916" calcext:value-type="float">
            <text:p>268468916</text:p>
          </table:table-cell>
          <table:table-cell office:value-type="float" office:value="268468920" calcext:value-type="float">
            <text:p>268468920</text:p>
          </table:table-cell>
          <table:table-cell office:value-type="float" office:value="268468924" calcext:value-type="float">
            <text:p>268468924</text:p>
          </table:table-cell>
          <table:table-cell office:value-type="float" office:value="268468928" calcext:value-type="float">
            <text:p>268468928</text:p>
          </table:table-cell>
          <table:table-cell office:value-type="float" office:value="268468932" calcext:value-type="float">
            <text:p>268468932</text:p>
          </table:table-cell>
          <table:table-cell office:value-type="float" office:value="268468936" calcext:value-type="float">
            <text:p>268468936</text:p>
          </table:table-cell>
          <table:table-cell office:value-type="float" office:value="268468940" calcext:value-type="float">
            <text:p>268468940</text:p>
          </table:table-cell>
          <table:table-cell office:value-type="float" office:value="268468944" calcext:value-type="float">
            <text:p>268468944</text:p>
          </table:table-cell>
          <table:table-cell office:value-type="float" office:value="268468948" calcext:value-type="float">
            <text:p>268468948</text:p>
          </table:table-cell>
          <table:table-cell office:value-type="float" office:value="268468952" calcext:value-type="float">
            <text:p>268468952</text:p>
          </table:table-cell>
          <table:table-cell office:value-type="float" office:value="268468956" calcext:value-type="float">
            <text:p>268468956</text:p>
          </table:table-cell>
          <table:table-cell office:value-type="float" office:value="268468960" calcext:value-type="float">
            <text:p>268468960</text:p>
          </table:table-cell>
          <table:table-cell office:value-type="float" office:value="268468964" calcext:value-type="float">
            <text:p>268468964</text:p>
          </table:table-cell>
          <table:table-cell office:value-type="float" office:value="268468968" calcext:value-type="float">
            <text:p>268468968</text:p>
          </table:table-cell>
          <table:table-cell office:value-type="float" office:value="268468972" calcext:value-type="float">
            <text:p>268468972</text:p>
          </table:table-cell>
          <table:table-cell office:value-type="float" office:value="268468976" calcext:value-type="float">
            <text:p>268468976</text:p>
          </table:table-cell>
          <table:table-cell office:value-type="float" office:value="268468980" calcext:value-type="float">
            <text:p>268468980</text:p>
          </table:table-cell>
          <table:table-cell office:value-type="float" office:value="268468984" calcext:value-type="float">
            <text:p>268468984</text:p>
          </table:table-cell>
          <table:table-cell office:value-type="float" office:value="268468988" calcext:value-type="float">
            <text:p>2684689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8468992" calcext:value-type="float">
            <text:p>268468992</text:p>
          </table:table-cell>
          <table:table-cell office:value-type="float" office:value="268468996" calcext:value-type="float">
            <text:p>268468996</text:p>
          </table:table-cell>
          <table:table-cell office:value-type="float" office:value="268469000" calcext:value-type="float">
            <text:p>268469000</text:p>
          </table:table-cell>
          <table:table-cell office:value-type="float" office:value="268469004" calcext:value-type="float">
            <text:p>268469004</text:p>
          </table:table-cell>
          <table:table-cell office:value-type="float" office:value="268469008" calcext:value-type="float">
            <text:p>268469008</text:p>
          </table:table-cell>
          <table:table-cell office:value-type="float" office:value="268469012" calcext:value-type="float">
            <text:p>268469012</text:p>
          </table:table-cell>
          <table:table-cell office:value-type="float" office:value="268469016" calcext:value-type="float">
            <text:p>268469016</text:p>
          </table:table-cell>
          <table:table-cell office:value-type="float" office:value="268469020" calcext:value-type="float">
            <text:p>268469020</text:p>
          </table:table-cell>
          <table:table-cell office:value-type="float" office:value="268469024" calcext:value-type="float">
            <text:p>268469024</text:p>
          </table:table-cell>
          <table:table-cell office:value-type="float" office:value="268469028" calcext:value-type="float">
            <text:p>268469028</text:p>
          </table:table-cell>
          <table:table-cell office:value-type="float" office:value="268469032" calcext:value-type="float">
            <text:p>268469032</text:p>
          </table:table-cell>
          <table:table-cell office:value-type="float" office:value="268469036" calcext:value-type="float">
            <text:p>268469036</text:p>
          </table:table-cell>
          <table:table-cell office:value-type="float" office:value="268469040" calcext:value-type="float">
            <text:p>268469040</text:p>
          </table:table-cell>
          <table:table-cell office:value-type="float" office:value="268469044" calcext:value-type="float">
            <text:p>268469044</text:p>
          </table:table-cell>
          <table:table-cell office:value-type="float" office:value="268469048" calcext:value-type="float">
            <text:p>268469048</text:p>
          </table:table-cell>
          <table:table-cell office:value-type="float" office:value="268469052" calcext:value-type="float">
            <text:p>268469052</text:p>
          </table:table-cell>
          <table:table-cell office:value-type="float" office:value="268469056" calcext:value-type="float">
            <text:p>268469056</text:p>
          </table:table-cell>
          <table:table-cell office:value-type="float" office:value="268469060" calcext:value-type="float">
            <text:p>268469060</text:p>
          </table:table-cell>
          <table:table-cell office:value-type="float" office:value="268469064" calcext:value-type="float">
            <text:p>268469064</text:p>
          </table:table-cell>
          <table:table-cell office:value-type="float" office:value="268469068" calcext:value-type="float">
            <text:p>268469068</text:p>
          </table:table-cell>
          <table:table-cell office:value-type="float" office:value="268469072" calcext:value-type="float">
            <text:p>268469072</text:p>
          </table:table-cell>
          <table:table-cell office:value-type="float" office:value="268469076" calcext:value-type="float">
            <text:p>268469076</text:p>
          </table:table-cell>
          <table:table-cell office:value-type="float" office:value="268469080" calcext:value-type="float">
            <text:p>268469080</text:p>
          </table:table-cell>
          <table:table-cell office:value-type="float" office:value="268469084" calcext:value-type="float">
            <text:p>268469084</text:p>
          </table:table-cell>
          <table:table-cell office:value-type="float" office:value="268469088" calcext:value-type="float">
            <text:p>268469088</text:p>
          </table:table-cell>
          <table:table-cell office:value-type="float" office:value="268469092" calcext:value-type="float">
            <text:p>268469092</text:p>
          </table:table-cell>
          <table:table-cell office:value-type="float" office:value="268469096" calcext:value-type="float">
            <text:p>268469096</text:p>
          </table:table-cell>
          <table:table-cell office:value-type="float" office:value="268469100" calcext:value-type="float">
            <text:p>268469100</text:p>
          </table:table-cell>
          <table:table-cell office:value-type="float" office:value="268469104" calcext:value-type="float">
            <text:p>268469104</text:p>
          </table:table-cell>
          <table:table-cell office:value-type="float" office:value="268469108" calcext:value-type="float">
            <text:p>268469108</text:p>
          </table:table-cell>
          <table:table-cell office:value-type="float" office:value="268469112" calcext:value-type="float">
            <text:p>268469112</text:p>
          </table:table-cell>
          <table:table-cell office:value-type="float" office:value="268469116" calcext:value-type="float">
            <text:p>268469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8469120" calcext:value-type="float">
            <text:p>268469120</text:p>
          </table:table-cell>
          <table:table-cell office:value-type="float" office:value="268469124" calcext:value-type="float">
            <text:p>268469124</text:p>
          </table:table-cell>
          <table:table-cell office:value-type="float" office:value="268469128" calcext:value-type="float">
            <text:p>268469128</text:p>
          </table:table-cell>
          <table:table-cell office:value-type="float" office:value="268469132" calcext:value-type="float">
            <text:p>268469132</text:p>
          </table:table-cell>
          <table:table-cell office:value-type="float" office:value="268469136" calcext:value-type="float">
            <text:p>268469136</text:p>
          </table:table-cell>
          <table:table-cell office:value-type="float" office:value="268469140" calcext:value-type="float">
            <text:p>268469140</text:p>
          </table:table-cell>
          <table:table-cell office:value-type="float" office:value="268469144" calcext:value-type="float">
            <text:p>268469144</text:p>
          </table:table-cell>
          <table:table-cell office:value-type="float" office:value="268469148" calcext:value-type="float">
            <text:p>268469148</text:p>
          </table:table-cell>
          <table:table-cell office:value-type="float" office:value="268469152" calcext:value-type="float">
            <text:p>268469152</text:p>
          </table:table-cell>
          <table:table-cell office:value-type="float" office:value="268469156" calcext:value-type="float">
            <text:p>268469156</text:p>
          </table:table-cell>
          <table:table-cell office:value-type="float" office:value="268469160" calcext:value-type="float">
            <text:p>268469160</text:p>
          </table:table-cell>
          <table:table-cell office:value-type="float" office:value="268469164" calcext:value-type="float">
            <text:p>268469164</text:p>
          </table:table-cell>
          <table:table-cell office:value-type="float" office:value="268469168" calcext:value-type="float">
            <text:p>268469168</text:p>
          </table:table-cell>
          <table:table-cell office:value-type="float" office:value="268469172" calcext:value-type="float">
            <text:p>268469172</text:p>
          </table:table-cell>
          <table:table-cell office:value-type="float" office:value="268469176" calcext:value-type="float">
            <text:p>268469176</text:p>
          </table:table-cell>
          <table:table-cell office:value-type="float" office:value="268469180" calcext:value-type="float">
            <text:p>268469180</text:p>
          </table:table-cell>
          <table:table-cell office:value-type="float" office:value="268469184" calcext:value-type="float">
            <text:p>268469184</text:p>
          </table:table-cell>
          <table:table-cell office:value-type="float" office:value="268469188" calcext:value-type="float">
            <text:p>268469188</text:p>
          </table:table-cell>
          <table:table-cell office:value-type="float" office:value="268469192" calcext:value-type="float">
            <text:p>268469192</text:p>
          </table:table-cell>
          <table:table-cell office:value-type="float" office:value="268469196" calcext:value-type="float">
            <text:p>268469196</text:p>
          </table:table-cell>
          <table:table-cell office:value-type="float" office:value="268469200" calcext:value-type="float">
            <text:p>268469200</text:p>
          </table:table-cell>
          <table:table-cell office:value-type="float" office:value="268469204" calcext:value-type="float">
            <text:p>268469204</text:p>
          </table:table-cell>
          <table:table-cell office:value-type="float" office:value="268469208" calcext:value-type="float">
            <text:p>268469208</text:p>
          </table:table-cell>
          <table:table-cell office:value-type="float" office:value="268469212" calcext:value-type="float">
            <text:p>268469212</text:p>
          </table:table-cell>
          <table:table-cell office:value-type="float" office:value="268469216" calcext:value-type="float">
            <text:p>268469216</text:p>
          </table:table-cell>
          <table:table-cell office:value-type="float" office:value="268469220" calcext:value-type="float">
            <text:p>268469220</text:p>
          </table:table-cell>
          <table:table-cell office:value-type="float" office:value="268469224" calcext:value-type="float">
            <text:p>268469224</text:p>
          </table:table-cell>
          <table:table-cell office:value-type="float" office:value="268469228" calcext:value-type="float">
            <text:p>268469228</text:p>
          </table:table-cell>
          <table:table-cell office:value-type="float" office:value="268469232" calcext:value-type="float">
            <text:p>268469232</text:p>
          </table:table-cell>
          <table:table-cell office:value-type="float" office:value="268469236" calcext:value-type="float">
            <text:p>268469236</text:p>
          </table:table-cell>
          <table:table-cell office:value-type="float" office:value="268469240" calcext:value-type="float">
            <text:p>268469240</text:p>
          </table:table-cell>
          <table:table-cell office:value-type="float" office:value="268469244" calcext:value-type="float">
            <text:p>268469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8469248" calcext:value-type="float">
            <text:p>268469248</text:p>
          </table:table-cell>
          <table:table-cell office:value-type="float" office:value="268469252" calcext:value-type="float">
            <text:p>268469252</text:p>
          </table:table-cell>
          <table:table-cell office:value-type="float" office:value="268469256" calcext:value-type="float">
            <text:p>268469256</text:p>
          </table:table-cell>
          <table:table-cell office:value-type="float" office:value="268469260" calcext:value-type="float">
            <text:p>268469260</text:p>
          </table:table-cell>
          <table:table-cell office:value-type="float" office:value="268469264" calcext:value-type="float">
            <text:p>268469264</text:p>
          </table:table-cell>
          <table:table-cell office:value-type="float" office:value="268469268" calcext:value-type="float">
            <text:p>268469268</text:p>
          </table:table-cell>
          <table:table-cell office:value-type="float" office:value="268469272" calcext:value-type="float">
            <text:p>268469272</text:p>
          </table:table-cell>
          <table:table-cell office:value-type="float" office:value="268469276" calcext:value-type="float">
            <text:p>268469276</text:p>
          </table:table-cell>
          <table:table-cell office:value-type="float" office:value="268469280" calcext:value-type="float">
            <text:p>268469280</text:p>
          </table:table-cell>
          <table:table-cell office:value-type="float" office:value="268469284" calcext:value-type="float">
            <text:p>268469284</text:p>
          </table:table-cell>
          <table:table-cell office:value-type="float" office:value="268469288" calcext:value-type="float">
            <text:p>268469288</text:p>
          </table:table-cell>
          <table:table-cell office:value-type="float" office:value="268469292" calcext:value-type="float">
            <text:p>268469292</text:p>
          </table:table-cell>
          <table:table-cell office:value-type="float" office:value="268469296" calcext:value-type="float">
            <text:p>268469296</text:p>
          </table:table-cell>
          <table:table-cell office:value-type="float" office:value="268469300" calcext:value-type="float">
            <text:p>268469300</text:p>
          </table:table-cell>
          <table:table-cell office:value-type="float" office:value="268469304" calcext:value-type="float">
            <text:p>268469304</text:p>
          </table:table-cell>
          <table:table-cell office:value-type="float" office:value="268469308" calcext:value-type="float">
            <text:p>268469308</text:p>
          </table:table-cell>
          <table:table-cell office:value-type="float" office:value="268469312" calcext:value-type="float">
            <text:p>268469312</text:p>
          </table:table-cell>
          <table:table-cell office:value-type="float" office:value="268469316" calcext:value-type="float">
            <text:p>268469316</text:p>
          </table:table-cell>
          <table:table-cell office:value-type="float" office:value="268469320" calcext:value-type="float">
            <text:p>268469320</text:p>
          </table:table-cell>
          <table:table-cell office:value-type="float" office:value="268469324" calcext:value-type="float">
            <text:p>268469324</text:p>
          </table:table-cell>
          <table:table-cell office:value-type="float" office:value="268469328" calcext:value-type="float">
            <text:p>268469328</text:p>
          </table:table-cell>
          <table:table-cell office:value-type="float" office:value="268469332" calcext:value-type="float">
            <text:p>268469332</text:p>
          </table:table-cell>
          <table:table-cell office:value-type="float" office:value="268469336" calcext:value-type="float">
            <text:p>268469336</text:p>
          </table:table-cell>
          <table:table-cell office:value-type="float" office:value="268469340" calcext:value-type="float">
            <text:p>268469340</text:p>
          </table:table-cell>
          <table:table-cell office:value-type="float" office:value="268469344" calcext:value-type="float">
            <text:p>268469344</text:p>
          </table:table-cell>
          <table:table-cell office:value-type="float" office:value="268469348" calcext:value-type="float">
            <text:p>268469348</text:p>
          </table:table-cell>
          <table:table-cell office:value-type="float" office:value="268469352" calcext:value-type="float">
            <text:p>268469352</text:p>
          </table:table-cell>
          <table:table-cell office:value-type="float" office:value="268469356" calcext:value-type="float">
            <text:p>268469356</text:p>
          </table:table-cell>
          <table:table-cell office:value-type="float" office:value="268469360" calcext:value-type="float">
            <text:p>268469360</text:p>
          </table:table-cell>
          <table:table-cell office:value-type="float" office:value="268469364" calcext:value-type="float">
            <text:p>268469364</text:p>
          </table:table-cell>
          <table:table-cell office:value-type="float" office:value="268469368" calcext:value-type="float">
            <text:p>268469368</text:p>
          </table:table-cell>
          <table:table-cell office:value-type="float" office:value="268469372" calcext:value-type="float">
            <text:p>268469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8469376" calcext:value-type="float">
            <text:p>268469376</text:p>
          </table:table-cell>
          <table:table-cell office:value-type="float" office:value="268469380" calcext:value-type="float">
            <text:p>268469380</text:p>
          </table:table-cell>
          <table:table-cell office:value-type="float" office:value="268469384" calcext:value-type="float">
            <text:p>268469384</text:p>
          </table:table-cell>
          <table:table-cell office:value-type="float" office:value="268469388" calcext:value-type="float">
            <text:p>268469388</text:p>
          </table:table-cell>
          <table:table-cell office:value-type="float" office:value="268469392" calcext:value-type="float">
            <text:p>268469392</text:p>
          </table:table-cell>
          <table:table-cell office:value-type="float" office:value="268469396" calcext:value-type="float">
            <text:p>268469396</text:p>
          </table:table-cell>
          <table:table-cell office:value-type="float" office:value="268469400" calcext:value-type="float">
            <text:p>268469400</text:p>
          </table:table-cell>
          <table:table-cell office:value-type="float" office:value="268469404" calcext:value-type="float">
            <text:p>268469404</text:p>
          </table:table-cell>
          <table:table-cell office:value-type="float" office:value="268469408" calcext:value-type="float">
            <text:p>268469408</text:p>
          </table:table-cell>
          <table:table-cell office:value-type="float" office:value="268469412" calcext:value-type="float">
            <text:p>268469412</text:p>
          </table:table-cell>
          <table:table-cell office:value-type="float" office:value="268469416" calcext:value-type="float">
            <text:p>268469416</text:p>
          </table:table-cell>
          <table:table-cell office:value-type="float" office:value="268469420" calcext:value-type="float">
            <text:p>268469420</text:p>
          </table:table-cell>
          <table:table-cell office:value-type="float" office:value="268469424" calcext:value-type="float">
            <text:p>268469424</text:p>
          </table:table-cell>
          <table:table-cell office:value-type="float" office:value="268469428" calcext:value-type="float">
            <text:p>268469428</text:p>
          </table:table-cell>
          <table:table-cell office:value-type="float" office:value="268469432" calcext:value-type="float">
            <text:p>268469432</text:p>
          </table:table-cell>
          <table:table-cell office:value-type="float" office:value="268469436" calcext:value-type="float">
            <text:p>268469436</text:p>
          </table:table-cell>
          <table:table-cell office:value-type="float" office:value="268469440" calcext:value-type="float">
            <text:p>268469440</text:p>
          </table:table-cell>
          <table:table-cell office:value-type="float" office:value="268469444" calcext:value-type="float">
            <text:p>268469444</text:p>
          </table:table-cell>
          <table:table-cell office:value-type="float" office:value="268469448" calcext:value-type="float">
            <text:p>268469448</text:p>
          </table:table-cell>
          <table:table-cell office:value-type="float" office:value="268469452" calcext:value-type="float">
            <text:p>268469452</text:p>
          </table:table-cell>
          <table:table-cell office:value-type="float" office:value="268469456" calcext:value-type="float">
            <text:p>268469456</text:p>
          </table:table-cell>
          <table:table-cell office:value-type="float" office:value="268469460" calcext:value-type="float">
            <text:p>268469460</text:p>
          </table:table-cell>
          <table:table-cell office:value-type="float" office:value="268469464" calcext:value-type="float">
            <text:p>268469464</text:p>
          </table:table-cell>
          <table:table-cell office:value-type="float" office:value="268469468" calcext:value-type="float">
            <text:p>268469468</text:p>
          </table:table-cell>
          <table:table-cell office:value-type="float" office:value="268469472" calcext:value-type="float">
            <text:p>268469472</text:p>
          </table:table-cell>
          <table:table-cell office:value-type="float" office:value="268469476" calcext:value-type="float">
            <text:p>268469476</text:p>
          </table:table-cell>
          <table:table-cell office:value-type="float" office:value="268469480" calcext:value-type="float">
            <text:p>268469480</text:p>
          </table:table-cell>
          <table:table-cell office:value-type="float" office:value="268469484" calcext:value-type="float">
            <text:p>268469484</text:p>
          </table:table-cell>
          <table:table-cell office:value-type="float" office:value="268469488" calcext:value-type="float">
            <text:p>268469488</text:p>
          </table:table-cell>
          <table:table-cell office:value-type="float" office:value="268469492" calcext:value-type="float">
            <text:p>268469492</text:p>
          </table:table-cell>
          <table:table-cell office:value-type="float" office:value="268469496" calcext:value-type="float">
            <text:p>268469496</text:p>
          </table:table-cell>
          <table:table-cell office:value-type="float" office:value="268469500" calcext:value-type="float">
            <text:p>268469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469504" calcext:value-type="float">
            <text:p>268469504</text:p>
          </table:table-cell>
          <table:table-cell office:value-type="float" office:value="268469508" calcext:value-type="float">
            <text:p>268469508</text:p>
          </table:table-cell>
          <table:table-cell office:value-type="float" office:value="268469512" calcext:value-type="float">
            <text:p>268469512</text:p>
          </table:table-cell>
          <table:table-cell office:value-type="float" office:value="268469516" calcext:value-type="float">
            <text:p>268469516</text:p>
          </table:table-cell>
          <table:table-cell office:value-type="float" office:value="268469520" calcext:value-type="float">
            <text:p>268469520</text:p>
          </table:table-cell>
          <table:table-cell office:value-type="float" office:value="268469524" calcext:value-type="float">
            <text:p>268469524</text:p>
          </table:table-cell>
          <table:table-cell office:value-type="float" office:value="268469528" calcext:value-type="float">
            <text:p>268469528</text:p>
          </table:table-cell>
          <table:table-cell office:value-type="float" office:value="268469532" calcext:value-type="float">
            <text:p>268469532</text:p>
          </table:table-cell>
          <table:table-cell office:value-type="float" office:value="268469536" calcext:value-type="float">
            <text:p>268469536</text:p>
          </table:table-cell>
          <table:table-cell office:value-type="float" office:value="268469540" calcext:value-type="float">
            <text:p>268469540</text:p>
          </table:table-cell>
          <table:table-cell office:value-type="float" office:value="268469544" calcext:value-type="float">
            <text:p>268469544</text:p>
          </table:table-cell>
          <table:table-cell office:value-type="float" office:value="268469548" calcext:value-type="float">
            <text:p>268469548</text:p>
          </table:table-cell>
          <table:table-cell office:value-type="float" office:value="268469552" calcext:value-type="float">
            <text:p>268469552</text:p>
          </table:table-cell>
          <table:table-cell office:value-type="float" office:value="268469556" calcext:value-type="float">
            <text:p>268469556</text:p>
          </table:table-cell>
          <table:table-cell office:value-type="float" office:value="268469560" calcext:value-type="float">
            <text:p>268469560</text:p>
          </table:table-cell>
          <table:table-cell office:value-type="float" office:value="268469564" calcext:value-type="float">
            <text:p>268469564</text:p>
          </table:table-cell>
          <table:table-cell office:value-type="float" office:value="268469568" calcext:value-type="float">
            <text:p>268469568</text:p>
          </table:table-cell>
          <table:table-cell office:value-type="float" office:value="268469572" calcext:value-type="float">
            <text:p>268469572</text:p>
          </table:table-cell>
          <table:table-cell office:value-type="float" office:value="268469576" calcext:value-type="float">
            <text:p>268469576</text:p>
          </table:table-cell>
          <table:table-cell office:value-type="float" office:value="268469580" calcext:value-type="float">
            <text:p>268469580</text:p>
          </table:table-cell>
          <table:table-cell office:value-type="float" office:value="268469584" calcext:value-type="float">
            <text:p>268469584</text:p>
          </table:table-cell>
          <table:table-cell office:value-type="float" office:value="268469588" calcext:value-type="float">
            <text:p>268469588</text:p>
          </table:table-cell>
          <table:table-cell office:value-type="float" office:value="268469592" calcext:value-type="float">
            <text:p>268469592</text:p>
          </table:table-cell>
          <table:table-cell office:value-type="float" office:value="268469596" calcext:value-type="float">
            <text:p>268469596</text:p>
          </table:table-cell>
          <table:table-cell office:value-type="float" office:value="268469600" calcext:value-type="float">
            <text:p>268469600</text:p>
          </table:table-cell>
          <table:table-cell office:value-type="float" office:value="268469604" calcext:value-type="float">
            <text:p>268469604</text:p>
          </table:table-cell>
          <table:table-cell office:value-type="float" office:value="268469608" calcext:value-type="float">
            <text:p>268469608</text:p>
          </table:table-cell>
          <table:table-cell office:value-type="float" office:value="268469612" calcext:value-type="float">
            <text:p>268469612</text:p>
          </table:table-cell>
          <table:table-cell office:value-type="float" office:value="268469616" calcext:value-type="float">
            <text:p>268469616</text:p>
          </table:table-cell>
          <table:table-cell office:value-type="float" office:value="268469620" calcext:value-type="float">
            <text:p>268469620</text:p>
          </table:table-cell>
          <table:table-cell office:value-type="float" office:value="268469624" calcext:value-type="float">
            <text:p>268469624</text:p>
          </table:table-cell>
          <table:table-cell office:value-type="float" office:value="268469628" calcext:value-type="float">
            <text:p>2684696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469632" calcext:value-type="float">
            <text:p>268469632</text:p>
          </table:table-cell>
          <table:table-cell office:value-type="float" office:value="268469636" calcext:value-type="float">
            <text:p>268469636</text:p>
          </table:table-cell>
          <table:table-cell office:value-type="float" office:value="268469640" calcext:value-type="float">
            <text:p>268469640</text:p>
          </table:table-cell>
          <table:table-cell office:value-type="float" office:value="268469644" calcext:value-type="float">
            <text:p>268469644</text:p>
          </table:table-cell>
          <table:table-cell office:value-type="float" office:value="268469648" calcext:value-type="float">
            <text:p>268469648</text:p>
          </table:table-cell>
          <table:table-cell office:value-type="float" office:value="268469652" calcext:value-type="float">
            <text:p>268469652</text:p>
          </table:table-cell>
          <table:table-cell office:value-type="float" office:value="268469656" calcext:value-type="float">
            <text:p>268469656</text:p>
          </table:table-cell>
          <table:table-cell office:value-type="float" office:value="268469660" calcext:value-type="float">
            <text:p>268469660</text:p>
          </table:table-cell>
          <table:table-cell office:value-type="float" office:value="268469664" calcext:value-type="float">
            <text:p>268469664</text:p>
          </table:table-cell>
          <table:table-cell office:value-type="float" office:value="268469668" calcext:value-type="float">
            <text:p>268469668</text:p>
          </table:table-cell>
          <table:table-cell office:value-type="float" office:value="268469672" calcext:value-type="float">
            <text:p>268469672</text:p>
          </table:table-cell>
          <table:table-cell office:value-type="float" office:value="268469676" calcext:value-type="float">
            <text:p>268469676</text:p>
          </table:table-cell>
          <table:table-cell office:value-type="float" office:value="268469680" calcext:value-type="float">
            <text:p>268469680</text:p>
          </table:table-cell>
          <table:table-cell office:value-type="float" office:value="268469684" calcext:value-type="float">
            <text:p>268469684</text:p>
          </table:table-cell>
          <table:table-cell office:value-type="float" office:value="268469688" calcext:value-type="float">
            <text:p>268469688</text:p>
          </table:table-cell>
          <table:table-cell office:value-type="float" office:value="268469692" calcext:value-type="float">
            <text:p>268469692</text:p>
          </table:table-cell>
          <table:table-cell office:value-type="float" office:value="268469696" calcext:value-type="float">
            <text:p>268469696</text:p>
          </table:table-cell>
          <table:table-cell office:value-type="float" office:value="268469700" calcext:value-type="float">
            <text:p>268469700</text:p>
          </table:table-cell>
          <table:table-cell office:value-type="float" office:value="268469704" calcext:value-type="float">
            <text:p>268469704</text:p>
          </table:table-cell>
          <table:table-cell office:value-type="float" office:value="268469708" calcext:value-type="float">
            <text:p>268469708</text:p>
          </table:table-cell>
          <table:table-cell office:value-type="float" office:value="268469712" calcext:value-type="float">
            <text:p>268469712</text:p>
          </table:table-cell>
          <table:table-cell office:value-type="float" office:value="268469716" calcext:value-type="float">
            <text:p>268469716</text:p>
          </table:table-cell>
          <table:table-cell office:value-type="float" office:value="268469720" calcext:value-type="float">
            <text:p>268469720</text:p>
          </table:table-cell>
          <table:table-cell office:value-type="float" office:value="268469724" calcext:value-type="float">
            <text:p>268469724</text:p>
          </table:table-cell>
          <table:table-cell office:value-type="float" office:value="268469728" calcext:value-type="float">
            <text:p>268469728</text:p>
          </table:table-cell>
          <table:table-cell office:value-type="float" office:value="268469732" calcext:value-type="float">
            <text:p>268469732</text:p>
          </table:table-cell>
          <table:table-cell office:value-type="float" office:value="268469736" calcext:value-type="float">
            <text:p>268469736</text:p>
          </table:table-cell>
          <table:table-cell office:value-type="float" office:value="268469740" calcext:value-type="float">
            <text:p>268469740</text:p>
          </table:table-cell>
          <table:table-cell office:value-type="float" office:value="268469744" calcext:value-type="float">
            <text:p>268469744</text:p>
          </table:table-cell>
          <table:table-cell office:value-type="float" office:value="268469748" calcext:value-type="float">
            <text:p>268469748</text:p>
          </table:table-cell>
          <table:table-cell office:value-type="float" office:value="268469752" calcext:value-type="float">
            <text:p>268469752</text:p>
          </table:table-cell>
          <table:table-cell office:value-type="float" office:value="268469756" calcext:value-type="float">
            <text:p>2684697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8469760" calcext:value-type="float">
            <text:p>268469760</text:p>
          </table:table-cell>
          <table:table-cell office:value-type="float" office:value="268469764" calcext:value-type="float">
            <text:p>268469764</text:p>
          </table:table-cell>
          <table:table-cell office:value-type="float" office:value="268469768" calcext:value-type="float">
            <text:p>268469768</text:p>
          </table:table-cell>
          <table:table-cell office:value-type="float" office:value="268469772" calcext:value-type="float">
            <text:p>268469772</text:p>
          </table:table-cell>
          <table:table-cell office:value-type="float" office:value="268469776" calcext:value-type="float">
            <text:p>268469776</text:p>
          </table:table-cell>
          <table:table-cell office:value-type="float" office:value="268469780" calcext:value-type="float">
            <text:p>268469780</text:p>
          </table:table-cell>
          <table:table-cell office:value-type="float" office:value="268469784" calcext:value-type="float">
            <text:p>268469784</text:p>
          </table:table-cell>
          <table:table-cell office:value-type="float" office:value="268469788" calcext:value-type="float">
            <text:p>268469788</text:p>
          </table:table-cell>
          <table:table-cell office:value-type="float" office:value="268469792" calcext:value-type="float">
            <text:p>268469792</text:p>
          </table:table-cell>
          <table:table-cell office:value-type="float" office:value="268469796" calcext:value-type="float">
            <text:p>268469796</text:p>
          </table:table-cell>
          <table:table-cell office:value-type="float" office:value="268469800" calcext:value-type="float">
            <text:p>268469800</text:p>
          </table:table-cell>
          <table:table-cell office:value-type="float" office:value="268469804" calcext:value-type="float">
            <text:p>268469804</text:p>
          </table:table-cell>
          <table:table-cell office:value-type="float" office:value="268469808" calcext:value-type="float">
            <text:p>268469808</text:p>
          </table:table-cell>
          <table:table-cell office:value-type="float" office:value="268469812" calcext:value-type="float">
            <text:p>268469812</text:p>
          </table:table-cell>
          <table:table-cell office:value-type="float" office:value="268469816" calcext:value-type="float">
            <text:p>268469816</text:p>
          </table:table-cell>
          <table:table-cell office:value-type="float" office:value="268469820" calcext:value-type="float">
            <text:p>268469820</text:p>
          </table:table-cell>
          <table:table-cell office:value-type="float" office:value="268469824" calcext:value-type="float">
            <text:p>268469824</text:p>
          </table:table-cell>
          <table:table-cell office:value-type="float" office:value="268469828" calcext:value-type="float">
            <text:p>268469828</text:p>
          </table:table-cell>
          <table:table-cell office:value-type="float" office:value="268469832" calcext:value-type="float">
            <text:p>268469832</text:p>
          </table:table-cell>
          <table:table-cell office:value-type="float" office:value="268469836" calcext:value-type="float">
            <text:p>268469836</text:p>
          </table:table-cell>
          <table:table-cell office:value-type="float" office:value="268469840" calcext:value-type="float">
            <text:p>268469840</text:p>
          </table:table-cell>
          <table:table-cell office:value-type="float" office:value="268469844" calcext:value-type="float">
            <text:p>268469844</text:p>
          </table:table-cell>
          <table:table-cell office:value-type="float" office:value="268469848" calcext:value-type="float">
            <text:p>268469848</text:p>
          </table:table-cell>
          <table:table-cell office:value-type="float" office:value="268469852" calcext:value-type="float">
            <text:p>268469852</text:p>
          </table:table-cell>
          <table:table-cell office:value-type="float" office:value="268469856" calcext:value-type="float">
            <text:p>268469856</text:p>
          </table:table-cell>
          <table:table-cell office:value-type="float" office:value="268469860" calcext:value-type="float">
            <text:p>268469860</text:p>
          </table:table-cell>
          <table:table-cell office:value-type="float" office:value="268469864" calcext:value-type="float">
            <text:p>268469864</text:p>
          </table:table-cell>
          <table:table-cell office:value-type="float" office:value="268469868" calcext:value-type="float">
            <text:p>268469868</text:p>
          </table:table-cell>
          <table:table-cell office:value-type="float" office:value="268469872" calcext:value-type="float">
            <text:p>268469872</text:p>
          </table:table-cell>
          <table:table-cell office:value-type="float" office:value="268469876" calcext:value-type="float">
            <text:p>268469876</text:p>
          </table:table-cell>
          <table:table-cell office:value-type="float" office:value="268469880" calcext:value-type="float">
            <text:p>268469880</text:p>
          </table:table-cell>
          <table:table-cell office:value-type="float" office:value="268469884" calcext:value-type="float">
            <text:p>2684698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8469888" calcext:value-type="float">
            <text:p>268469888</text:p>
          </table:table-cell>
          <table:table-cell office:value-type="float" office:value="268469892" calcext:value-type="float">
            <text:p>268469892</text:p>
          </table:table-cell>
          <table:table-cell office:value-type="float" office:value="268469896" calcext:value-type="float">
            <text:p>268469896</text:p>
          </table:table-cell>
          <table:table-cell office:value-type="float" office:value="268469900" calcext:value-type="float">
            <text:p>268469900</text:p>
          </table:table-cell>
          <table:table-cell office:value-type="float" office:value="268469904" calcext:value-type="float">
            <text:p>268469904</text:p>
          </table:table-cell>
          <table:table-cell office:value-type="float" office:value="268469908" calcext:value-type="float">
            <text:p>268469908</text:p>
          </table:table-cell>
          <table:table-cell office:value-type="float" office:value="268469912" calcext:value-type="float">
            <text:p>268469912</text:p>
          </table:table-cell>
          <table:table-cell office:value-type="float" office:value="268469916" calcext:value-type="float">
            <text:p>268469916</text:p>
          </table:table-cell>
          <table:table-cell office:value-type="float" office:value="268469920" calcext:value-type="float">
            <text:p>268469920</text:p>
          </table:table-cell>
          <table:table-cell office:value-type="float" office:value="268469924" calcext:value-type="float">
            <text:p>268469924</text:p>
          </table:table-cell>
          <table:table-cell office:value-type="float" office:value="268469928" calcext:value-type="float">
            <text:p>268469928</text:p>
          </table:table-cell>
          <table:table-cell office:value-type="float" office:value="268469932" calcext:value-type="float">
            <text:p>268469932</text:p>
          </table:table-cell>
          <table:table-cell office:value-type="float" office:value="268469936" calcext:value-type="float">
            <text:p>268469936</text:p>
          </table:table-cell>
          <table:table-cell office:value-type="float" office:value="268469940" calcext:value-type="float">
            <text:p>268469940</text:p>
          </table:table-cell>
          <table:table-cell office:value-type="float" office:value="268469944" calcext:value-type="float">
            <text:p>268469944</text:p>
          </table:table-cell>
          <table:table-cell office:value-type="float" office:value="268469948" calcext:value-type="float">
            <text:p>268469948</text:p>
          </table:table-cell>
          <table:table-cell office:value-type="float" office:value="268469952" calcext:value-type="float">
            <text:p>268469952</text:p>
          </table:table-cell>
          <table:table-cell office:value-type="float" office:value="268469956" calcext:value-type="float">
            <text:p>268469956</text:p>
          </table:table-cell>
          <table:table-cell office:value-type="float" office:value="268469960" calcext:value-type="float">
            <text:p>268469960</text:p>
          </table:table-cell>
          <table:table-cell office:value-type="float" office:value="268469964" calcext:value-type="float">
            <text:p>268469964</text:p>
          </table:table-cell>
          <table:table-cell office:value-type="float" office:value="268469968" calcext:value-type="float">
            <text:p>268469968</text:p>
          </table:table-cell>
          <table:table-cell office:value-type="float" office:value="268469972" calcext:value-type="float">
            <text:p>268469972</text:p>
          </table:table-cell>
          <table:table-cell office:value-type="float" office:value="268469976" calcext:value-type="float">
            <text:p>268469976</text:p>
          </table:table-cell>
          <table:table-cell office:value-type="float" office:value="268469980" calcext:value-type="float">
            <text:p>268469980</text:p>
          </table:table-cell>
          <table:table-cell office:value-type="float" office:value="268469984" calcext:value-type="float">
            <text:p>268469984</text:p>
          </table:table-cell>
          <table:table-cell office:value-type="float" office:value="268469988" calcext:value-type="float">
            <text:p>268469988</text:p>
          </table:table-cell>
          <table:table-cell office:value-type="float" office:value="268469992" calcext:value-type="float">
            <text:p>268469992</text:p>
          </table:table-cell>
          <table:table-cell office:value-type="float" office:value="268469996" calcext:value-type="float">
            <text:p>268469996</text:p>
          </table:table-cell>
          <table:table-cell office:value-type="float" office:value="268470000" calcext:value-type="float">
            <text:p>268470000</text:p>
          </table:table-cell>
          <table:table-cell office:value-type="float" office:value="268470004" calcext:value-type="float">
            <text:p>268470004</text:p>
          </table:table-cell>
          <table:table-cell office:value-type="float" office:value="268470008" calcext:value-type="float">
            <text:p>268470008</text:p>
          </table:table-cell>
          <table:table-cell office:value-type="float" office:value="268470012" calcext:value-type="float">
            <text:p>268470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470016" calcext:value-type="float">
            <text:p>268470016</text:p>
          </table:table-cell>
          <table:table-cell office:value-type="float" office:value="268470020" calcext:value-type="float">
            <text:p>268470020</text:p>
          </table:table-cell>
          <table:table-cell office:value-type="float" office:value="268470024" calcext:value-type="float">
            <text:p>268470024</text:p>
          </table:table-cell>
          <table:table-cell office:value-type="float" office:value="268470028" calcext:value-type="float">
            <text:p>268470028</text:p>
          </table:table-cell>
          <table:table-cell office:value-type="float" office:value="268470032" calcext:value-type="float">
            <text:p>268470032</text:p>
          </table:table-cell>
          <table:table-cell office:value-type="float" office:value="268470036" calcext:value-type="float">
            <text:p>268470036</text:p>
          </table:table-cell>
          <table:table-cell office:value-type="float" office:value="268470040" calcext:value-type="float">
            <text:p>268470040</text:p>
          </table:table-cell>
          <table:table-cell office:value-type="float" office:value="268470044" calcext:value-type="float">
            <text:p>268470044</text:p>
          </table:table-cell>
          <table:table-cell office:value-type="float" office:value="268470048" calcext:value-type="float">
            <text:p>268470048</text:p>
          </table:table-cell>
          <table:table-cell office:value-type="float" office:value="268470052" calcext:value-type="float">
            <text:p>268470052</text:p>
          </table:table-cell>
          <table:table-cell office:value-type="float" office:value="268470056" calcext:value-type="float">
            <text:p>268470056</text:p>
          </table:table-cell>
          <table:table-cell office:value-type="float" office:value="268470060" calcext:value-type="float">
            <text:p>268470060</text:p>
          </table:table-cell>
          <table:table-cell office:value-type="float" office:value="268470064" calcext:value-type="float">
            <text:p>268470064</text:p>
          </table:table-cell>
          <table:table-cell office:value-type="float" office:value="268470068" calcext:value-type="float">
            <text:p>268470068</text:p>
          </table:table-cell>
          <table:table-cell office:value-type="float" office:value="268470072" calcext:value-type="float">
            <text:p>268470072</text:p>
          </table:table-cell>
          <table:table-cell office:value-type="float" office:value="268470076" calcext:value-type="float">
            <text:p>268470076</text:p>
          </table:table-cell>
          <table:table-cell office:value-type="float" office:value="268470080" calcext:value-type="float">
            <text:p>268470080</text:p>
          </table:table-cell>
          <table:table-cell office:value-type="float" office:value="268470084" calcext:value-type="float">
            <text:p>268470084</text:p>
          </table:table-cell>
          <table:table-cell office:value-type="float" office:value="268470088" calcext:value-type="float">
            <text:p>268470088</text:p>
          </table:table-cell>
          <table:table-cell office:value-type="float" office:value="268470092" calcext:value-type="float">
            <text:p>268470092</text:p>
          </table:table-cell>
          <table:table-cell office:value-type="float" office:value="268470096" calcext:value-type="float">
            <text:p>268470096</text:p>
          </table:table-cell>
          <table:table-cell office:value-type="float" office:value="268470100" calcext:value-type="float">
            <text:p>268470100</text:p>
          </table:table-cell>
          <table:table-cell office:value-type="float" office:value="268470104" calcext:value-type="float">
            <text:p>268470104</text:p>
          </table:table-cell>
          <table:table-cell office:value-type="float" office:value="268470108" calcext:value-type="float">
            <text:p>268470108</text:p>
          </table:table-cell>
          <table:table-cell office:value-type="float" office:value="268470112" calcext:value-type="float">
            <text:p>268470112</text:p>
          </table:table-cell>
          <table:table-cell office:value-type="float" office:value="268470116" calcext:value-type="float">
            <text:p>268470116</text:p>
          </table:table-cell>
          <table:table-cell office:value-type="float" office:value="268470120" calcext:value-type="float">
            <text:p>268470120</text:p>
          </table:table-cell>
          <table:table-cell office:value-type="float" office:value="268470124" calcext:value-type="float">
            <text:p>268470124</text:p>
          </table:table-cell>
          <table:table-cell office:value-type="float" office:value="268470128" calcext:value-type="float">
            <text:p>268470128</text:p>
          </table:table-cell>
          <table:table-cell office:value-type="float" office:value="268470132" calcext:value-type="float">
            <text:p>268470132</text:p>
          </table:table-cell>
          <table:table-cell office:value-type="float" office:value="268470136" calcext:value-type="float">
            <text:p>268470136</text:p>
          </table:table-cell>
          <table:table-cell office:value-type="float" office:value="268470140" calcext:value-type="float">
            <text:p>268470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8470144" calcext:value-type="float">
            <text:p>268470144</text:p>
          </table:table-cell>
          <table:table-cell office:value-type="float" office:value="268470148" calcext:value-type="float">
            <text:p>268470148</text:p>
          </table:table-cell>
          <table:table-cell office:value-type="float" office:value="268470152" calcext:value-type="float">
            <text:p>268470152</text:p>
          </table:table-cell>
          <table:table-cell office:value-type="float" office:value="268470156" calcext:value-type="float">
            <text:p>268470156</text:p>
          </table:table-cell>
          <table:table-cell office:value-type="float" office:value="268470160" calcext:value-type="float">
            <text:p>268470160</text:p>
          </table:table-cell>
          <table:table-cell office:value-type="float" office:value="268470164" calcext:value-type="float">
            <text:p>268470164</text:p>
          </table:table-cell>
          <table:table-cell office:value-type="float" office:value="268470168" calcext:value-type="float">
            <text:p>268470168</text:p>
          </table:table-cell>
          <table:table-cell office:value-type="float" office:value="268470172" calcext:value-type="float">
            <text:p>268470172</text:p>
          </table:table-cell>
          <table:table-cell office:value-type="float" office:value="268470176" calcext:value-type="float">
            <text:p>268470176</text:p>
          </table:table-cell>
          <table:table-cell office:value-type="float" office:value="268470180" calcext:value-type="float">
            <text:p>268470180</text:p>
          </table:table-cell>
          <table:table-cell office:value-type="float" office:value="268470184" calcext:value-type="float">
            <text:p>268470184</text:p>
          </table:table-cell>
          <table:table-cell office:value-type="float" office:value="268470188" calcext:value-type="float">
            <text:p>268470188</text:p>
          </table:table-cell>
          <table:table-cell office:value-type="float" office:value="268470192" calcext:value-type="float">
            <text:p>268470192</text:p>
          </table:table-cell>
          <table:table-cell office:value-type="float" office:value="268470196" calcext:value-type="float">
            <text:p>268470196</text:p>
          </table:table-cell>
          <table:table-cell office:value-type="float" office:value="268470200" calcext:value-type="float">
            <text:p>268470200</text:p>
          </table:table-cell>
          <table:table-cell office:value-type="float" office:value="268470204" calcext:value-type="float">
            <text:p>268470204</text:p>
          </table:table-cell>
          <table:table-cell office:value-type="float" office:value="268470208" calcext:value-type="float">
            <text:p>268470208</text:p>
          </table:table-cell>
          <table:table-cell office:value-type="float" office:value="268470212" calcext:value-type="float">
            <text:p>268470212</text:p>
          </table:table-cell>
          <table:table-cell office:value-type="float" office:value="268470216" calcext:value-type="float">
            <text:p>268470216</text:p>
          </table:table-cell>
          <table:table-cell office:value-type="float" office:value="268470220" calcext:value-type="float">
            <text:p>268470220</text:p>
          </table:table-cell>
          <table:table-cell office:value-type="float" office:value="268470224" calcext:value-type="float">
            <text:p>268470224</text:p>
          </table:table-cell>
          <table:table-cell office:value-type="float" office:value="268470228" calcext:value-type="float">
            <text:p>268470228</text:p>
          </table:table-cell>
          <table:table-cell office:value-type="float" office:value="268470232" calcext:value-type="float">
            <text:p>268470232</text:p>
          </table:table-cell>
          <table:table-cell office:value-type="float" office:value="268470236" calcext:value-type="float">
            <text:p>268470236</text:p>
          </table:table-cell>
          <table:table-cell office:value-type="float" office:value="268470240" calcext:value-type="float">
            <text:p>268470240</text:p>
          </table:table-cell>
          <table:table-cell office:value-type="float" office:value="268470244" calcext:value-type="float">
            <text:p>268470244</text:p>
          </table:table-cell>
          <table:table-cell office:value-type="float" office:value="268470248" calcext:value-type="float">
            <text:p>268470248</text:p>
          </table:table-cell>
          <table:table-cell office:value-type="float" office:value="268470252" calcext:value-type="float">
            <text:p>268470252</text:p>
          </table:table-cell>
          <table:table-cell office:value-type="float" office:value="268470256" calcext:value-type="float">
            <text:p>268470256</text:p>
          </table:table-cell>
          <table:table-cell office:value-type="float" office:value="268470260" calcext:value-type="float">
            <text:p>268470260</text:p>
          </table:table-cell>
          <table:table-cell office:value-type="float" office:value="268470264" calcext:value-type="float">
            <text:p>268470264</text:p>
          </table:table-cell>
          <table:table-cell office:value-type="float" office:value="268470268" calcext:value-type="float">
            <text:p>268470268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Hexadecimaal:</text:p>
          </table:table-cell>
          <table:table-cell table:number-columns-repeated="31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[.B88]" office:value-type="string" office:string-value="0x10008000" calcext:value-type="string">
            <text:p>0x10008000</text:p>
          </table:table-cell>
          <table:table-cell table:formula="of:=&quot;0x&quot; &amp; [.C88]" office:value-type="string" office:string-value="0x10008004" calcext:value-type="string">
            <text:p>0x10008004</text:p>
          </table:table-cell>
          <table:table-cell table:formula="of:=&quot;0x&quot; &amp; [.D88]" office:value-type="string" office:string-value="0x10008008" calcext:value-type="string">
            <text:p>0x10008008</text:p>
          </table:table-cell>
          <table:table-cell table:formula="of:=&quot;0x&quot; &amp; [.E88]" office:value-type="string" office:string-value="0x1000800C" calcext:value-type="string">
            <text:p>0x1000800C</text:p>
          </table:table-cell>
          <table:table-cell table:formula="of:=&quot;0x&quot; &amp; [.F88]" office:value-type="string" office:string-value="0x10008010" calcext:value-type="string">
            <text:p>0x10008010</text:p>
          </table:table-cell>
          <table:table-cell table:formula="of:=&quot;0x&quot; &amp; [.G88]" office:value-type="string" office:string-value="0x10008014" calcext:value-type="string">
            <text:p>0x10008014</text:p>
          </table:table-cell>
          <table:table-cell table:formula="of:=&quot;0x&quot; &amp; [.H88]" office:value-type="string" office:string-value="0x10008018" calcext:value-type="string">
            <text:p>0x10008018</text:p>
          </table:table-cell>
          <table:table-cell table:formula="of:=&quot;0x&quot; &amp; [.I88]" office:value-type="string" office:string-value="0x1000801C" calcext:value-type="string">
            <text:p>0x1000801C</text:p>
          </table:table-cell>
          <table:table-cell table:formula="of:=&quot;0x&quot; &amp; [.J88]" office:value-type="string" office:string-value="0x10008020" calcext:value-type="string">
            <text:p>0x10008020</text:p>
          </table:table-cell>
          <table:table-cell table:formula="of:=&quot;0x&quot; &amp; [.K88]" office:value-type="string" office:string-value="0x10008024" calcext:value-type="string">
            <text:p>0x10008024</text:p>
          </table:table-cell>
          <table:table-cell table:formula="of:=&quot;0x&quot; &amp; [.L88]" office:value-type="string" office:string-value="0x10008028" calcext:value-type="string">
            <text:p>0x10008028</text:p>
          </table:table-cell>
          <table:table-cell table:formula="of:=&quot;0x&quot; &amp; [.M88]" office:value-type="string" office:string-value="0x1000802C" calcext:value-type="string">
            <text:p>0x1000802C</text:p>
          </table:table-cell>
          <table:table-cell table:formula="of:=&quot;0x&quot; &amp; [.N88]" office:value-type="string" office:string-value="0x10008030" calcext:value-type="string">
            <text:p>0x10008030</text:p>
          </table:table-cell>
          <table:table-cell table:formula="of:=&quot;0x&quot; &amp; [.O88]" office:value-type="string" office:string-value="0x10008034" calcext:value-type="string">
            <text:p>0x10008034</text:p>
          </table:table-cell>
          <table:table-cell table:formula="of:=&quot;0x&quot; &amp; [.P88]" office:value-type="string" office:string-value="0x10008038" calcext:value-type="string">
            <text:p>0x10008038</text:p>
          </table:table-cell>
          <table:table-cell table:formula="of:=&quot;0x&quot; &amp; [.Q88]" office:value-type="string" office:string-value="0x1000803C" calcext:value-type="string">
            <text:p>0x1000803C</text:p>
          </table:table-cell>
          <table:table-cell table:formula="of:=&quot;0x&quot; &amp; [.R88]" office:value-type="string" office:string-value="0x10008040" calcext:value-type="string">
            <text:p>0x10008040</text:p>
          </table:table-cell>
          <table:table-cell table:formula="of:=&quot;0x&quot; &amp; [.S88]" office:value-type="string" office:string-value="0x10008044" calcext:value-type="string">
            <text:p>0x10008044</text:p>
          </table:table-cell>
          <table:table-cell table:formula="of:=&quot;0x&quot; &amp; [.T88]" office:value-type="string" office:string-value="0x10008048" calcext:value-type="string">
            <text:p>0x10008048</text:p>
          </table:table-cell>
          <table:table-cell table:formula="of:=&quot;0x&quot; &amp; [.U88]" office:value-type="string" office:string-value="0x1000804C" calcext:value-type="string">
            <text:p>0x1000804C</text:p>
          </table:table-cell>
          <table:table-cell table:formula="of:=&quot;0x&quot; &amp; [.V88]" office:value-type="string" office:string-value="0x10008050" calcext:value-type="string">
            <text:p>0x10008050</text:p>
          </table:table-cell>
          <table:table-cell table:formula="of:=&quot;0x&quot; &amp; [.W88]" office:value-type="string" office:string-value="0x10008054" calcext:value-type="string">
            <text:p>0x10008054</text:p>
          </table:table-cell>
          <table:table-cell table:formula="of:=&quot;0x&quot; &amp; [.X88]" office:value-type="string" office:string-value="0x10008058" calcext:value-type="string">
            <text:p>0x10008058</text:p>
          </table:table-cell>
          <table:table-cell table:formula="of:=&quot;0x&quot; &amp; [.Y88]" office:value-type="string" office:string-value="0x1000805C" calcext:value-type="string">
            <text:p>0x1000805C</text:p>
          </table:table-cell>
          <table:table-cell table:formula="of:=&quot;0x&quot; &amp; [.Z88]" office:value-type="string" office:string-value="0x10008060" calcext:value-type="string">
            <text:p>0x10008060</text:p>
          </table:table-cell>
          <table:table-cell table:formula="of:=&quot;0x&quot; &amp; [.AA88]" office:value-type="string" office:string-value="0x10008064" calcext:value-type="string">
            <text:p>0x10008064</text:p>
          </table:table-cell>
          <table:table-cell table:formula="of:=&quot;0x&quot; &amp; [.AB88]" office:value-type="string" office:string-value="0x10008068" calcext:value-type="string">
            <text:p>0x10008068</text:p>
          </table:table-cell>
          <table:table-cell table:formula="of:=&quot;0x&quot; &amp; [.AC88]" office:value-type="string" office:string-value="0x1000806C" calcext:value-type="string">
            <text:p>0x1000806C</text:p>
          </table:table-cell>
          <table:table-cell table:formula="of:=&quot;0x&quot; &amp; [.AD88]" office:value-type="string" office:string-value="0x10008070" calcext:value-type="string">
            <text:p>0x10008070</text:p>
          </table:table-cell>
          <table:table-cell table:formula="of:=&quot;0x&quot; &amp; [.AE88]" office:value-type="string" office:string-value="0x10008074" calcext:value-type="string">
            <text:p>0x10008074</text:p>
          </table:table-cell>
          <table:table-cell table:formula="of:=&quot;0x&quot; &amp; [.AF88]" office:value-type="string" office:string-value="0x10008078" calcext:value-type="string">
            <text:p>0x10008078</text:p>
          </table:table-cell>
          <table:table-cell table:formula="of:=&quot;0x&quot; &amp; [.AG88]" office:value-type="string" office:string-value="0x1000807C" calcext:value-type="string">
            <text:p>0x1000807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&quot;0x&quot; &amp; [.B89]" office:value-type="string" office:string-value="0x10008080" calcext:value-type="string">
            <text:p>0x10008080</text:p>
          </table:table-cell>
          <table:table-cell table:formula="of:=&quot;0x&quot; &amp; [.C89]" office:value-type="string" office:string-value="0x10008084" calcext:value-type="string">
            <text:p>0x10008084</text:p>
          </table:table-cell>
          <table:table-cell table:formula="of:=&quot;0x&quot; &amp; [.D89]" office:value-type="string" office:string-value="0x10008088" calcext:value-type="string">
            <text:p>0x10008088</text:p>
          </table:table-cell>
          <table:table-cell table:formula="of:=&quot;0x&quot; &amp; [.E89]" office:value-type="string" office:string-value="0x1000808C" calcext:value-type="string">
            <text:p>0x1000808C</text:p>
          </table:table-cell>
          <table:table-cell table:formula="of:=&quot;0x&quot; &amp; [.F89]" office:value-type="string" office:string-value="0x10008090" calcext:value-type="string">
            <text:p>0x10008090</text:p>
          </table:table-cell>
          <table:table-cell table:formula="of:=&quot;0x&quot; &amp; [.G89]" office:value-type="string" office:string-value="0x10008094" calcext:value-type="string">
            <text:p>0x10008094</text:p>
          </table:table-cell>
          <table:table-cell table:formula="of:=&quot;0x&quot; &amp; [.H89]" office:value-type="string" office:string-value="0x10008098" calcext:value-type="string">
            <text:p>0x10008098</text:p>
          </table:table-cell>
          <table:table-cell table:formula="of:=&quot;0x&quot; &amp; [.I89]" office:value-type="string" office:string-value="0x1000809C" calcext:value-type="string">
            <text:p>0x1000809C</text:p>
          </table:table-cell>
          <table:table-cell table:formula="of:=&quot;0x&quot; &amp; [.J89]" office:value-type="string" office:string-value="0x100080A0" calcext:value-type="string">
            <text:p>0x100080A0</text:p>
          </table:table-cell>
          <table:table-cell table:formula="of:=&quot;0x&quot; &amp; [.K89]" office:value-type="string" office:string-value="0x100080A4" calcext:value-type="string">
            <text:p>0x100080A4</text:p>
          </table:table-cell>
          <table:table-cell table:formula="of:=&quot;0x&quot; &amp; [.L89]" office:value-type="string" office:string-value="0x100080A8" calcext:value-type="string">
            <text:p>0x100080A8</text:p>
          </table:table-cell>
          <table:table-cell table:formula="of:=&quot;0x&quot; &amp; [.M89]" office:value-type="string" office:string-value="0x100080AC" calcext:value-type="string">
            <text:p>0x100080AC</text:p>
          </table:table-cell>
          <table:table-cell table:formula="of:=&quot;0x&quot; &amp; [.N89]" office:value-type="string" office:string-value="0x100080B0" calcext:value-type="string">
            <text:p>0x100080B0</text:p>
          </table:table-cell>
          <table:table-cell table:formula="of:=&quot;0x&quot; &amp; [.O89]" office:value-type="string" office:string-value="0x100080B4" calcext:value-type="string">
            <text:p>0x100080B4</text:p>
          </table:table-cell>
          <table:table-cell table:formula="of:=&quot;0x&quot; &amp; [.P89]" office:value-type="string" office:string-value="0x100080B8" calcext:value-type="string">
            <text:p>0x100080B8</text:p>
          </table:table-cell>
          <table:table-cell table:formula="of:=&quot;0x&quot; &amp; [.Q89]" office:value-type="string" office:string-value="0x100080BC" calcext:value-type="string">
            <text:p>0x100080BC</text:p>
          </table:table-cell>
          <table:table-cell table:formula="of:=&quot;0x&quot; &amp; [.R89]" office:value-type="string" office:string-value="0x100080C0" calcext:value-type="string">
            <text:p>0x100080C0</text:p>
          </table:table-cell>
          <table:table-cell table:formula="of:=&quot;0x&quot; &amp; [.S89]" office:value-type="string" office:string-value="0x100080C4" calcext:value-type="string">
            <text:p>0x100080C4</text:p>
          </table:table-cell>
          <table:table-cell table:formula="of:=&quot;0x&quot; &amp; [.T89]" office:value-type="string" office:string-value="0x100080C8" calcext:value-type="string">
            <text:p>0x100080C8</text:p>
          </table:table-cell>
          <table:table-cell table:formula="of:=&quot;0x&quot; &amp; [.U89]" office:value-type="string" office:string-value="0x100080CC" calcext:value-type="string">
            <text:p>0x100080CC</text:p>
          </table:table-cell>
          <table:table-cell table:formula="of:=&quot;0x&quot; &amp; [.V89]" office:value-type="string" office:string-value="0x100080D0" calcext:value-type="string">
            <text:p>0x100080D0</text:p>
          </table:table-cell>
          <table:table-cell table:formula="of:=&quot;0x&quot; &amp; [.W89]" office:value-type="string" office:string-value="0x100080D4" calcext:value-type="string">
            <text:p>0x100080D4</text:p>
          </table:table-cell>
          <table:table-cell table:formula="of:=&quot;0x&quot; &amp; [.X89]" office:value-type="string" office:string-value="0x100080D8" calcext:value-type="string">
            <text:p>0x100080D8</text:p>
          </table:table-cell>
          <table:table-cell table:formula="of:=&quot;0x&quot; &amp; [.Y89]" office:value-type="string" office:string-value="0x100080DC" calcext:value-type="string">
            <text:p>0x100080DC</text:p>
          </table:table-cell>
          <table:table-cell table:formula="of:=&quot;0x&quot; &amp; [.Z89]" office:value-type="string" office:string-value="0x100080E0" calcext:value-type="string">
            <text:p>0x100080E0</text:p>
          </table:table-cell>
          <table:table-cell table:formula="of:=&quot;0x&quot; &amp; [.AA89]" office:value-type="string" office:string-value="0x100080E4" calcext:value-type="string">
            <text:p>0x100080E4</text:p>
          </table:table-cell>
          <table:table-cell table:formula="of:=&quot;0x&quot; &amp; [.AB89]" office:value-type="string" office:string-value="0x100080E8" calcext:value-type="string">
            <text:p>0x100080E8</text:p>
          </table:table-cell>
          <table:table-cell table:formula="of:=&quot;0x&quot; &amp; [.AC89]" office:value-type="string" office:string-value="0x100080EC" calcext:value-type="string">
            <text:p>0x100080EC</text:p>
          </table:table-cell>
          <table:table-cell table:formula="of:=&quot;0x&quot; &amp; [.AD89]" office:value-type="string" office:string-value="0x100080F0" calcext:value-type="string">
            <text:p>0x100080F0</text:p>
          </table:table-cell>
          <table:table-cell table:formula="of:=&quot;0x&quot; &amp; [.AE89]" office:value-type="string" office:string-value="0x100080F4" calcext:value-type="string">
            <text:p>0x100080F4</text:p>
          </table:table-cell>
          <table:table-cell table:formula="of:=&quot;0x&quot; &amp; [.AF89]" office:value-type="string" office:string-value="0x100080F8" calcext:value-type="string">
            <text:p>0x100080F8</text:p>
          </table:table-cell>
          <table:table-cell table:formula="of:=&quot;0x&quot; &amp; [.AG89]" office:value-type="string" office:string-value="0x100080FC" calcext:value-type="string">
            <text:p>0x100080F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&quot;0x&quot; &amp; [.B90]" office:value-type="string" office:string-value="0x10008100" calcext:value-type="string">
            <text:p>0x10008100</text:p>
          </table:table-cell>
          <table:table-cell table:formula="of:=&quot;0x&quot; &amp; [.C90]" office:value-type="string" office:string-value="0x10008104" calcext:value-type="string">
            <text:p>0x10008104</text:p>
          </table:table-cell>
          <table:table-cell table:formula="of:=&quot;0x&quot; &amp; [.D90]" office:value-type="string" office:string-value="0x10008108" calcext:value-type="string">
            <text:p>0x10008108</text:p>
          </table:table-cell>
          <table:table-cell table:formula="of:=&quot;0x&quot; &amp; [.E90]" office:value-type="string" office:string-value="0x1000810C" calcext:value-type="string">
            <text:p>0x1000810C</text:p>
          </table:table-cell>
          <table:table-cell table:formula="of:=&quot;0x&quot; &amp; [.F90]" office:value-type="string" office:string-value="0x10008110" calcext:value-type="string">
            <text:p>0x10008110</text:p>
          </table:table-cell>
          <table:table-cell table:formula="of:=&quot;0x&quot; &amp; [.G90]" office:value-type="string" office:string-value="0x10008114" calcext:value-type="string">
            <text:p>0x10008114</text:p>
          </table:table-cell>
          <table:table-cell table:formula="of:=&quot;0x&quot; &amp; [.H90]" office:value-type="string" office:string-value="0x10008118" calcext:value-type="string">
            <text:p>0x10008118</text:p>
          </table:table-cell>
          <table:table-cell table:formula="of:=&quot;0x&quot; &amp; [.I90]" office:value-type="string" office:string-value="0x1000811C" calcext:value-type="string">
            <text:p>0x1000811C</text:p>
          </table:table-cell>
          <table:table-cell table:formula="of:=&quot;0x&quot; &amp; [.J90]" office:value-type="string" office:string-value="0x10008120" calcext:value-type="string">
            <text:p>0x10008120</text:p>
          </table:table-cell>
          <table:table-cell table:formula="of:=&quot;0x&quot; &amp; [.K90]" office:value-type="string" office:string-value="0x10008124" calcext:value-type="string">
            <text:p>0x10008124</text:p>
          </table:table-cell>
          <table:table-cell table:formula="of:=&quot;0x&quot; &amp; [.L90]" office:value-type="string" office:string-value="0x10008128" calcext:value-type="string">
            <text:p>0x10008128</text:p>
          </table:table-cell>
          <table:table-cell table:formula="of:=&quot;0x&quot; &amp; [.M90]" office:value-type="string" office:string-value="0x1000812C" calcext:value-type="string">
            <text:p>0x1000812C</text:p>
          </table:table-cell>
          <table:table-cell table:formula="of:=&quot;0x&quot; &amp; [.N90]" office:value-type="string" office:string-value="0x10008130" calcext:value-type="string">
            <text:p>0x10008130</text:p>
          </table:table-cell>
          <table:table-cell table:formula="of:=&quot;0x&quot; &amp; [.O90]" office:value-type="string" office:string-value="0x10008134" calcext:value-type="string">
            <text:p>0x10008134</text:p>
          </table:table-cell>
          <table:table-cell table:formula="of:=&quot;0x&quot; &amp; [.P90]" office:value-type="string" office:string-value="0x10008138" calcext:value-type="string">
            <text:p>0x10008138</text:p>
          </table:table-cell>
          <table:table-cell table:formula="of:=&quot;0x&quot; &amp; [.Q90]" office:value-type="string" office:string-value="0x1000813C" calcext:value-type="string">
            <text:p>0x1000813C</text:p>
          </table:table-cell>
          <table:table-cell table:formula="of:=&quot;0x&quot; &amp; [.R90]" office:value-type="string" office:string-value="0x10008140" calcext:value-type="string">
            <text:p>0x10008140</text:p>
          </table:table-cell>
          <table:table-cell table:formula="of:=&quot;0x&quot; &amp; [.S90]" office:value-type="string" office:string-value="0x10008144" calcext:value-type="string">
            <text:p>0x10008144</text:p>
          </table:table-cell>
          <table:table-cell table:formula="of:=&quot;0x&quot; &amp; [.T90]" office:value-type="string" office:string-value="0x10008148" calcext:value-type="string">
            <text:p>0x10008148</text:p>
          </table:table-cell>
          <table:table-cell table:formula="of:=&quot;0x&quot; &amp; [.U90]" office:value-type="string" office:string-value="0x1000814C" calcext:value-type="string">
            <text:p>0x1000814C</text:p>
          </table:table-cell>
          <table:table-cell table:formula="of:=&quot;0x&quot; &amp; [.V90]" office:value-type="string" office:string-value="0x10008150" calcext:value-type="string">
            <text:p>0x10008150</text:p>
          </table:table-cell>
          <table:table-cell table:formula="of:=&quot;0x&quot; &amp; [.W90]" office:value-type="string" office:string-value="0x10008154" calcext:value-type="string">
            <text:p>0x10008154</text:p>
          </table:table-cell>
          <table:table-cell table:formula="of:=&quot;0x&quot; &amp; [.X90]" office:value-type="string" office:string-value="0x10008158" calcext:value-type="string">
            <text:p>0x10008158</text:p>
          </table:table-cell>
          <table:table-cell table:formula="of:=&quot;0x&quot; &amp; [.Y90]" office:value-type="string" office:string-value="0x1000815C" calcext:value-type="string">
            <text:p>0x1000815C</text:p>
          </table:table-cell>
          <table:table-cell table:formula="of:=&quot;0x&quot; &amp; [.Z90]" office:value-type="string" office:string-value="0x10008160" calcext:value-type="string">
            <text:p>0x10008160</text:p>
          </table:table-cell>
          <table:table-cell table:formula="of:=&quot;0x&quot; &amp; [.AA90]" office:value-type="string" office:string-value="0x10008164" calcext:value-type="string">
            <text:p>0x10008164</text:p>
          </table:table-cell>
          <table:table-cell table:formula="of:=&quot;0x&quot; &amp; [.AB90]" office:value-type="string" office:string-value="0x10008168" calcext:value-type="string">
            <text:p>0x10008168</text:p>
          </table:table-cell>
          <table:table-cell table:formula="of:=&quot;0x&quot; &amp; [.AC90]" office:value-type="string" office:string-value="0x1000816C" calcext:value-type="string">
            <text:p>0x1000816C</text:p>
          </table:table-cell>
          <table:table-cell table:formula="of:=&quot;0x&quot; &amp; [.AD90]" office:value-type="string" office:string-value="0x10008170" calcext:value-type="string">
            <text:p>0x10008170</text:p>
          </table:table-cell>
          <table:table-cell table:formula="of:=&quot;0x&quot; &amp; [.AE90]" office:value-type="string" office:string-value="0x10008174" calcext:value-type="string">
            <text:p>0x10008174</text:p>
          </table:table-cell>
          <table:table-cell table:formula="of:=&quot;0x&quot; &amp; [.AF90]" office:value-type="string" office:string-value="0x10008178" calcext:value-type="string">
            <text:p>0x10008178</text:p>
          </table:table-cell>
          <table:table-cell table:formula="of:=&quot;0x&quot; &amp; [.AG90]" office:value-type="string" office:string-value="0x1000817C" calcext:value-type="string">
            <text:p>0x1000817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&quot;0x&quot; &amp; [.B91]" office:value-type="string" office:string-value="0x10008180" calcext:value-type="string">
            <text:p>0x10008180</text:p>
          </table:table-cell>
          <table:table-cell table:formula="of:=&quot;0x&quot; &amp; [.C91]" office:value-type="string" office:string-value="0x10008184" calcext:value-type="string">
            <text:p>0x10008184</text:p>
          </table:table-cell>
          <table:table-cell table:formula="of:=&quot;0x&quot; &amp; [.D91]" office:value-type="string" office:string-value="0x10008188" calcext:value-type="string">
            <text:p>0x10008188</text:p>
          </table:table-cell>
          <table:table-cell table:formula="of:=&quot;0x&quot; &amp; [.E91]" office:value-type="string" office:string-value="0x1000818C" calcext:value-type="string">
            <text:p>0x1000818C</text:p>
          </table:table-cell>
          <table:table-cell table:formula="of:=&quot;0x&quot; &amp; [.F91]" office:value-type="string" office:string-value="0x10008190" calcext:value-type="string">
            <text:p>0x10008190</text:p>
          </table:table-cell>
          <table:table-cell table:formula="of:=&quot;0x&quot; &amp; [.G91]" office:value-type="string" office:string-value="0x10008194" calcext:value-type="string">
            <text:p>0x10008194</text:p>
          </table:table-cell>
          <table:table-cell table:formula="of:=&quot;0x&quot; &amp; [.H91]" office:value-type="string" office:string-value="0x10008198" calcext:value-type="string">
            <text:p>0x10008198</text:p>
          </table:table-cell>
          <table:table-cell table:formula="of:=&quot;0x&quot; &amp; [.I91]" office:value-type="string" office:string-value="0x1000819C" calcext:value-type="string">
            <text:p>0x1000819C</text:p>
          </table:table-cell>
          <table:table-cell table:formula="of:=&quot;0x&quot; &amp; [.J91]" office:value-type="string" office:string-value="0x100081A0" calcext:value-type="string">
            <text:p>0x100081A0</text:p>
          </table:table-cell>
          <table:table-cell table:formula="of:=&quot;0x&quot; &amp; [.K91]" office:value-type="string" office:string-value="0x100081A4" calcext:value-type="string">
            <text:p>0x100081A4</text:p>
          </table:table-cell>
          <table:table-cell table:formula="of:=&quot;0x&quot; &amp; [.L91]" office:value-type="string" office:string-value="0x100081A8" calcext:value-type="string">
            <text:p>0x100081A8</text:p>
          </table:table-cell>
          <table:table-cell table:formula="of:=&quot;0x&quot; &amp; [.M91]" office:value-type="string" office:string-value="0x100081AC" calcext:value-type="string">
            <text:p>0x100081AC</text:p>
          </table:table-cell>
          <table:table-cell table:formula="of:=&quot;0x&quot; &amp; [.N91]" office:value-type="string" office:string-value="0x100081B0" calcext:value-type="string">
            <text:p>0x100081B0</text:p>
          </table:table-cell>
          <table:table-cell table:formula="of:=&quot;0x&quot; &amp; [.O91]" office:value-type="string" office:string-value="0x100081B4" calcext:value-type="string">
            <text:p>0x100081B4</text:p>
          </table:table-cell>
          <table:table-cell table:formula="of:=&quot;0x&quot; &amp; [.P91]" office:value-type="string" office:string-value="0x100081B8" calcext:value-type="string">
            <text:p>0x100081B8</text:p>
          </table:table-cell>
          <table:table-cell table:formula="of:=&quot;0x&quot; &amp; [.Q91]" office:value-type="string" office:string-value="0x100081BC" calcext:value-type="string">
            <text:p>0x100081BC</text:p>
          </table:table-cell>
          <table:table-cell table:formula="of:=&quot;0x&quot; &amp; [.R91]" office:value-type="string" office:string-value="0x100081C0" calcext:value-type="string">
            <text:p>0x100081C0</text:p>
          </table:table-cell>
          <table:table-cell table:formula="of:=&quot;0x&quot; &amp; [.S91]" office:value-type="string" office:string-value="0x100081C4" calcext:value-type="string">
            <text:p>0x100081C4</text:p>
          </table:table-cell>
          <table:table-cell table:formula="of:=&quot;0x&quot; &amp; [.T91]" office:value-type="string" office:string-value="0x100081C8" calcext:value-type="string">
            <text:p>0x100081C8</text:p>
          </table:table-cell>
          <table:table-cell table:formula="of:=&quot;0x&quot; &amp; [.U91]" office:value-type="string" office:string-value="0x100081CC" calcext:value-type="string">
            <text:p>0x100081CC</text:p>
          </table:table-cell>
          <table:table-cell table:formula="of:=&quot;0x&quot; &amp; [.V91]" office:value-type="string" office:string-value="0x100081D0" calcext:value-type="string">
            <text:p>0x100081D0</text:p>
          </table:table-cell>
          <table:table-cell table:formula="of:=&quot;0x&quot; &amp; [.W91]" office:value-type="string" office:string-value="0x100081D4" calcext:value-type="string">
            <text:p>0x100081D4</text:p>
          </table:table-cell>
          <table:table-cell table:formula="of:=&quot;0x&quot; &amp; [.X91]" office:value-type="string" office:string-value="0x100081D8" calcext:value-type="string">
            <text:p>0x100081D8</text:p>
          </table:table-cell>
          <table:table-cell table:formula="of:=&quot;0x&quot; &amp; [.Y91]" office:value-type="string" office:string-value="0x100081DC" calcext:value-type="string">
            <text:p>0x100081DC</text:p>
          </table:table-cell>
          <table:table-cell table:formula="of:=&quot;0x&quot; &amp; [.Z91]" office:value-type="string" office:string-value="0x100081E0" calcext:value-type="string">
            <text:p>0x100081E0</text:p>
          </table:table-cell>
          <table:table-cell table:formula="of:=&quot;0x&quot; &amp; [.AA91]" office:value-type="string" office:string-value="0x100081E4" calcext:value-type="string">
            <text:p>0x100081E4</text:p>
          </table:table-cell>
          <table:table-cell table:formula="of:=&quot;0x&quot; &amp; [.AB91]" office:value-type="string" office:string-value="0x100081E8" calcext:value-type="string">
            <text:p>0x100081E8</text:p>
          </table:table-cell>
          <table:table-cell table:formula="of:=&quot;0x&quot; &amp; [.AC91]" office:value-type="string" office:string-value="0x100081EC" calcext:value-type="string">
            <text:p>0x100081EC</text:p>
          </table:table-cell>
          <table:table-cell table:formula="of:=&quot;0x&quot; &amp; [.AD91]" office:value-type="string" office:string-value="0x100081F0" calcext:value-type="string">
            <text:p>0x100081F0</text:p>
          </table:table-cell>
          <table:table-cell table:formula="of:=&quot;0x&quot; &amp; [.AE91]" office:value-type="string" office:string-value="0x100081F4" calcext:value-type="string">
            <text:p>0x100081F4</text:p>
          </table:table-cell>
          <table:table-cell table:formula="of:=&quot;0x&quot; &amp; [.AF91]" office:value-type="string" office:string-value="0x100081F8" calcext:value-type="string">
            <text:p>0x100081F8</text:p>
          </table:table-cell>
          <table:table-cell table:formula="of:=&quot;0x&quot; &amp; [.AG91]" office:value-type="string" office:string-value="0x100081FC" calcext:value-type="string">
            <text:p>0x100081F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&quot;0x&quot; &amp; [.B92]" office:value-type="string" office:string-value="0x10008200" calcext:value-type="string">
            <text:p>0x10008200</text:p>
          </table:table-cell>
          <table:table-cell table:formula="of:=&quot;0x&quot; &amp; [.C92]" office:value-type="string" office:string-value="0x10008204" calcext:value-type="string">
            <text:p>0x10008204</text:p>
          </table:table-cell>
          <table:table-cell table:formula="of:=&quot;0x&quot; &amp; [.D92]" office:value-type="string" office:string-value="0x10008208" calcext:value-type="string">
            <text:p>0x10008208</text:p>
          </table:table-cell>
          <table:table-cell table:formula="of:=&quot;0x&quot; &amp; [.E92]" office:value-type="string" office:string-value="0x1000820C" calcext:value-type="string">
            <text:p>0x1000820C</text:p>
          </table:table-cell>
          <table:table-cell table:formula="of:=&quot;0x&quot; &amp; [.F92]" office:value-type="string" office:string-value="0x10008210" calcext:value-type="string">
            <text:p>0x10008210</text:p>
          </table:table-cell>
          <table:table-cell table:formula="of:=&quot;0x&quot; &amp; [.G92]" office:value-type="string" office:string-value="0x10008214" calcext:value-type="string">
            <text:p>0x10008214</text:p>
          </table:table-cell>
          <table:table-cell table:formula="of:=&quot;0x&quot; &amp; [.H92]" office:value-type="string" office:string-value="0x10008218" calcext:value-type="string">
            <text:p>0x10008218</text:p>
          </table:table-cell>
          <table:table-cell table:formula="of:=&quot;0x&quot; &amp; [.I92]" office:value-type="string" office:string-value="0x1000821C" calcext:value-type="string">
            <text:p>0x1000821C</text:p>
          </table:table-cell>
          <table:table-cell table:formula="of:=&quot;0x&quot; &amp; [.J92]" office:value-type="string" office:string-value="0x10008220" calcext:value-type="string">
            <text:p>0x10008220</text:p>
          </table:table-cell>
          <table:table-cell table:formula="of:=&quot;0x&quot; &amp; [.K92]" office:value-type="string" office:string-value="0x10008224" calcext:value-type="string">
            <text:p>0x10008224</text:p>
          </table:table-cell>
          <table:table-cell table:formula="of:=&quot;0x&quot; &amp; [.L92]" office:value-type="string" office:string-value="0x10008228" calcext:value-type="string">
            <text:p>0x10008228</text:p>
          </table:table-cell>
          <table:table-cell table:formula="of:=&quot;0x&quot; &amp; [.M92]" office:value-type="string" office:string-value="0x1000822C" calcext:value-type="string">
            <text:p>0x1000822C</text:p>
          </table:table-cell>
          <table:table-cell table:formula="of:=&quot;0x&quot; &amp; [.N92]" office:value-type="string" office:string-value="0x10008230" calcext:value-type="string">
            <text:p>0x10008230</text:p>
          </table:table-cell>
          <table:table-cell table:formula="of:=&quot;0x&quot; &amp; [.O92]" office:value-type="string" office:string-value="0x10008234" calcext:value-type="string">
            <text:p>0x10008234</text:p>
          </table:table-cell>
          <table:table-cell table:formula="of:=&quot;0x&quot; &amp; [.P92]" office:value-type="string" office:string-value="0x10008238" calcext:value-type="string">
            <text:p>0x10008238</text:p>
          </table:table-cell>
          <table:table-cell table:formula="of:=&quot;0x&quot; &amp; [.Q92]" office:value-type="string" office:string-value="0x1000823C" calcext:value-type="string">
            <text:p>0x1000823C</text:p>
          </table:table-cell>
          <table:table-cell table:formula="of:=&quot;0x&quot; &amp; [.R92]" office:value-type="string" office:string-value="0x10008240" calcext:value-type="string">
            <text:p>0x10008240</text:p>
          </table:table-cell>
          <table:table-cell table:formula="of:=&quot;0x&quot; &amp; [.S92]" office:value-type="string" office:string-value="0x10008244" calcext:value-type="string">
            <text:p>0x10008244</text:p>
          </table:table-cell>
          <table:table-cell table:formula="of:=&quot;0x&quot; &amp; [.T92]" office:value-type="string" office:string-value="0x10008248" calcext:value-type="string">
            <text:p>0x10008248</text:p>
          </table:table-cell>
          <table:table-cell table:formula="of:=&quot;0x&quot; &amp; [.U92]" office:value-type="string" office:string-value="0x1000824C" calcext:value-type="string">
            <text:p>0x1000824C</text:p>
          </table:table-cell>
          <table:table-cell table:formula="of:=&quot;0x&quot; &amp; [.V92]" office:value-type="string" office:string-value="0x10008250" calcext:value-type="string">
            <text:p>0x10008250</text:p>
          </table:table-cell>
          <table:table-cell table:formula="of:=&quot;0x&quot; &amp; [.W92]" office:value-type="string" office:string-value="0x10008254" calcext:value-type="string">
            <text:p>0x10008254</text:p>
          </table:table-cell>
          <table:table-cell table:formula="of:=&quot;0x&quot; &amp; [.X92]" office:value-type="string" office:string-value="0x10008258" calcext:value-type="string">
            <text:p>0x10008258</text:p>
          </table:table-cell>
          <table:table-cell table:formula="of:=&quot;0x&quot; &amp; [.Y92]" office:value-type="string" office:string-value="0x1000825C" calcext:value-type="string">
            <text:p>0x1000825C</text:p>
          </table:table-cell>
          <table:table-cell table:formula="of:=&quot;0x&quot; &amp; [.Z92]" office:value-type="string" office:string-value="0x10008260" calcext:value-type="string">
            <text:p>0x10008260</text:p>
          </table:table-cell>
          <table:table-cell table:formula="of:=&quot;0x&quot; &amp; [.AA92]" office:value-type="string" office:string-value="0x10008264" calcext:value-type="string">
            <text:p>0x10008264</text:p>
          </table:table-cell>
          <table:table-cell table:formula="of:=&quot;0x&quot; &amp; [.AB92]" office:value-type="string" office:string-value="0x10008268" calcext:value-type="string">
            <text:p>0x10008268</text:p>
          </table:table-cell>
          <table:table-cell table:formula="of:=&quot;0x&quot; &amp; [.AC92]" office:value-type="string" office:string-value="0x1000826C" calcext:value-type="string">
            <text:p>0x1000826C</text:p>
          </table:table-cell>
          <table:table-cell table:formula="of:=&quot;0x&quot; &amp; [.AD92]" office:value-type="string" office:string-value="0x10008270" calcext:value-type="string">
            <text:p>0x10008270</text:p>
          </table:table-cell>
          <table:table-cell table:formula="of:=&quot;0x&quot; &amp; [.AE92]" office:value-type="string" office:string-value="0x10008274" calcext:value-type="string">
            <text:p>0x10008274</text:p>
          </table:table-cell>
          <table:table-cell table:formula="of:=&quot;0x&quot; &amp; [.AF92]" office:value-type="string" office:string-value="0x10008278" calcext:value-type="string">
            <text:p>0x10008278</text:p>
          </table:table-cell>
          <table:table-cell table:formula="of:=&quot;0x&quot; &amp; [.AG92]" office:value-type="string" office:string-value="0x1000827C" calcext:value-type="string">
            <text:p>0x1000827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&quot;0x&quot; &amp; [.B93]" office:value-type="string" office:string-value="0x10008280" calcext:value-type="string">
            <text:p>0x10008280</text:p>
          </table:table-cell>
          <table:table-cell table:formula="of:=&quot;0x&quot; &amp; [.C93]" office:value-type="string" office:string-value="0x10008284" calcext:value-type="string">
            <text:p>0x10008284</text:p>
          </table:table-cell>
          <table:table-cell table:formula="of:=&quot;0x&quot; &amp; [.D93]" office:value-type="string" office:string-value="0x10008288" calcext:value-type="string">
            <text:p>0x10008288</text:p>
          </table:table-cell>
          <table:table-cell table:formula="of:=&quot;0x&quot; &amp; [.E93]" office:value-type="string" office:string-value="0x1000828C" calcext:value-type="string">
            <text:p>0x1000828C</text:p>
          </table:table-cell>
          <table:table-cell table:formula="of:=&quot;0x&quot; &amp; [.F93]" office:value-type="string" office:string-value="0x10008290" calcext:value-type="string">
            <text:p>0x10008290</text:p>
          </table:table-cell>
          <table:table-cell table:formula="of:=&quot;0x&quot; &amp; [.G93]" office:value-type="string" office:string-value="0x10008294" calcext:value-type="string">
            <text:p>0x10008294</text:p>
          </table:table-cell>
          <table:table-cell table:formula="of:=&quot;0x&quot; &amp; [.H93]" office:value-type="string" office:string-value="0x10008298" calcext:value-type="string">
            <text:p>0x10008298</text:p>
          </table:table-cell>
          <table:table-cell table:formula="of:=&quot;0x&quot; &amp; [.I93]" office:value-type="string" office:string-value="0x1000829C" calcext:value-type="string">
            <text:p>0x1000829C</text:p>
          </table:table-cell>
          <table:table-cell table:formula="of:=&quot;0x&quot; &amp; [.J93]" office:value-type="string" office:string-value="0x100082A0" calcext:value-type="string">
            <text:p>0x100082A0</text:p>
          </table:table-cell>
          <table:table-cell table:formula="of:=&quot;0x&quot; &amp; [.K93]" office:value-type="string" office:string-value="0x100082A4" calcext:value-type="string">
            <text:p>0x100082A4</text:p>
          </table:table-cell>
          <table:table-cell table:formula="of:=&quot;0x&quot; &amp; [.L93]" office:value-type="string" office:string-value="0x100082A8" calcext:value-type="string">
            <text:p>0x100082A8</text:p>
          </table:table-cell>
          <table:table-cell table:formula="of:=&quot;0x&quot; &amp; [.M93]" office:value-type="string" office:string-value="0x100082AC" calcext:value-type="string">
            <text:p>0x100082AC</text:p>
          </table:table-cell>
          <table:table-cell table:formula="of:=&quot;0x&quot; &amp; [.N93]" office:value-type="string" office:string-value="0x100082B0" calcext:value-type="string">
            <text:p>0x100082B0</text:p>
          </table:table-cell>
          <table:table-cell table:formula="of:=&quot;0x&quot; &amp; [.O93]" office:value-type="string" office:string-value="0x100082B4" calcext:value-type="string">
            <text:p>0x100082B4</text:p>
          </table:table-cell>
          <table:table-cell table:formula="of:=&quot;0x&quot; &amp; [.P93]" office:value-type="string" office:string-value="0x100082B8" calcext:value-type="string">
            <text:p>0x100082B8</text:p>
          </table:table-cell>
          <table:table-cell table:formula="of:=&quot;0x&quot; &amp; [.Q93]" office:value-type="string" office:string-value="0x100082BC" calcext:value-type="string">
            <text:p>0x100082BC</text:p>
          </table:table-cell>
          <table:table-cell table:formula="of:=&quot;0x&quot; &amp; [.R93]" office:value-type="string" office:string-value="0x100082C0" calcext:value-type="string">
            <text:p>0x100082C0</text:p>
          </table:table-cell>
          <table:table-cell table:formula="of:=&quot;0x&quot; &amp; [.S93]" office:value-type="string" office:string-value="0x100082C4" calcext:value-type="string">
            <text:p>0x100082C4</text:p>
          </table:table-cell>
          <table:table-cell table:formula="of:=&quot;0x&quot; &amp; [.T93]" office:value-type="string" office:string-value="0x100082C8" calcext:value-type="string">
            <text:p>0x100082C8</text:p>
          </table:table-cell>
          <table:table-cell table:formula="of:=&quot;0x&quot; &amp; [.U93]" office:value-type="string" office:string-value="0x100082CC" calcext:value-type="string">
            <text:p>0x100082CC</text:p>
          </table:table-cell>
          <table:table-cell table:formula="of:=&quot;0x&quot; &amp; [.V93]" office:value-type="string" office:string-value="0x100082D0" calcext:value-type="string">
            <text:p>0x100082D0</text:p>
          </table:table-cell>
          <table:table-cell table:formula="of:=&quot;0x&quot; &amp; [.W93]" office:value-type="string" office:string-value="0x100082D4" calcext:value-type="string">
            <text:p>0x100082D4</text:p>
          </table:table-cell>
          <table:table-cell table:formula="of:=&quot;0x&quot; &amp; [.X93]" office:value-type="string" office:string-value="0x100082D8" calcext:value-type="string">
            <text:p>0x100082D8</text:p>
          </table:table-cell>
          <table:table-cell table:formula="of:=&quot;0x&quot; &amp; [.Y93]" office:value-type="string" office:string-value="0x100082DC" calcext:value-type="string">
            <text:p>0x100082DC</text:p>
          </table:table-cell>
          <table:table-cell table:formula="of:=&quot;0x&quot; &amp; [.Z93]" office:value-type="string" office:string-value="0x100082E0" calcext:value-type="string">
            <text:p>0x100082E0</text:p>
          </table:table-cell>
          <table:table-cell table:formula="of:=&quot;0x&quot; &amp; [.AA93]" office:value-type="string" office:string-value="0x100082E4" calcext:value-type="string">
            <text:p>0x100082E4</text:p>
          </table:table-cell>
          <table:table-cell table:formula="of:=&quot;0x&quot; &amp; [.AB93]" office:value-type="string" office:string-value="0x100082E8" calcext:value-type="string">
            <text:p>0x100082E8</text:p>
          </table:table-cell>
          <table:table-cell table:formula="of:=&quot;0x&quot; &amp; [.AC93]" office:value-type="string" office:string-value="0x100082EC" calcext:value-type="string">
            <text:p>0x100082EC</text:p>
          </table:table-cell>
          <table:table-cell table:formula="of:=&quot;0x&quot; &amp; [.AD93]" office:value-type="string" office:string-value="0x100082F0" calcext:value-type="string">
            <text:p>0x100082F0</text:p>
          </table:table-cell>
          <table:table-cell table:formula="of:=&quot;0x&quot; &amp; [.AE93]" office:value-type="string" office:string-value="0x100082F4" calcext:value-type="string">
            <text:p>0x100082F4</text:p>
          </table:table-cell>
          <table:table-cell table:formula="of:=&quot;0x&quot; &amp; [.AF93]" office:value-type="string" office:string-value="0x100082F8" calcext:value-type="string">
            <text:p>0x100082F8</text:p>
          </table:table-cell>
          <table:table-cell table:formula="of:=&quot;0x&quot; &amp; [.AG93]" office:value-type="string" office:string-value="0x100082FC" calcext:value-type="string">
            <text:p>0x100082F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&quot;0x&quot; &amp; [.B94]" office:value-type="string" office:string-value="0x10008300" calcext:value-type="string">
            <text:p>0x10008300</text:p>
          </table:table-cell>
          <table:table-cell table:formula="of:=&quot;0x&quot; &amp; [.C94]" office:value-type="string" office:string-value="0x10008304" calcext:value-type="string">
            <text:p>0x10008304</text:p>
          </table:table-cell>
          <table:table-cell table:formula="of:=&quot;0x&quot; &amp; [.D94]" office:value-type="string" office:string-value="0x10008308" calcext:value-type="string">
            <text:p>0x10008308</text:p>
          </table:table-cell>
          <table:table-cell table:formula="of:=&quot;0x&quot; &amp; [.E94]" office:value-type="string" office:string-value="0x1000830C" calcext:value-type="string">
            <text:p>0x1000830C</text:p>
          </table:table-cell>
          <table:table-cell table:formula="of:=&quot;0x&quot; &amp; [.F94]" office:value-type="string" office:string-value="0x10008310" calcext:value-type="string">
            <text:p>0x10008310</text:p>
          </table:table-cell>
          <table:table-cell table:formula="of:=&quot;0x&quot; &amp; [.G94]" office:value-type="string" office:string-value="0x10008314" calcext:value-type="string">
            <text:p>0x10008314</text:p>
          </table:table-cell>
          <table:table-cell table:formula="of:=&quot;0x&quot; &amp; [.H94]" office:value-type="string" office:string-value="0x10008318" calcext:value-type="string">
            <text:p>0x10008318</text:p>
          </table:table-cell>
          <table:table-cell table:formula="of:=&quot;0x&quot; &amp; [.I94]" office:value-type="string" office:string-value="0x1000831C" calcext:value-type="string">
            <text:p>0x1000831C</text:p>
          </table:table-cell>
          <table:table-cell table:formula="of:=&quot;0x&quot; &amp; [.J94]" office:value-type="string" office:string-value="0x10008320" calcext:value-type="string">
            <text:p>0x10008320</text:p>
          </table:table-cell>
          <table:table-cell table:formula="of:=&quot;0x&quot; &amp; [.K94]" office:value-type="string" office:string-value="0x10008324" calcext:value-type="string">
            <text:p>0x10008324</text:p>
          </table:table-cell>
          <table:table-cell table:formula="of:=&quot;0x&quot; &amp; [.L94]" office:value-type="string" office:string-value="0x10008328" calcext:value-type="string">
            <text:p>0x10008328</text:p>
          </table:table-cell>
          <table:table-cell table:formula="of:=&quot;0x&quot; &amp; [.M94]" office:value-type="string" office:string-value="0x1000832C" calcext:value-type="string">
            <text:p>0x1000832C</text:p>
          </table:table-cell>
          <table:table-cell table:formula="of:=&quot;0x&quot; &amp; [.N94]" office:value-type="string" office:string-value="0x10008330" calcext:value-type="string">
            <text:p>0x10008330</text:p>
          </table:table-cell>
          <table:table-cell table:formula="of:=&quot;0x&quot; &amp; [.O94]" office:value-type="string" office:string-value="0x10008334" calcext:value-type="string">
            <text:p>0x10008334</text:p>
          </table:table-cell>
          <table:table-cell table:formula="of:=&quot;0x&quot; &amp; [.P94]" office:value-type="string" office:string-value="0x10008338" calcext:value-type="string">
            <text:p>0x10008338</text:p>
          </table:table-cell>
          <table:table-cell table:formula="of:=&quot;0x&quot; &amp; [.Q94]" office:value-type="string" office:string-value="0x1000833C" calcext:value-type="string">
            <text:p>0x1000833C</text:p>
          </table:table-cell>
          <table:table-cell table:formula="of:=&quot;0x&quot; &amp; [.R94]" office:value-type="string" office:string-value="0x10008340" calcext:value-type="string">
            <text:p>0x10008340</text:p>
          </table:table-cell>
          <table:table-cell table:formula="of:=&quot;0x&quot; &amp; [.S94]" office:value-type="string" office:string-value="0x10008344" calcext:value-type="string">
            <text:p>0x10008344</text:p>
          </table:table-cell>
          <table:table-cell table:formula="of:=&quot;0x&quot; &amp; [.T94]" office:value-type="string" office:string-value="0x10008348" calcext:value-type="string">
            <text:p>0x10008348</text:p>
          </table:table-cell>
          <table:table-cell table:formula="of:=&quot;0x&quot; &amp; [.U94]" office:value-type="string" office:string-value="0x1000834C" calcext:value-type="string">
            <text:p>0x1000834C</text:p>
          </table:table-cell>
          <table:table-cell table:formula="of:=&quot;0x&quot; &amp; [.V94]" office:value-type="string" office:string-value="0x10008350" calcext:value-type="string">
            <text:p>0x10008350</text:p>
          </table:table-cell>
          <table:table-cell table:formula="of:=&quot;0x&quot; &amp; [.W94]" office:value-type="string" office:string-value="0x10008354" calcext:value-type="string">
            <text:p>0x10008354</text:p>
          </table:table-cell>
          <table:table-cell table:formula="of:=&quot;0x&quot; &amp; [.X94]" office:value-type="string" office:string-value="0x10008358" calcext:value-type="string">
            <text:p>0x10008358</text:p>
          </table:table-cell>
          <table:table-cell table:formula="of:=&quot;0x&quot; &amp; [.Y94]" office:value-type="string" office:string-value="0x1000835C" calcext:value-type="string">
            <text:p>0x1000835C</text:p>
          </table:table-cell>
          <table:table-cell table:formula="of:=&quot;0x&quot; &amp; [.Z94]" office:value-type="string" office:string-value="0x10008360" calcext:value-type="string">
            <text:p>0x10008360</text:p>
          </table:table-cell>
          <table:table-cell table:formula="of:=&quot;0x&quot; &amp; [.AA94]" office:value-type="string" office:string-value="0x10008364" calcext:value-type="string">
            <text:p>0x10008364</text:p>
          </table:table-cell>
          <table:table-cell table:formula="of:=&quot;0x&quot; &amp; [.AB94]" office:value-type="string" office:string-value="0x10008368" calcext:value-type="string">
            <text:p>0x10008368</text:p>
          </table:table-cell>
          <table:table-cell table:formula="of:=&quot;0x&quot; &amp; [.AC94]" office:value-type="string" office:string-value="0x1000836C" calcext:value-type="string">
            <text:p>0x1000836C</text:p>
          </table:table-cell>
          <table:table-cell table:formula="of:=&quot;0x&quot; &amp; [.AD94]" office:value-type="string" office:string-value="0x10008370" calcext:value-type="string">
            <text:p>0x10008370</text:p>
          </table:table-cell>
          <table:table-cell table:formula="of:=&quot;0x&quot; &amp; [.AE94]" office:value-type="string" office:string-value="0x10008374" calcext:value-type="string">
            <text:p>0x10008374</text:p>
          </table:table-cell>
          <table:table-cell table:formula="of:=&quot;0x&quot; &amp; [.AF94]" office:value-type="string" office:string-value="0x10008378" calcext:value-type="string">
            <text:p>0x10008378</text:p>
          </table:table-cell>
          <table:table-cell table:formula="of:=&quot;0x&quot; &amp; [.AG94]" office:value-type="string" office:string-value="0x1000837C" calcext:value-type="string">
            <text:p>0x1000837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&quot;0x&quot; &amp; [.B95]" office:value-type="string" office:string-value="0x10008380" calcext:value-type="string">
            <text:p>0x10008380</text:p>
          </table:table-cell>
          <table:table-cell table:formula="of:=&quot;0x&quot; &amp; [.C95]" office:value-type="string" office:string-value="0x10008384" calcext:value-type="string">
            <text:p>0x10008384</text:p>
          </table:table-cell>
          <table:table-cell table:formula="of:=&quot;0x&quot; &amp; [.D95]" office:value-type="string" office:string-value="0x10008388" calcext:value-type="string">
            <text:p>0x10008388</text:p>
          </table:table-cell>
          <table:table-cell table:formula="of:=&quot;0x&quot; &amp; [.E95]" office:value-type="string" office:string-value="0x1000838C" calcext:value-type="string">
            <text:p>0x1000838C</text:p>
          </table:table-cell>
          <table:table-cell table:formula="of:=&quot;0x&quot; &amp; [.F95]" office:value-type="string" office:string-value="0x10008390" calcext:value-type="string">
            <text:p>0x10008390</text:p>
          </table:table-cell>
          <table:table-cell table:formula="of:=&quot;0x&quot; &amp; [.G95]" office:value-type="string" office:string-value="0x10008394" calcext:value-type="string">
            <text:p>0x10008394</text:p>
          </table:table-cell>
          <table:table-cell table:formula="of:=&quot;0x&quot; &amp; [.H95]" office:value-type="string" office:string-value="0x10008398" calcext:value-type="string">
            <text:p>0x10008398</text:p>
          </table:table-cell>
          <table:table-cell table:formula="of:=&quot;0x&quot; &amp; [.I95]" office:value-type="string" office:string-value="0x1000839C" calcext:value-type="string">
            <text:p>0x1000839C</text:p>
          </table:table-cell>
          <table:table-cell table:formula="of:=&quot;0x&quot; &amp; [.J95]" office:value-type="string" office:string-value="0x100083A0" calcext:value-type="string">
            <text:p>0x100083A0</text:p>
          </table:table-cell>
          <table:table-cell table:formula="of:=&quot;0x&quot; &amp; [.K95]" office:value-type="string" office:string-value="0x100083A4" calcext:value-type="string">
            <text:p>0x100083A4</text:p>
          </table:table-cell>
          <table:table-cell table:formula="of:=&quot;0x&quot; &amp; [.L95]" office:value-type="string" office:string-value="0x100083A8" calcext:value-type="string">
            <text:p>0x100083A8</text:p>
          </table:table-cell>
          <table:table-cell table:formula="of:=&quot;0x&quot; &amp; [.M95]" office:value-type="string" office:string-value="0x100083AC" calcext:value-type="string">
            <text:p>0x100083AC</text:p>
          </table:table-cell>
          <table:table-cell table:formula="of:=&quot;0x&quot; &amp; [.N95]" office:value-type="string" office:string-value="0x100083B0" calcext:value-type="string">
            <text:p>0x100083B0</text:p>
          </table:table-cell>
          <table:table-cell table:formula="of:=&quot;0x&quot; &amp; [.O95]" office:value-type="string" office:string-value="0x100083B4" calcext:value-type="string">
            <text:p>0x100083B4</text:p>
          </table:table-cell>
          <table:table-cell table:formula="of:=&quot;0x&quot; &amp; [.P95]" office:value-type="string" office:string-value="0x100083B8" calcext:value-type="string">
            <text:p>0x100083B8</text:p>
          </table:table-cell>
          <table:table-cell table:formula="of:=&quot;0x&quot; &amp; [.Q95]" office:value-type="string" office:string-value="0x100083BC" calcext:value-type="string">
            <text:p>0x100083BC</text:p>
          </table:table-cell>
          <table:table-cell table:formula="of:=&quot;0x&quot; &amp; [.R95]" office:value-type="string" office:string-value="0x100083C0" calcext:value-type="string">
            <text:p>0x100083C0</text:p>
          </table:table-cell>
          <table:table-cell table:formula="of:=&quot;0x&quot; &amp; [.S95]" office:value-type="string" office:string-value="0x100083C4" calcext:value-type="string">
            <text:p>0x100083C4</text:p>
          </table:table-cell>
          <table:table-cell table:formula="of:=&quot;0x&quot; &amp; [.T95]" office:value-type="string" office:string-value="0x100083C8" calcext:value-type="string">
            <text:p>0x100083C8</text:p>
          </table:table-cell>
          <table:table-cell table:formula="of:=&quot;0x&quot; &amp; [.U95]" office:value-type="string" office:string-value="0x100083CC" calcext:value-type="string">
            <text:p>0x100083CC</text:p>
          </table:table-cell>
          <table:table-cell table:formula="of:=&quot;0x&quot; &amp; [.V95]" office:value-type="string" office:string-value="0x100083D0" calcext:value-type="string">
            <text:p>0x100083D0</text:p>
          </table:table-cell>
          <table:table-cell table:formula="of:=&quot;0x&quot; &amp; [.W95]" office:value-type="string" office:string-value="0x100083D4" calcext:value-type="string">
            <text:p>0x100083D4</text:p>
          </table:table-cell>
          <table:table-cell table:formula="of:=&quot;0x&quot; &amp; [.X95]" office:value-type="string" office:string-value="0x100083D8" calcext:value-type="string">
            <text:p>0x100083D8</text:p>
          </table:table-cell>
          <table:table-cell table:formula="of:=&quot;0x&quot; &amp; [.Y95]" office:value-type="string" office:string-value="0x100083DC" calcext:value-type="string">
            <text:p>0x100083DC</text:p>
          </table:table-cell>
          <table:table-cell table:formula="of:=&quot;0x&quot; &amp; [.Z95]" office:value-type="string" office:string-value="0x100083E0" calcext:value-type="string">
            <text:p>0x100083E0</text:p>
          </table:table-cell>
          <table:table-cell table:formula="of:=&quot;0x&quot; &amp; [.AA95]" office:value-type="string" office:string-value="0x100083E4" calcext:value-type="string">
            <text:p>0x100083E4</text:p>
          </table:table-cell>
          <table:table-cell table:formula="of:=&quot;0x&quot; &amp; [.AB95]" office:value-type="string" office:string-value="0x100083E8" calcext:value-type="string">
            <text:p>0x100083E8</text:p>
          </table:table-cell>
          <table:table-cell table:formula="of:=&quot;0x&quot; &amp; [.AC95]" office:value-type="string" office:string-value="0x100083EC" calcext:value-type="string">
            <text:p>0x100083EC</text:p>
          </table:table-cell>
          <table:table-cell table:formula="of:=&quot;0x&quot; &amp; [.AD95]" office:value-type="string" office:string-value="0x100083F0" calcext:value-type="string">
            <text:p>0x100083F0</text:p>
          </table:table-cell>
          <table:table-cell table:formula="of:=&quot;0x&quot; &amp; [.AE95]" office:value-type="string" office:string-value="0x100083F4" calcext:value-type="string">
            <text:p>0x100083F4</text:p>
          </table:table-cell>
          <table:table-cell table:formula="of:=&quot;0x&quot; &amp; [.AF95]" office:value-type="string" office:string-value="0x100083F8" calcext:value-type="string">
            <text:p>0x100083F8</text:p>
          </table:table-cell>
          <table:table-cell table:formula="of:=&quot;0x&quot; &amp; [.AG95]" office:value-type="string" office:string-value="0x100083FC" calcext:value-type="string">
            <text:p>0x100083F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&quot;0x&quot; &amp; [.B96]" office:value-type="string" office:string-value="0x10008400" calcext:value-type="string">
            <text:p>0x10008400</text:p>
          </table:table-cell>
          <table:table-cell table:formula="of:=&quot;0x&quot; &amp; [.C96]" office:value-type="string" office:string-value="0x10008404" calcext:value-type="string">
            <text:p>0x10008404</text:p>
          </table:table-cell>
          <table:table-cell table:formula="of:=&quot;0x&quot; &amp; [.D96]" office:value-type="string" office:string-value="0x10008408" calcext:value-type="string">
            <text:p>0x10008408</text:p>
          </table:table-cell>
          <table:table-cell table:formula="of:=&quot;0x&quot; &amp; [.E96]" office:value-type="string" office:string-value="0x1000840C" calcext:value-type="string">
            <text:p>0x1000840C</text:p>
          </table:table-cell>
          <table:table-cell table:formula="of:=&quot;0x&quot; &amp; [.F96]" office:value-type="string" office:string-value="0x10008410" calcext:value-type="string">
            <text:p>0x10008410</text:p>
          </table:table-cell>
          <table:table-cell table:formula="of:=&quot;0x&quot; &amp; [.G96]" office:value-type="string" office:string-value="0x10008414" calcext:value-type="string">
            <text:p>0x10008414</text:p>
          </table:table-cell>
          <table:table-cell table:formula="of:=&quot;0x&quot; &amp; [.H96]" office:value-type="string" office:string-value="0x10008418" calcext:value-type="string">
            <text:p>0x10008418</text:p>
          </table:table-cell>
          <table:table-cell table:formula="of:=&quot;0x&quot; &amp; [.I96]" office:value-type="string" office:string-value="0x1000841C" calcext:value-type="string">
            <text:p>0x1000841C</text:p>
          </table:table-cell>
          <table:table-cell table:formula="of:=&quot;0x&quot; &amp; [.J96]" office:value-type="string" office:string-value="0x10008420" calcext:value-type="string">
            <text:p>0x10008420</text:p>
          </table:table-cell>
          <table:table-cell table:formula="of:=&quot;0x&quot; &amp; [.K96]" office:value-type="string" office:string-value="0x10008424" calcext:value-type="string">
            <text:p>0x10008424</text:p>
          </table:table-cell>
          <table:table-cell table:formula="of:=&quot;0x&quot; &amp; [.L96]" office:value-type="string" office:string-value="0x10008428" calcext:value-type="string">
            <text:p>0x10008428</text:p>
          </table:table-cell>
          <table:table-cell table:formula="of:=&quot;0x&quot; &amp; [.M96]" office:value-type="string" office:string-value="0x1000842C" calcext:value-type="string">
            <text:p>0x1000842C</text:p>
          </table:table-cell>
          <table:table-cell table:formula="of:=&quot;0x&quot; &amp; [.N96]" office:value-type="string" office:string-value="0x10008430" calcext:value-type="string">
            <text:p>0x10008430</text:p>
          </table:table-cell>
          <table:table-cell table:formula="of:=&quot;0x&quot; &amp; [.O96]" office:value-type="string" office:string-value="0x10008434" calcext:value-type="string">
            <text:p>0x10008434</text:p>
          </table:table-cell>
          <table:table-cell table:formula="of:=&quot;0x&quot; &amp; [.P96]" office:value-type="string" office:string-value="0x10008438" calcext:value-type="string">
            <text:p>0x10008438</text:p>
          </table:table-cell>
          <table:table-cell table:formula="of:=&quot;0x&quot; &amp; [.Q96]" office:value-type="string" office:string-value="0x1000843C" calcext:value-type="string">
            <text:p>0x1000843C</text:p>
          </table:table-cell>
          <table:table-cell table:formula="of:=&quot;0x&quot; &amp; [.R96]" office:value-type="string" office:string-value="0x10008440" calcext:value-type="string">
            <text:p>0x10008440</text:p>
          </table:table-cell>
          <table:table-cell table:formula="of:=&quot;0x&quot; &amp; [.S96]" office:value-type="string" office:string-value="0x10008444" calcext:value-type="string">
            <text:p>0x10008444</text:p>
          </table:table-cell>
          <table:table-cell table:formula="of:=&quot;0x&quot; &amp; [.T96]" office:value-type="string" office:string-value="0x10008448" calcext:value-type="string">
            <text:p>0x10008448</text:p>
          </table:table-cell>
          <table:table-cell table:formula="of:=&quot;0x&quot; &amp; [.U96]" office:value-type="string" office:string-value="0x1000844C" calcext:value-type="string">
            <text:p>0x1000844C</text:p>
          </table:table-cell>
          <table:table-cell table:formula="of:=&quot;0x&quot; &amp; [.V96]" office:value-type="string" office:string-value="0x10008450" calcext:value-type="string">
            <text:p>0x10008450</text:p>
          </table:table-cell>
          <table:table-cell table:formula="of:=&quot;0x&quot; &amp; [.W96]" office:value-type="string" office:string-value="0x10008454" calcext:value-type="string">
            <text:p>0x10008454</text:p>
          </table:table-cell>
          <table:table-cell table:formula="of:=&quot;0x&quot; &amp; [.X96]" office:value-type="string" office:string-value="0x10008458" calcext:value-type="string">
            <text:p>0x10008458</text:p>
          </table:table-cell>
          <table:table-cell table:formula="of:=&quot;0x&quot; &amp; [.Y96]" office:value-type="string" office:string-value="0x1000845C" calcext:value-type="string">
            <text:p>0x1000845C</text:p>
          </table:table-cell>
          <table:table-cell table:formula="of:=&quot;0x&quot; &amp; [.Z96]" office:value-type="string" office:string-value="0x10008460" calcext:value-type="string">
            <text:p>0x10008460</text:p>
          </table:table-cell>
          <table:table-cell table:formula="of:=&quot;0x&quot; &amp; [.AA96]" office:value-type="string" office:string-value="0x10008464" calcext:value-type="string">
            <text:p>0x10008464</text:p>
          </table:table-cell>
          <table:table-cell table:formula="of:=&quot;0x&quot; &amp; [.AB96]" office:value-type="string" office:string-value="0x10008468" calcext:value-type="string">
            <text:p>0x10008468</text:p>
          </table:table-cell>
          <table:table-cell table:formula="of:=&quot;0x&quot; &amp; [.AC96]" office:value-type="string" office:string-value="0x1000846C" calcext:value-type="string">
            <text:p>0x1000846C</text:p>
          </table:table-cell>
          <table:table-cell table:formula="of:=&quot;0x&quot; &amp; [.AD96]" office:value-type="string" office:string-value="0x10008470" calcext:value-type="string">
            <text:p>0x10008470</text:p>
          </table:table-cell>
          <table:table-cell table:formula="of:=&quot;0x&quot; &amp; [.AE96]" office:value-type="string" office:string-value="0x10008474" calcext:value-type="string">
            <text:p>0x10008474</text:p>
          </table:table-cell>
          <table:table-cell table:formula="of:=&quot;0x&quot; &amp; [.AF96]" office:value-type="string" office:string-value="0x10008478" calcext:value-type="string">
            <text:p>0x10008478</text:p>
          </table:table-cell>
          <table:table-cell table:formula="of:=&quot;0x&quot; &amp; [.AG96]" office:value-type="string" office:string-value="0x1000847C" calcext:value-type="string">
            <text:p>0x1000847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&quot;0x&quot; &amp; [.B97]" office:value-type="string" office:string-value="0x10008480" calcext:value-type="string">
            <text:p>0x10008480</text:p>
          </table:table-cell>
          <table:table-cell table:formula="of:=&quot;0x&quot; &amp; [.C97]" office:value-type="string" office:string-value="0x10008484" calcext:value-type="string">
            <text:p>0x10008484</text:p>
          </table:table-cell>
          <table:table-cell table:formula="of:=&quot;0x&quot; &amp; [.D97]" office:value-type="string" office:string-value="0x10008488" calcext:value-type="string">
            <text:p>0x10008488</text:p>
          </table:table-cell>
          <table:table-cell table:formula="of:=&quot;0x&quot; &amp; [.E97]" office:value-type="string" office:string-value="0x1000848C" calcext:value-type="string">
            <text:p>0x1000848C</text:p>
          </table:table-cell>
          <table:table-cell table:formula="of:=&quot;0x&quot; &amp; [.F97]" office:value-type="string" office:string-value="0x10008490" calcext:value-type="string">
            <text:p>0x10008490</text:p>
          </table:table-cell>
          <table:table-cell table:formula="of:=&quot;0x&quot; &amp; [.G97]" office:value-type="string" office:string-value="0x10008494" calcext:value-type="string">
            <text:p>0x10008494</text:p>
          </table:table-cell>
          <table:table-cell table:formula="of:=&quot;0x&quot; &amp; [.H97]" office:value-type="string" office:string-value="0x10008498" calcext:value-type="string">
            <text:p>0x10008498</text:p>
          </table:table-cell>
          <table:table-cell table:formula="of:=&quot;0x&quot; &amp; [.I97]" office:value-type="string" office:string-value="0x1000849C" calcext:value-type="string">
            <text:p>0x1000849C</text:p>
          </table:table-cell>
          <table:table-cell table:formula="of:=&quot;0x&quot; &amp; [.J97]" office:value-type="string" office:string-value="0x100084A0" calcext:value-type="string">
            <text:p>0x100084A0</text:p>
          </table:table-cell>
          <table:table-cell table:formula="of:=&quot;0x&quot; &amp; [.K97]" office:value-type="string" office:string-value="0x100084A4" calcext:value-type="string">
            <text:p>0x100084A4</text:p>
          </table:table-cell>
          <table:table-cell table:formula="of:=&quot;0x&quot; &amp; [.L97]" office:value-type="string" office:string-value="0x100084A8" calcext:value-type="string">
            <text:p>0x100084A8</text:p>
          </table:table-cell>
          <table:table-cell table:formula="of:=&quot;0x&quot; &amp; [.M97]" office:value-type="string" office:string-value="0x100084AC" calcext:value-type="string">
            <text:p>0x100084AC</text:p>
          </table:table-cell>
          <table:table-cell table:formula="of:=&quot;0x&quot; &amp; [.N97]" office:value-type="string" office:string-value="0x100084B0" calcext:value-type="string">
            <text:p>0x100084B0</text:p>
          </table:table-cell>
          <table:table-cell table:formula="of:=&quot;0x&quot; &amp; [.O97]" office:value-type="string" office:string-value="0x100084B4" calcext:value-type="string">
            <text:p>0x100084B4</text:p>
          </table:table-cell>
          <table:table-cell table:formula="of:=&quot;0x&quot; &amp; [.P97]" office:value-type="string" office:string-value="0x100084B8" calcext:value-type="string">
            <text:p>0x100084B8</text:p>
          </table:table-cell>
          <table:table-cell table:formula="of:=&quot;0x&quot; &amp; [.Q97]" office:value-type="string" office:string-value="0x100084BC" calcext:value-type="string">
            <text:p>0x100084BC</text:p>
          </table:table-cell>
          <table:table-cell table:formula="of:=&quot;0x&quot; &amp; [.R97]" office:value-type="string" office:string-value="0x100084C0" calcext:value-type="string">
            <text:p>0x100084C0</text:p>
          </table:table-cell>
          <table:table-cell table:formula="of:=&quot;0x&quot; &amp; [.S97]" office:value-type="string" office:string-value="0x100084C4" calcext:value-type="string">
            <text:p>0x100084C4</text:p>
          </table:table-cell>
          <table:table-cell table:formula="of:=&quot;0x&quot; &amp; [.T97]" office:value-type="string" office:string-value="0x100084C8" calcext:value-type="string">
            <text:p>0x100084C8</text:p>
          </table:table-cell>
          <table:table-cell table:formula="of:=&quot;0x&quot; &amp; [.U97]" office:value-type="string" office:string-value="0x100084CC" calcext:value-type="string">
            <text:p>0x100084CC</text:p>
          </table:table-cell>
          <table:table-cell table:formula="of:=&quot;0x&quot; &amp; [.V97]" office:value-type="string" office:string-value="0x100084D0" calcext:value-type="string">
            <text:p>0x100084D0</text:p>
          </table:table-cell>
          <table:table-cell table:formula="of:=&quot;0x&quot; &amp; [.W97]" office:value-type="string" office:string-value="0x100084D4" calcext:value-type="string">
            <text:p>0x100084D4</text:p>
          </table:table-cell>
          <table:table-cell table:formula="of:=&quot;0x&quot; &amp; [.X97]" office:value-type="string" office:string-value="0x100084D8" calcext:value-type="string">
            <text:p>0x100084D8</text:p>
          </table:table-cell>
          <table:table-cell table:formula="of:=&quot;0x&quot; &amp; [.Y97]" office:value-type="string" office:string-value="0x100084DC" calcext:value-type="string">
            <text:p>0x100084DC</text:p>
          </table:table-cell>
          <table:table-cell table:formula="of:=&quot;0x&quot; &amp; [.Z97]" office:value-type="string" office:string-value="0x100084E0" calcext:value-type="string">
            <text:p>0x100084E0</text:p>
          </table:table-cell>
          <table:table-cell table:formula="of:=&quot;0x&quot; &amp; [.AA97]" office:value-type="string" office:string-value="0x100084E4" calcext:value-type="string">
            <text:p>0x100084E4</text:p>
          </table:table-cell>
          <table:table-cell table:formula="of:=&quot;0x&quot; &amp; [.AB97]" office:value-type="string" office:string-value="0x100084E8" calcext:value-type="string">
            <text:p>0x100084E8</text:p>
          </table:table-cell>
          <table:table-cell table:formula="of:=&quot;0x&quot; &amp; [.AC97]" office:value-type="string" office:string-value="0x100084EC" calcext:value-type="string">
            <text:p>0x100084EC</text:p>
          </table:table-cell>
          <table:table-cell table:formula="of:=&quot;0x&quot; &amp; [.AD97]" office:value-type="string" office:string-value="0x100084F0" calcext:value-type="string">
            <text:p>0x100084F0</text:p>
          </table:table-cell>
          <table:table-cell table:formula="of:=&quot;0x&quot; &amp; [.AE97]" office:value-type="string" office:string-value="0x100084F4" calcext:value-type="string">
            <text:p>0x100084F4</text:p>
          </table:table-cell>
          <table:table-cell table:formula="of:=&quot;0x&quot; &amp; [.AF97]" office:value-type="string" office:string-value="0x100084F8" calcext:value-type="string">
            <text:p>0x100084F8</text:p>
          </table:table-cell>
          <table:table-cell table:formula="of:=&quot;0x&quot; &amp; [.AG97]" office:value-type="string" office:string-value="0x100084FC" calcext:value-type="string">
            <text:p>0x100084F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&quot;0x&quot; &amp; [.B98]" office:value-type="string" office:string-value="0x10008500" calcext:value-type="string">
            <text:p>0x10008500</text:p>
          </table:table-cell>
          <table:table-cell table:formula="of:=&quot;0x&quot; &amp; [.C98]" office:value-type="string" office:string-value="0x10008504" calcext:value-type="string">
            <text:p>0x10008504</text:p>
          </table:table-cell>
          <table:table-cell table:formula="of:=&quot;0x&quot; &amp; [.D98]" office:value-type="string" office:string-value="0x10008508" calcext:value-type="string">
            <text:p>0x10008508</text:p>
          </table:table-cell>
          <table:table-cell table:formula="of:=&quot;0x&quot; &amp; [.E98]" office:value-type="string" office:string-value="0x1000850C" calcext:value-type="string">
            <text:p>0x1000850C</text:p>
          </table:table-cell>
          <table:table-cell table:formula="of:=&quot;0x&quot; &amp; [.F98]" office:value-type="string" office:string-value="0x10008510" calcext:value-type="string">
            <text:p>0x10008510</text:p>
          </table:table-cell>
          <table:table-cell table:formula="of:=&quot;0x&quot; &amp; [.G98]" office:value-type="string" office:string-value="0x10008514" calcext:value-type="string">
            <text:p>0x10008514</text:p>
          </table:table-cell>
          <table:table-cell table:formula="of:=&quot;0x&quot; &amp; [.H98]" office:value-type="string" office:string-value="0x10008518" calcext:value-type="string">
            <text:p>0x10008518</text:p>
          </table:table-cell>
          <table:table-cell table:formula="of:=&quot;0x&quot; &amp; [.I98]" office:value-type="string" office:string-value="0x1000851C" calcext:value-type="string">
            <text:p>0x1000851C</text:p>
          </table:table-cell>
          <table:table-cell table:formula="of:=&quot;0x&quot; &amp; [.J98]" office:value-type="string" office:string-value="0x10008520" calcext:value-type="string">
            <text:p>0x10008520</text:p>
          </table:table-cell>
          <table:table-cell table:formula="of:=&quot;0x&quot; &amp; [.K98]" office:value-type="string" office:string-value="0x10008524" calcext:value-type="string">
            <text:p>0x10008524</text:p>
          </table:table-cell>
          <table:table-cell table:formula="of:=&quot;0x&quot; &amp; [.L98]" office:value-type="string" office:string-value="0x10008528" calcext:value-type="string">
            <text:p>0x10008528</text:p>
          </table:table-cell>
          <table:table-cell table:formula="of:=&quot;0x&quot; &amp; [.M98]" office:value-type="string" office:string-value="0x1000852C" calcext:value-type="string">
            <text:p>0x1000852C</text:p>
          </table:table-cell>
          <table:table-cell table:formula="of:=&quot;0x&quot; &amp; [.N98]" office:value-type="string" office:string-value="0x10008530" calcext:value-type="string">
            <text:p>0x10008530</text:p>
          </table:table-cell>
          <table:table-cell table:formula="of:=&quot;0x&quot; &amp; [.O98]" office:value-type="string" office:string-value="0x10008534" calcext:value-type="string">
            <text:p>0x10008534</text:p>
          </table:table-cell>
          <table:table-cell table:formula="of:=&quot;0x&quot; &amp; [.P98]" office:value-type="string" office:string-value="0x10008538" calcext:value-type="string">
            <text:p>0x10008538</text:p>
          </table:table-cell>
          <table:table-cell table:formula="of:=&quot;0x&quot; &amp; [.Q98]" office:value-type="string" office:string-value="0x1000853C" calcext:value-type="string">
            <text:p>0x1000853C</text:p>
          </table:table-cell>
          <table:table-cell table:formula="of:=&quot;0x&quot; &amp; [.R98]" office:value-type="string" office:string-value="0x10008540" calcext:value-type="string">
            <text:p>0x10008540</text:p>
          </table:table-cell>
          <table:table-cell table:formula="of:=&quot;0x&quot; &amp; [.S98]" office:value-type="string" office:string-value="0x10008544" calcext:value-type="string">
            <text:p>0x10008544</text:p>
          </table:table-cell>
          <table:table-cell table:formula="of:=&quot;0x&quot; &amp; [.T98]" office:value-type="string" office:string-value="0x10008548" calcext:value-type="string">
            <text:p>0x10008548</text:p>
          </table:table-cell>
          <table:table-cell table:formula="of:=&quot;0x&quot; &amp; [.U98]" office:value-type="string" office:string-value="0x1000854C" calcext:value-type="string">
            <text:p>0x1000854C</text:p>
          </table:table-cell>
          <table:table-cell table:formula="of:=&quot;0x&quot; &amp; [.V98]" office:value-type="string" office:string-value="0x10008550" calcext:value-type="string">
            <text:p>0x10008550</text:p>
          </table:table-cell>
          <table:table-cell table:formula="of:=&quot;0x&quot; &amp; [.W98]" office:value-type="string" office:string-value="0x10008554" calcext:value-type="string">
            <text:p>0x10008554</text:p>
          </table:table-cell>
          <table:table-cell table:formula="of:=&quot;0x&quot; &amp; [.X98]" office:value-type="string" office:string-value="0x10008558" calcext:value-type="string">
            <text:p>0x10008558</text:p>
          </table:table-cell>
          <table:table-cell table:formula="of:=&quot;0x&quot; &amp; [.Y98]" office:value-type="string" office:string-value="0x1000855C" calcext:value-type="string">
            <text:p>0x1000855C</text:p>
          </table:table-cell>
          <table:table-cell table:formula="of:=&quot;0x&quot; &amp; [.Z98]" office:value-type="string" office:string-value="0x10008560" calcext:value-type="string">
            <text:p>0x10008560</text:p>
          </table:table-cell>
          <table:table-cell table:formula="of:=&quot;0x&quot; &amp; [.AA98]" office:value-type="string" office:string-value="0x10008564" calcext:value-type="string">
            <text:p>0x10008564</text:p>
          </table:table-cell>
          <table:table-cell table:formula="of:=&quot;0x&quot; &amp; [.AB98]" office:value-type="string" office:string-value="0x10008568" calcext:value-type="string">
            <text:p>0x10008568</text:p>
          </table:table-cell>
          <table:table-cell table:formula="of:=&quot;0x&quot; &amp; [.AC98]" office:value-type="string" office:string-value="0x1000856C" calcext:value-type="string">
            <text:p>0x1000856C</text:p>
          </table:table-cell>
          <table:table-cell table:formula="of:=&quot;0x&quot; &amp; [.AD98]" office:value-type="string" office:string-value="0x10008570" calcext:value-type="string">
            <text:p>0x10008570</text:p>
          </table:table-cell>
          <table:table-cell table:formula="of:=&quot;0x&quot; &amp; [.AE98]" office:value-type="string" office:string-value="0x10008574" calcext:value-type="string">
            <text:p>0x10008574</text:p>
          </table:table-cell>
          <table:table-cell table:formula="of:=&quot;0x&quot; &amp; [.AF98]" office:value-type="string" office:string-value="0x10008578" calcext:value-type="string">
            <text:p>0x10008578</text:p>
          </table:table-cell>
          <table:table-cell table:formula="of:=&quot;0x&quot; &amp; [.AG98]" office:value-type="string" office:string-value="0x1000857C" calcext:value-type="string">
            <text:p>0x1000857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&quot;0x&quot; &amp; [.B99]" office:value-type="string" office:string-value="0x10008580" calcext:value-type="string">
            <text:p>0x10008580</text:p>
          </table:table-cell>
          <table:table-cell table:formula="of:=&quot;0x&quot; &amp; [.C99]" office:value-type="string" office:string-value="0x10008584" calcext:value-type="string">
            <text:p>0x10008584</text:p>
          </table:table-cell>
          <table:table-cell table:formula="of:=&quot;0x&quot; &amp; [.D99]" office:value-type="string" office:string-value="0x10008588" calcext:value-type="string">
            <text:p>0x10008588</text:p>
          </table:table-cell>
          <table:table-cell table:formula="of:=&quot;0x&quot; &amp; [.E99]" office:value-type="string" office:string-value="0x1000858C" calcext:value-type="string">
            <text:p>0x1000858C</text:p>
          </table:table-cell>
          <table:table-cell table:formula="of:=&quot;0x&quot; &amp; [.F99]" office:value-type="string" office:string-value="0x10008590" calcext:value-type="string">
            <text:p>0x10008590</text:p>
          </table:table-cell>
          <table:table-cell table:formula="of:=&quot;0x&quot; &amp; [.G99]" office:value-type="string" office:string-value="0x10008594" calcext:value-type="string">
            <text:p>0x10008594</text:p>
          </table:table-cell>
          <table:table-cell table:formula="of:=&quot;0x&quot; &amp; [.H99]" office:value-type="string" office:string-value="0x10008598" calcext:value-type="string">
            <text:p>0x10008598</text:p>
          </table:table-cell>
          <table:table-cell table:formula="of:=&quot;0x&quot; &amp; [.I99]" office:value-type="string" office:string-value="0x1000859C" calcext:value-type="string">
            <text:p>0x1000859C</text:p>
          </table:table-cell>
          <table:table-cell table:formula="of:=&quot;0x&quot; &amp; [.J99]" office:value-type="string" office:string-value="0x100085A0" calcext:value-type="string">
            <text:p>0x100085A0</text:p>
          </table:table-cell>
          <table:table-cell table:formula="of:=&quot;0x&quot; &amp; [.K99]" office:value-type="string" office:string-value="0x100085A4" calcext:value-type="string">
            <text:p>0x100085A4</text:p>
          </table:table-cell>
          <table:table-cell table:formula="of:=&quot;0x&quot; &amp; [.L99]" office:value-type="string" office:string-value="0x100085A8" calcext:value-type="string">
            <text:p>0x100085A8</text:p>
          </table:table-cell>
          <table:table-cell table:formula="of:=&quot;0x&quot; &amp; [.M99]" office:value-type="string" office:string-value="0x100085AC" calcext:value-type="string">
            <text:p>0x100085AC</text:p>
          </table:table-cell>
          <table:table-cell table:formula="of:=&quot;0x&quot; &amp; [.N99]" office:value-type="string" office:string-value="0x100085B0" calcext:value-type="string">
            <text:p>0x100085B0</text:p>
          </table:table-cell>
          <table:table-cell table:formula="of:=&quot;0x&quot; &amp; [.O99]" office:value-type="string" office:string-value="0x100085B4" calcext:value-type="string">
            <text:p>0x100085B4</text:p>
          </table:table-cell>
          <table:table-cell table:formula="of:=&quot;0x&quot; &amp; [.P99]" office:value-type="string" office:string-value="0x100085B8" calcext:value-type="string">
            <text:p>0x100085B8</text:p>
          </table:table-cell>
          <table:table-cell table:formula="of:=&quot;0x&quot; &amp; [.Q99]" office:value-type="string" office:string-value="0x100085BC" calcext:value-type="string">
            <text:p>0x100085BC</text:p>
          </table:table-cell>
          <table:table-cell table:formula="of:=&quot;0x&quot; &amp; [.R99]" office:value-type="string" office:string-value="0x100085C0" calcext:value-type="string">
            <text:p>0x100085C0</text:p>
          </table:table-cell>
          <table:table-cell table:formula="of:=&quot;0x&quot; &amp; [.S99]" office:value-type="string" office:string-value="0x100085C4" calcext:value-type="string">
            <text:p>0x100085C4</text:p>
          </table:table-cell>
          <table:table-cell table:formula="of:=&quot;0x&quot; &amp; [.T99]" office:value-type="string" office:string-value="0x100085C8" calcext:value-type="string">
            <text:p>0x100085C8</text:p>
          </table:table-cell>
          <table:table-cell table:formula="of:=&quot;0x&quot; &amp; [.U99]" office:value-type="string" office:string-value="0x100085CC" calcext:value-type="string">
            <text:p>0x100085CC</text:p>
          </table:table-cell>
          <table:table-cell table:formula="of:=&quot;0x&quot; &amp; [.V99]" office:value-type="string" office:string-value="0x100085D0" calcext:value-type="string">
            <text:p>0x100085D0</text:p>
          </table:table-cell>
          <table:table-cell table:formula="of:=&quot;0x&quot; &amp; [.W99]" office:value-type="string" office:string-value="0x100085D4" calcext:value-type="string">
            <text:p>0x100085D4</text:p>
          </table:table-cell>
          <table:table-cell table:formula="of:=&quot;0x&quot; &amp; [.X99]" office:value-type="string" office:string-value="0x100085D8" calcext:value-type="string">
            <text:p>0x100085D8</text:p>
          </table:table-cell>
          <table:table-cell table:formula="of:=&quot;0x&quot; &amp; [.Y99]" office:value-type="string" office:string-value="0x100085DC" calcext:value-type="string">
            <text:p>0x100085DC</text:p>
          </table:table-cell>
          <table:table-cell table:formula="of:=&quot;0x&quot; &amp; [.Z99]" office:value-type="string" office:string-value="0x100085E0" calcext:value-type="string">
            <text:p>0x100085E0</text:p>
          </table:table-cell>
          <table:table-cell table:formula="of:=&quot;0x&quot; &amp; [.AA99]" office:value-type="string" office:string-value="0x100085E4" calcext:value-type="string">
            <text:p>0x100085E4</text:p>
          </table:table-cell>
          <table:table-cell table:formula="of:=&quot;0x&quot; &amp; [.AB99]" office:value-type="string" office:string-value="0x100085E8" calcext:value-type="string">
            <text:p>0x100085E8</text:p>
          </table:table-cell>
          <table:table-cell table:formula="of:=&quot;0x&quot; &amp; [.AC99]" office:value-type="string" office:string-value="0x100085EC" calcext:value-type="string">
            <text:p>0x100085EC</text:p>
          </table:table-cell>
          <table:table-cell table:formula="of:=&quot;0x&quot; &amp; [.AD99]" office:value-type="string" office:string-value="0x100085F0" calcext:value-type="string">
            <text:p>0x100085F0</text:p>
          </table:table-cell>
          <table:table-cell table:formula="of:=&quot;0x&quot; &amp; [.AE99]" office:value-type="string" office:string-value="0x100085F4" calcext:value-type="string">
            <text:p>0x100085F4</text:p>
          </table:table-cell>
          <table:table-cell table:formula="of:=&quot;0x&quot; &amp; [.AF99]" office:value-type="string" office:string-value="0x100085F8" calcext:value-type="string">
            <text:p>0x100085F8</text:p>
          </table:table-cell>
          <table:table-cell table:formula="of:=&quot;0x&quot; &amp; [.AG99]" office:value-type="string" office:string-value="0x100085FC" calcext:value-type="string">
            <text:p>0x100085F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&quot;0x&quot; &amp; [.B100]" office:value-type="string" office:string-value="0x10008600" calcext:value-type="string">
            <text:p>0x10008600</text:p>
          </table:table-cell>
          <table:table-cell table:formula="of:=&quot;0x&quot; &amp; [.C100]" office:value-type="string" office:string-value="0x10008604" calcext:value-type="string">
            <text:p>0x10008604</text:p>
          </table:table-cell>
          <table:table-cell table:formula="of:=&quot;0x&quot; &amp; [.D100]" office:value-type="string" office:string-value="0x10008608" calcext:value-type="string">
            <text:p>0x10008608</text:p>
          </table:table-cell>
          <table:table-cell table:formula="of:=&quot;0x&quot; &amp; [.E100]" office:value-type="string" office:string-value="0x1000860C" calcext:value-type="string">
            <text:p>0x1000860C</text:p>
          </table:table-cell>
          <table:table-cell table:formula="of:=&quot;0x&quot; &amp; [.F100]" office:value-type="string" office:string-value="0x10008610" calcext:value-type="string">
            <text:p>0x10008610</text:p>
          </table:table-cell>
          <table:table-cell table:formula="of:=&quot;0x&quot; &amp; [.G100]" office:value-type="string" office:string-value="0x10008614" calcext:value-type="string">
            <text:p>0x10008614</text:p>
          </table:table-cell>
          <table:table-cell table:formula="of:=&quot;0x&quot; &amp; [.H100]" office:value-type="string" office:string-value="0x10008618" calcext:value-type="string">
            <text:p>0x10008618</text:p>
          </table:table-cell>
          <table:table-cell table:formula="of:=&quot;0x&quot; &amp; [.I100]" office:value-type="string" office:string-value="0x1000861C" calcext:value-type="string">
            <text:p>0x1000861C</text:p>
          </table:table-cell>
          <table:table-cell table:formula="of:=&quot;0x&quot; &amp; [.J100]" office:value-type="string" office:string-value="0x10008620" calcext:value-type="string">
            <text:p>0x10008620</text:p>
          </table:table-cell>
          <table:table-cell table:formula="of:=&quot;0x&quot; &amp; [.K100]" office:value-type="string" office:string-value="0x10008624" calcext:value-type="string">
            <text:p>0x10008624</text:p>
          </table:table-cell>
          <table:table-cell table:formula="of:=&quot;0x&quot; &amp; [.L100]" office:value-type="string" office:string-value="0x10008628" calcext:value-type="string">
            <text:p>0x10008628</text:p>
          </table:table-cell>
          <table:table-cell table:formula="of:=&quot;0x&quot; &amp; [.M100]" office:value-type="string" office:string-value="0x1000862C" calcext:value-type="string">
            <text:p>0x1000862C</text:p>
          </table:table-cell>
          <table:table-cell table:formula="of:=&quot;0x&quot; &amp; [.N100]" office:value-type="string" office:string-value="0x10008630" calcext:value-type="string">
            <text:p>0x10008630</text:p>
          </table:table-cell>
          <table:table-cell table:formula="of:=&quot;0x&quot; &amp; [.O100]" office:value-type="string" office:string-value="0x10008634" calcext:value-type="string">
            <text:p>0x10008634</text:p>
          </table:table-cell>
          <table:table-cell table:formula="of:=&quot;0x&quot; &amp; [.P100]" office:value-type="string" office:string-value="0x10008638" calcext:value-type="string">
            <text:p>0x10008638</text:p>
          </table:table-cell>
          <table:table-cell table:formula="of:=&quot;0x&quot; &amp; [.Q100]" office:value-type="string" office:string-value="0x1000863C" calcext:value-type="string">
            <text:p>0x1000863C</text:p>
          </table:table-cell>
          <table:table-cell table:formula="of:=&quot;0x&quot; &amp; [.R100]" office:value-type="string" office:string-value="0x10008640" calcext:value-type="string">
            <text:p>0x10008640</text:p>
          </table:table-cell>
          <table:table-cell table:formula="of:=&quot;0x&quot; &amp; [.S100]" office:value-type="string" office:string-value="0x10008644" calcext:value-type="string">
            <text:p>0x10008644</text:p>
          </table:table-cell>
          <table:table-cell table:formula="of:=&quot;0x&quot; &amp; [.T100]" office:value-type="string" office:string-value="0x10008648" calcext:value-type="string">
            <text:p>0x10008648</text:p>
          </table:table-cell>
          <table:table-cell table:formula="of:=&quot;0x&quot; &amp; [.U100]" office:value-type="string" office:string-value="0x1000864C" calcext:value-type="string">
            <text:p>0x1000864C</text:p>
          </table:table-cell>
          <table:table-cell table:formula="of:=&quot;0x&quot; &amp; [.V100]" office:value-type="string" office:string-value="0x10008650" calcext:value-type="string">
            <text:p>0x10008650</text:p>
          </table:table-cell>
          <table:table-cell table:formula="of:=&quot;0x&quot; &amp; [.W100]" office:value-type="string" office:string-value="0x10008654" calcext:value-type="string">
            <text:p>0x10008654</text:p>
          </table:table-cell>
          <table:table-cell table:formula="of:=&quot;0x&quot; &amp; [.X100]" office:value-type="string" office:string-value="0x10008658" calcext:value-type="string">
            <text:p>0x10008658</text:p>
          </table:table-cell>
          <table:table-cell table:formula="of:=&quot;0x&quot; &amp; [.Y100]" office:value-type="string" office:string-value="0x1000865C" calcext:value-type="string">
            <text:p>0x1000865C</text:p>
          </table:table-cell>
          <table:table-cell table:formula="of:=&quot;0x&quot; &amp; [.Z100]" office:value-type="string" office:string-value="0x10008660" calcext:value-type="string">
            <text:p>0x10008660</text:p>
          </table:table-cell>
          <table:table-cell table:formula="of:=&quot;0x&quot; &amp; [.AA100]" office:value-type="string" office:string-value="0x10008664" calcext:value-type="string">
            <text:p>0x10008664</text:p>
          </table:table-cell>
          <table:table-cell table:formula="of:=&quot;0x&quot; &amp; [.AB100]" office:value-type="string" office:string-value="0x10008668" calcext:value-type="string">
            <text:p>0x10008668</text:p>
          </table:table-cell>
          <table:table-cell table:formula="of:=&quot;0x&quot; &amp; [.AC100]" office:value-type="string" office:string-value="0x1000866C" calcext:value-type="string">
            <text:p>0x1000866C</text:p>
          </table:table-cell>
          <table:table-cell table:formula="of:=&quot;0x&quot; &amp; [.AD100]" office:value-type="string" office:string-value="0x10008670" calcext:value-type="string">
            <text:p>0x10008670</text:p>
          </table:table-cell>
          <table:table-cell table:formula="of:=&quot;0x&quot; &amp; [.AE100]" office:value-type="string" office:string-value="0x10008674" calcext:value-type="string">
            <text:p>0x10008674</text:p>
          </table:table-cell>
          <table:table-cell table:formula="of:=&quot;0x&quot; &amp; [.AF100]" office:value-type="string" office:string-value="0x10008678" calcext:value-type="string">
            <text:p>0x10008678</text:p>
          </table:table-cell>
          <table:table-cell table:formula="of:=&quot;0x&quot; &amp; [.AG100]" office:value-type="string" office:string-value="0x1000867C" calcext:value-type="string">
            <text:p>0x1000867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&quot;0x&quot; &amp; [.B101]" office:value-type="string" office:string-value="0x10008680" calcext:value-type="string">
            <text:p>0x10008680</text:p>
          </table:table-cell>
          <table:table-cell table:formula="of:=&quot;0x&quot; &amp; [.C101]" office:value-type="string" office:string-value="0x10008684" calcext:value-type="string">
            <text:p>0x10008684</text:p>
          </table:table-cell>
          <table:table-cell table:formula="of:=&quot;0x&quot; &amp; [.D101]" office:value-type="string" office:string-value="0x10008688" calcext:value-type="string">
            <text:p>0x10008688</text:p>
          </table:table-cell>
          <table:table-cell table:formula="of:=&quot;0x&quot; &amp; [.E101]" office:value-type="string" office:string-value="0x1000868C" calcext:value-type="string">
            <text:p>0x1000868C</text:p>
          </table:table-cell>
          <table:table-cell table:formula="of:=&quot;0x&quot; &amp; [.F101]" office:value-type="string" office:string-value="0x10008690" calcext:value-type="string">
            <text:p>0x10008690</text:p>
          </table:table-cell>
          <table:table-cell table:formula="of:=&quot;0x&quot; &amp; [.G101]" office:value-type="string" office:string-value="0x10008694" calcext:value-type="string">
            <text:p>0x10008694</text:p>
          </table:table-cell>
          <table:table-cell table:formula="of:=&quot;0x&quot; &amp; [.H101]" office:value-type="string" office:string-value="0x10008698" calcext:value-type="string">
            <text:p>0x10008698</text:p>
          </table:table-cell>
          <table:table-cell table:formula="of:=&quot;0x&quot; &amp; [.I101]" office:value-type="string" office:string-value="0x1000869C" calcext:value-type="string">
            <text:p>0x1000869C</text:p>
          </table:table-cell>
          <table:table-cell table:formula="of:=&quot;0x&quot; &amp; [.J101]" office:value-type="string" office:string-value="0x100086A0" calcext:value-type="string">
            <text:p>0x100086A0</text:p>
          </table:table-cell>
          <table:table-cell table:formula="of:=&quot;0x&quot; &amp; [.K101]" office:value-type="string" office:string-value="0x100086A4" calcext:value-type="string">
            <text:p>0x100086A4</text:p>
          </table:table-cell>
          <table:table-cell table:formula="of:=&quot;0x&quot; &amp; [.L101]" office:value-type="string" office:string-value="0x100086A8" calcext:value-type="string">
            <text:p>0x100086A8</text:p>
          </table:table-cell>
          <table:table-cell table:formula="of:=&quot;0x&quot; &amp; [.M101]" office:value-type="string" office:string-value="0x100086AC" calcext:value-type="string">
            <text:p>0x100086AC</text:p>
          </table:table-cell>
          <table:table-cell table:formula="of:=&quot;0x&quot; &amp; [.N101]" office:value-type="string" office:string-value="0x100086B0" calcext:value-type="string">
            <text:p>0x100086B0</text:p>
          </table:table-cell>
          <table:table-cell table:formula="of:=&quot;0x&quot; &amp; [.O101]" office:value-type="string" office:string-value="0x100086B4" calcext:value-type="string">
            <text:p>0x100086B4</text:p>
          </table:table-cell>
          <table:table-cell table:formula="of:=&quot;0x&quot; &amp; [.P101]" office:value-type="string" office:string-value="0x100086B8" calcext:value-type="string">
            <text:p>0x100086B8</text:p>
          </table:table-cell>
          <table:table-cell table:formula="of:=&quot;0x&quot; &amp; [.Q101]" office:value-type="string" office:string-value="0x100086BC" calcext:value-type="string">
            <text:p>0x100086BC</text:p>
          </table:table-cell>
          <table:table-cell table:formula="of:=&quot;0x&quot; &amp; [.R101]" office:value-type="string" office:string-value="0x100086C0" calcext:value-type="string">
            <text:p>0x100086C0</text:p>
          </table:table-cell>
          <table:table-cell table:formula="of:=&quot;0x&quot; &amp; [.S101]" office:value-type="string" office:string-value="0x100086C4" calcext:value-type="string">
            <text:p>0x100086C4</text:p>
          </table:table-cell>
          <table:table-cell table:formula="of:=&quot;0x&quot; &amp; [.T101]" office:value-type="string" office:string-value="0x100086C8" calcext:value-type="string">
            <text:p>0x100086C8</text:p>
          </table:table-cell>
          <table:table-cell table:formula="of:=&quot;0x&quot; &amp; [.U101]" office:value-type="string" office:string-value="0x100086CC" calcext:value-type="string">
            <text:p>0x100086CC</text:p>
          </table:table-cell>
          <table:table-cell table:formula="of:=&quot;0x&quot; &amp; [.V101]" office:value-type="string" office:string-value="0x100086D0" calcext:value-type="string">
            <text:p>0x100086D0</text:p>
          </table:table-cell>
          <table:table-cell table:formula="of:=&quot;0x&quot; &amp; [.W101]" office:value-type="string" office:string-value="0x100086D4" calcext:value-type="string">
            <text:p>0x100086D4</text:p>
          </table:table-cell>
          <table:table-cell table:formula="of:=&quot;0x&quot; &amp; [.X101]" office:value-type="string" office:string-value="0x100086D8" calcext:value-type="string">
            <text:p>0x100086D8</text:p>
          </table:table-cell>
          <table:table-cell table:formula="of:=&quot;0x&quot; &amp; [.Y101]" office:value-type="string" office:string-value="0x100086DC" calcext:value-type="string">
            <text:p>0x100086DC</text:p>
          </table:table-cell>
          <table:table-cell table:formula="of:=&quot;0x&quot; &amp; [.Z101]" office:value-type="string" office:string-value="0x100086E0" calcext:value-type="string">
            <text:p>0x100086E0</text:p>
          </table:table-cell>
          <table:table-cell table:formula="of:=&quot;0x&quot; &amp; [.AA101]" office:value-type="string" office:string-value="0x100086E4" calcext:value-type="string">
            <text:p>0x100086E4</text:p>
          </table:table-cell>
          <table:table-cell table:formula="of:=&quot;0x&quot; &amp; [.AB101]" office:value-type="string" office:string-value="0x100086E8" calcext:value-type="string">
            <text:p>0x100086E8</text:p>
          </table:table-cell>
          <table:table-cell table:formula="of:=&quot;0x&quot; &amp; [.AC101]" office:value-type="string" office:string-value="0x100086EC" calcext:value-type="string">
            <text:p>0x100086EC</text:p>
          </table:table-cell>
          <table:table-cell table:formula="of:=&quot;0x&quot; &amp; [.AD101]" office:value-type="string" office:string-value="0x100086F0" calcext:value-type="string">
            <text:p>0x100086F0</text:p>
          </table:table-cell>
          <table:table-cell table:formula="of:=&quot;0x&quot; &amp; [.AE101]" office:value-type="string" office:string-value="0x100086F4" calcext:value-type="string">
            <text:p>0x100086F4</text:p>
          </table:table-cell>
          <table:table-cell table:formula="of:=&quot;0x&quot; &amp; [.AF101]" office:value-type="string" office:string-value="0x100086F8" calcext:value-type="string">
            <text:p>0x100086F8</text:p>
          </table:table-cell>
          <table:table-cell table:formula="of:=&quot;0x&quot; &amp; [.AG101]" office:value-type="string" office:string-value="0x100086FC" calcext:value-type="string">
            <text:p>0x100086F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&quot;0x&quot; &amp; [.B102]" office:value-type="string" office:string-value="0x10008700" calcext:value-type="string">
            <text:p>0x10008700</text:p>
          </table:table-cell>
          <table:table-cell table:formula="of:=&quot;0x&quot; &amp; [.C102]" office:value-type="string" office:string-value="0x10008704" calcext:value-type="string">
            <text:p>0x10008704</text:p>
          </table:table-cell>
          <table:table-cell table:formula="of:=&quot;0x&quot; &amp; [.D102]" office:value-type="string" office:string-value="0x10008708" calcext:value-type="string">
            <text:p>0x10008708</text:p>
          </table:table-cell>
          <table:table-cell table:formula="of:=&quot;0x&quot; &amp; [.E102]" office:value-type="string" office:string-value="0x1000870C" calcext:value-type="string">
            <text:p>0x1000870C</text:p>
          </table:table-cell>
          <table:table-cell table:formula="of:=&quot;0x&quot; &amp; [.F102]" office:value-type="string" office:string-value="0x10008710" calcext:value-type="string">
            <text:p>0x10008710</text:p>
          </table:table-cell>
          <table:table-cell table:formula="of:=&quot;0x&quot; &amp; [.G102]" office:value-type="string" office:string-value="0x10008714" calcext:value-type="string">
            <text:p>0x10008714</text:p>
          </table:table-cell>
          <table:table-cell table:formula="of:=&quot;0x&quot; &amp; [.H102]" office:value-type="string" office:string-value="0x10008718" calcext:value-type="string">
            <text:p>0x10008718</text:p>
          </table:table-cell>
          <table:table-cell table:formula="of:=&quot;0x&quot; &amp; [.I102]" office:value-type="string" office:string-value="0x1000871C" calcext:value-type="string">
            <text:p>0x1000871C</text:p>
          </table:table-cell>
          <table:table-cell table:formula="of:=&quot;0x&quot; &amp; [.J102]" office:value-type="string" office:string-value="0x10008720" calcext:value-type="string">
            <text:p>0x10008720</text:p>
          </table:table-cell>
          <table:table-cell table:formula="of:=&quot;0x&quot; &amp; [.K102]" office:value-type="string" office:string-value="0x10008724" calcext:value-type="string">
            <text:p>0x10008724</text:p>
          </table:table-cell>
          <table:table-cell table:formula="of:=&quot;0x&quot; &amp; [.L102]" office:value-type="string" office:string-value="0x10008728" calcext:value-type="string">
            <text:p>0x10008728</text:p>
          </table:table-cell>
          <table:table-cell table:formula="of:=&quot;0x&quot; &amp; [.M102]" office:value-type="string" office:string-value="0x1000872C" calcext:value-type="string">
            <text:p>0x1000872C</text:p>
          </table:table-cell>
          <table:table-cell table:formula="of:=&quot;0x&quot; &amp; [.N102]" office:value-type="string" office:string-value="0x10008730" calcext:value-type="string">
            <text:p>0x10008730</text:p>
          </table:table-cell>
          <table:table-cell table:formula="of:=&quot;0x&quot; &amp; [.O102]" office:value-type="string" office:string-value="0x10008734" calcext:value-type="string">
            <text:p>0x10008734</text:p>
          </table:table-cell>
          <table:table-cell table:formula="of:=&quot;0x&quot; &amp; [.P102]" office:value-type="string" office:string-value="0x10008738" calcext:value-type="string">
            <text:p>0x10008738</text:p>
          </table:table-cell>
          <table:table-cell table:formula="of:=&quot;0x&quot; &amp; [.Q102]" office:value-type="string" office:string-value="0x1000873C" calcext:value-type="string">
            <text:p>0x1000873C</text:p>
          </table:table-cell>
          <table:table-cell table:formula="of:=&quot;0x&quot; &amp; [.R102]" office:value-type="string" office:string-value="0x10008740" calcext:value-type="string">
            <text:p>0x10008740</text:p>
          </table:table-cell>
          <table:table-cell table:formula="of:=&quot;0x&quot; &amp; [.S102]" office:value-type="string" office:string-value="0x10008744" calcext:value-type="string">
            <text:p>0x10008744</text:p>
          </table:table-cell>
          <table:table-cell table:formula="of:=&quot;0x&quot; &amp; [.T102]" office:value-type="string" office:string-value="0x10008748" calcext:value-type="string">
            <text:p>0x10008748</text:p>
          </table:table-cell>
          <table:table-cell table:formula="of:=&quot;0x&quot; &amp; [.U102]" office:value-type="string" office:string-value="0x1000874C" calcext:value-type="string">
            <text:p>0x1000874C</text:p>
          </table:table-cell>
          <table:table-cell table:formula="of:=&quot;0x&quot; &amp; [.V102]" office:value-type="string" office:string-value="0x10008750" calcext:value-type="string">
            <text:p>0x10008750</text:p>
          </table:table-cell>
          <table:table-cell table:formula="of:=&quot;0x&quot; &amp; [.W102]" office:value-type="string" office:string-value="0x10008754" calcext:value-type="string">
            <text:p>0x10008754</text:p>
          </table:table-cell>
          <table:table-cell table:formula="of:=&quot;0x&quot; &amp; [.X102]" office:value-type="string" office:string-value="0x10008758" calcext:value-type="string">
            <text:p>0x10008758</text:p>
          </table:table-cell>
          <table:table-cell table:formula="of:=&quot;0x&quot; &amp; [.Y102]" office:value-type="string" office:string-value="0x1000875C" calcext:value-type="string">
            <text:p>0x1000875C</text:p>
          </table:table-cell>
          <table:table-cell table:formula="of:=&quot;0x&quot; &amp; [.Z102]" office:value-type="string" office:string-value="0x10008760" calcext:value-type="string">
            <text:p>0x10008760</text:p>
          </table:table-cell>
          <table:table-cell table:formula="of:=&quot;0x&quot; &amp; [.AA102]" office:value-type="string" office:string-value="0x10008764" calcext:value-type="string">
            <text:p>0x10008764</text:p>
          </table:table-cell>
          <table:table-cell table:formula="of:=&quot;0x&quot; &amp; [.AB102]" office:value-type="string" office:string-value="0x10008768" calcext:value-type="string">
            <text:p>0x10008768</text:p>
          </table:table-cell>
          <table:table-cell table:formula="of:=&quot;0x&quot; &amp; [.AC102]" office:value-type="string" office:string-value="0x1000876C" calcext:value-type="string">
            <text:p>0x1000876C</text:p>
          </table:table-cell>
          <table:table-cell table:formula="of:=&quot;0x&quot; &amp; [.AD102]" office:value-type="string" office:string-value="0x10008770" calcext:value-type="string">
            <text:p>0x10008770</text:p>
          </table:table-cell>
          <table:table-cell table:formula="of:=&quot;0x&quot; &amp; [.AE102]" office:value-type="string" office:string-value="0x10008774" calcext:value-type="string">
            <text:p>0x10008774</text:p>
          </table:table-cell>
          <table:table-cell table:formula="of:=&quot;0x&quot; &amp; [.AF102]" office:value-type="string" office:string-value="0x10008778" calcext:value-type="string">
            <text:p>0x10008778</text:p>
          </table:table-cell>
          <table:table-cell table:formula="of:=&quot;0x&quot; &amp; [.AG102]" office:value-type="string" office:string-value="0x1000877C" calcext:value-type="string">
            <text:p>0x1000877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&quot;0x&quot; &amp; [.B103]" office:value-type="string" office:string-value="0x10008780" calcext:value-type="string">
            <text:p>0x10008780</text:p>
          </table:table-cell>
          <table:table-cell table:formula="of:=&quot;0x&quot; &amp; [.C103]" office:value-type="string" office:string-value="0x10008784" calcext:value-type="string">
            <text:p>0x10008784</text:p>
          </table:table-cell>
          <table:table-cell table:formula="of:=&quot;0x&quot; &amp; [.D103]" office:value-type="string" office:string-value="0x10008788" calcext:value-type="string">
            <text:p>0x10008788</text:p>
          </table:table-cell>
          <table:table-cell table:formula="of:=&quot;0x&quot; &amp; [.E103]" office:value-type="string" office:string-value="0x1000878C" calcext:value-type="string">
            <text:p>0x1000878C</text:p>
          </table:table-cell>
          <table:table-cell table:formula="of:=&quot;0x&quot; &amp; [.F103]" office:value-type="string" office:string-value="0x10008790" calcext:value-type="string">
            <text:p>0x10008790</text:p>
          </table:table-cell>
          <table:table-cell table:formula="of:=&quot;0x&quot; &amp; [.G103]" office:value-type="string" office:string-value="0x10008794" calcext:value-type="string">
            <text:p>0x10008794</text:p>
          </table:table-cell>
          <table:table-cell table:formula="of:=&quot;0x&quot; &amp; [.H103]" office:value-type="string" office:string-value="0x10008798" calcext:value-type="string">
            <text:p>0x10008798</text:p>
          </table:table-cell>
          <table:table-cell table:formula="of:=&quot;0x&quot; &amp; [.I103]" office:value-type="string" office:string-value="0x1000879C" calcext:value-type="string">
            <text:p>0x1000879C</text:p>
          </table:table-cell>
          <table:table-cell table:formula="of:=&quot;0x&quot; &amp; [.J103]" office:value-type="string" office:string-value="0x100087A0" calcext:value-type="string">
            <text:p>0x100087A0</text:p>
          </table:table-cell>
          <table:table-cell table:formula="of:=&quot;0x&quot; &amp; [.K103]" office:value-type="string" office:string-value="0x100087A4" calcext:value-type="string">
            <text:p>0x100087A4</text:p>
          </table:table-cell>
          <table:table-cell table:formula="of:=&quot;0x&quot; &amp; [.L103]" office:value-type="string" office:string-value="0x100087A8" calcext:value-type="string">
            <text:p>0x100087A8</text:p>
          </table:table-cell>
          <table:table-cell table:formula="of:=&quot;0x&quot; &amp; [.M103]" office:value-type="string" office:string-value="0x100087AC" calcext:value-type="string">
            <text:p>0x100087AC</text:p>
          </table:table-cell>
          <table:table-cell table:formula="of:=&quot;0x&quot; &amp; [.N103]" office:value-type="string" office:string-value="0x100087B0" calcext:value-type="string">
            <text:p>0x100087B0</text:p>
          </table:table-cell>
          <table:table-cell table:formula="of:=&quot;0x&quot; &amp; [.O103]" office:value-type="string" office:string-value="0x100087B4" calcext:value-type="string">
            <text:p>0x100087B4</text:p>
          </table:table-cell>
          <table:table-cell table:formula="of:=&quot;0x&quot; &amp; [.P103]" office:value-type="string" office:string-value="0x100087B8" calcext:value-type="string">
            <text:p>0x100087B8</text:p>
          </table:table-cell>
          <table:table-cell table:formula="of:=&quot;0x&quot; &amp; [.Q103]" office:value-type="string" office:string-value="0x100087BC" calcext:value-type="string">
            <text:p>0x100087BC</text:p>
          </table:table-cell>
          <table:table-cell table:formula="of:=&quot;0x&quot; &amp; [.R103]" office:value-type="string" office:string-value="0x100087C0" calcext:value-type="string">
            <text:p>0x100087C0</text:p>
          </table:table-cell>
          <table:table-cell table:formula="of:=&quot;0x&quot; &amp; [.S103]" office:value-type="string" office:string-value="0x100087C4" calcext:value-type="string">
            <text:p>0x100087C4</text:p>
          </table:table-cell>
          <table:table-cell table:formula="of:=&quot;0x&quot; &amp; [.T103]" office:value-type="string" office:string-value="0x100087C8" calcext:value-type="string">
            <text:p>0x100087C8</text:p>
          </table:table-cell>
          <table:table-cell table:formula="of:=&quot;0x&quot; &amp; [.U103]" office:value-type="string" office:string-value="0x100087CC" calcext:value-type="string">
            <text:p>0x100087CC</text:p>
          </table:table-cell>
          <table:table-cell table:formula="of:=&quot;0x&quot; &amp; [.V103]" office:value-type="string" office:string-value="0x100087D0" calcext:value-type="string">
            <text:p>0x100087D0</text:p>
          </table:table-cell>
          <table:table-cell table:formula="of:=&quot;0x&quot; &amp; [.W103]" office:value-type="string" office:string-value="0x100087D4" calcext:value-type="string">
            <text:p>0x100087D4</text:p>
          </table:table-cell>
          <table:table-cell table:formula="of:=&quot;0x&quot; &amp; [.X103]" office:value-type="string" office:string-value="0x100087D8" calcext:value-type="string">
            <text:p>0x100087D8</text:p>
          </table:table-cell>
          <table:table-cell table:formula="of:=&quot;0x&quot; &amp; [.Y103]" office:value-type="string" office:string-value="0x100087DC" calcext:value-type="string">
            <text:p>0x100087DC</text:p>
          </table:table-cell>
          <table:table-cell table:formula="of:=&quot;0x&quot; &amp; [.Z103]" office:value-type="string" office:string-value="0x100087E0" calcext:value-type="string">
            <text:p>0x100087E0</text:p>
          </table:table-cell>
          <table:table-cell table:formula="of:=&quot;0x&quot; &amp; [.AA103]" office:value-type="string" office:string-value="0x100087E4" calcext:value-type="string">
            <text:p>0x100087E4</text:p>
          </table:table-cell>
          <table:table-cell table:formula="of:=&quot;0x&quot; &amp; [.AB103]" office:value-type="string" office:string-value="0x100087E8" calcext:value-type="string">
            <text:p>0x100087E8</text:p>
          </table:table-cell>
          <table:table-cell table:formula="of:=&quot;0x&quot; &amp; [.AC103]" office:value-type="string" office:string-value="0x100087EC" calcext:value-type="string">
            <text:p>0x100087EC</text:p>
          </table:table-cell>
          <table:table-cell table:formula="of:=&quot;0x&quot; &amp; [.AD103]" office:value-type="string" office:string-value="0x100087F0" calcext:value-type="string">
            <text:p>0x100087F0</text:p>
          </table:table-cell>
          <table:table-cell table:formula="of:=&quot;0x&quot; &amp; [.AE103]" office:value-type="string" office:string-value="0x100087F4" calcext:value-type="string">
            <text:p>0x100087F4</text:p>
          </table:table-cell>
          <table:table-cell table:formula="of:=&quot;0x&quot; &amp; [.AF103]" office:value-type="string" office:string-value="0x100087F8" calcext:value-type="string">
            <text:p>0x100087F8</text:p>
          </table:table-cell>
          <table:table-cell table:formula="of:=&quot;0x&quot; &amp; [.AG103]" office:value-type="string" office:string-value="0x100087FC" calcext:value-type="string">
            <text:p>0x100087FC</text:p>
          </table:table-cell>
        </table:table-row>
        <table:table-row table:style-name="ro1" table:number-rows-repeated="48">
          <table:table-cell table:style-name="Default"/>
          <table:table-cell table:number-columns-repeated="3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B4])" office:value-type="string" office:string-value="10008000" calcext:value-type="string">
            <text:p>10008000</text:p>
          </table:table-cell>
          <table:table-cell table:formula="of:=DEC2HEX([.C4])" office:value-type="string" office:string-value="10008004" calcext:value-type="string">
            <text:p>10008004</text:p>
          </table:table-cell>
          <table:table-cell table:formula="of:=DEC2HEX([.D4])" office:value-type="string" office:string-value="10008008" calcext:value-type="string">
            <text:p>10008008</text:p>
          </table:table-cell>
          <table:table-cell table:formula="of:=DEC2HEX([.E4])" office:value-type="string" office:string-value="1000800C" calcext:value-type="string">
            <text:p>1000800C</text:p>
          </table:table-cell>
          <table:table-cell table:formula="of:=DEC2HEX([.F4])" office:value-type="string" office:string-value="10008010" calcext:value-type="string">
            <text:p>10008010</text:p>
          </table:table-cell>
          <table:table-cell table:formula="of:=DEC2HEX([.G4])" office:value-type="string" office:string-value="10008014" calcext:value-type="string">
            <text:p>10008014</text:p>
          </table:table-cell>
          <table:table-cell table:formula="of:=DEC2HEX([.H4])" office:value-type="string" office:string-value="10008018" calcext:value-type="string">
            <text:p>10008018</text:p>
          </table:table-cell>
          <table:table-cell table:formula="of:=DEC2HEX([.I4])" office:value-type="string" office:string-value="1000801C" calcext:value-type="string">
            <text:p>1000801C</text:p>
          </table:table-cell>
          <table:table-cell table:formula="of:=DEC2HEX([.J4])" office:value-type="string" office:string-value="10008020" calcext:value-type="string">
            <text:p>10008020</text:p>
          </table:table-cell>
          <table:table-cell table:formula="of:=DEC2HEX([.K4])" office:value-type="string" office:string-value="10008024" calcext:value-type="string">
            <text:p>10008024</text:p>
          </table:table-cell>
          <table:table-cell table:formula="of:=DEC2HEX([.L4])" office:value-type="string" office:string-value="10008028" calcext:value-type="string">
            <text:p>10008028</text:p>
          </table:table-cell>
          <table:table-cell table:formula="of:=DEC2HEX([.M4])" office:value-type="string" office:string-value="1000802C" calcext:value-type="string">
            <text:p>1000802C</text:p>
          </table:table-cell>
          <table:table-cell table:formula="of:=DEC2HEX([.N4])" office:value-type="string" office:string-value="10008030" calcext:value-type="string">
            <text:p>10008030</text:p>
          </table:table-cell>
          <table:table-cell table:formula="of:=DEC2HEX([.O4])" office:value-type="string" office:string-value="10008034" calcext:value-type="string">
            <text:p>10008034</text:p>
          </table:table-cell>
          <table:table-cell table:formula="of:=DEC2HEX([.P4])" office:value-type="string" office:string-value="10008038" calcext:value-type="string">
            <text:p>10008038</text:p>
          </table:table-cell>
          <table:table-cell table:formula="of:=DEC2HEX([.Q4])" office:value-type="string" office:string-value="1000803C" calcext:value-type="string">
            <text:p>1000803C</text:p>
          </table:table-cell>
          <table:table-cell table:formula="of:=DEC2HEX([.R4])" office:value-type="string" office:string-value="10008040" calcext:value-type="string">
            <text:p>10008040</text:p>
          </table:table-cell>
          <table:table-cell table:formula="of:=DEC2HEX([.S4])" office:value-type="string" office:string-value="10008044" calcext:value-type="string">
            <text:p>10008044</text:p>
          </table:table-cell>
          <table:table-cell table:formula="of:=DEC2HEX([.T4])" office:value-type="string" office:string-value="10008048" calcext:value-type="string">
            <text:p>10008048</text:p>
          </table:table-cell>
          <table:table-cell table:formula="of:=DEC2HEX([.U4])" office:value-type="string" office:string-value="1000804C" calcext:value-type="string">
            <text:p>1000804C</text:p>
          </table:table-cell>
          <table:table-cell table:formula="of:=DEC2HEX([.V4])" office:value-type="string" office:string-value="10008050" calcext:value-type="string">
            <text:p>10008050</text:p>
          </table:table-cell>
          <table:table-cell table:formula="of:=DEC2HEX([.W4])" office:value-type="string" office:string-value="10008054" calcext:value-type="string">
            <text:p>10008054</text:p>
          </table:table-cell>
          <table:table-cell table:formula="of:=DEC2HEX([.X4])" office:value-type="string" office:string-value="10008058" calcext:value-type="string">
            <text:p>10008058</text:p>
          </table:table-cell>
          <table:table-cell table:formula="of:=DEC2HEX([.Y4])" office:value-type="string" office:string-value="1000805C" calcext:value-type="string">
            <text:p>1000805C</text:p>
          </table:table-cell>
          <table:table-cell table:formula="of:=DEC2HEX([.Z4])" office:value-type="string" office:string-value="10008060" calcext:value-type="string">
            <text:p>10008060</text:p>
          </table:table-cell>
          <table:table-cell table:formula="of:=DEC2HEX([.AA4])" office:value-type="string" office:string-value="10008064" calcext:value-type="string">
            <text:p>10008064</text:p>
          </table:table-cell>
          <table:table-cell table:formula="of:=DEC2HEX([.AB4])" office:value-type="string" office:string-value="10008068" calcext:value-type="string">
            <text:p>10008068</text:p>
          </table:table-cell>
          <table:table-cell table:formula="of:=DEC2HEX([.AC4])" office:value-type="string" office:string-value="1000806C" calcext:value-type="string">
            <text:p>1000806C</text:p>
          </table:table-cell>
          <table:table-cell table:formula="of:=DEC2HEX([.AD4])" office:value-type="string" office:string-value="10008070" calcext:value-type="string">
            <text:p>10008070</text:p>
          </table:table-cell>
          <table:table-cell table:formula="of:=DEC2HEX([.AE4])" office:value-type="string" office:string-value="10008074" calcext:value-type="string">
            <text:p>10008074</text:p>
          </table:table-cell>
          <table:table-cell table:formula="of:=DEC2HEX([.AF4])" office:value-type="string" office:string-value="10008078" calcext:value-type="string">
            <text:p>10008078</text:p>
          </table:table-cell>
          <table:table-cell table:formula="of:=DEC2HEX([.AG4])" office:value-type="string" office:string-value="1000807C" calcext:value-type="string">
            <text:p>1000807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B5])" office:value-type="string" office:string-value="10008080" calcext:value-type="string">
            <text:p>10008080</text:p>
          </table:table-cell>
          <table:table-cell table:formula="of:=DEC2HEX([.C5])" office:value-type="string" office:string-value="10008084" calcext:value-type="string">
            <text:p>10008084</text:p>
          </table:table-cell>
          <table:table-cell table:formula="of:=DEC2HEX([.D5])" office:value-type="string" office:string-value="10008088" calcext:value-type="string">
            <text:p>10008088</text:p>
          </table:table-cell>
          <table:table-cell table:formula="of:=DEC2HEX([.E5])" office:value-type="string" office:string-value="1000808C" calcext:value-type="string">
            <text:p>1000808C</text:p>
          </table:table-cell>
          <table:table-cell table:formula="of:=DEC2HEX([.F5])" office:value-type="string" office:string-value="10008090" calcext:value-type="string">
            <text:p>10008090</text:p>
          </table:table-cell>
          <table:table-cell table:formula="of:=DEC2HEX([.G5])" office:value-type="string" office:string-value="10008094" calcext:value-type="string">
            <text:p>10008094</text:p>
          </table:table-cell>
          <table:table-cell table:formula="of:=DEC2HEX([.H5])" office:value-type="string" office:string-value="10008098" calcext:value-type="string">
            <text:p>10008098</text:p>
          </table:table-cell>
          <table:table-cell table:formula="of:=DEC2HEX([.I5])" office:value-type="string" office:string-value="1000809C" calcext:value-type="string">
            <text:p>1000809C</text:p>
          </table:table-cell>
          <table:table-cell table:formula="of:=DEC2HEX([.J5])" office:value-type="string" office:string-value="100080A0" calcext:value-type="string">
            <text:p>100080A0</text:p>
          </table:table-cell>
          <table:table-cell table:formula="of:=DEC2HEX([.K5])" office:value-type="string" office:string-value="100080A4" calcext:value-type="string">
            <text:p>100080A4</text:p>
          </table:table-cell>
          <table:table-cell table:formula="of:=DEC2HEX([.L5])" office:value-type="string" office:string-value="100080A8" calcext:value-type="string">
            <text:p>100080A8</text:p>
          </table:table-cell>
          <table:table-cell table:formula="of:=DEC2HEX([.M5])" office:value-type="string" office:string-value="100080AC" calcext:value-type="string">
            <text:p>100080AC</text:p>
          </table:table-cell>
          <table:table-cell table:formula="of:=DEC2HEX([.N5])" office:value-type="string" office:string-value="100080B0" calcext:value-type="string">
            <text:p>100080B0</text:p>
          </table:table-cell>
          <table:table-cell table:formula="of:=DEC2HEX([.O5])" office:value-type="string" office:string-value="100080B4" calcext:value-type="string">
            <text:p>100080B4</text:p>
          </table:table-cell>
          <table:table-cell table:formula="of:=DEC2HEX([.P5])" office:value-type="string" office:string-value="100080B8" calcext:value-type="string">
            <text:p>100080B8</text:p>
          </table:table-cell>
          <table:table-cell table:formula="of:=DEC2HEX([.Q5])" office:value-type="string" office:string-value="100080BC" calcext:value-type="string">
            <text:p>100080BC</text:p>
          </table:table-cell>
          <table:table-cell table:formula="of:=DEC2HEX([.R5])" office:value-type="string" office:string-value="100080C0" calcext:value-type="string">
            <text:p>100080C0</text:p>
          </table:table-cell>
          <table:table-cell table:formula="of:=DEC2HEX([.S5])" office:value-type="string" office:string-value="100080C4" calcext:value-type="string">
            <text:p>100080C4</text:p>
          </table:table-cell>
          <table:table-cell table:formula="of:=DEC2HEX([.T5])" office:value-type="string" office:string-value="100080C8" calcext:value-type="string">
            <text:p>100080C8</text:p>
          </table:table-cell>
          <table:table-cell table:formula="of:=DEC2HEX([.U5])" office:value-type="string" office:string-value="100080CC" calcext:value-type="string">
            <text:p>100080CC</text:p>
          </table:table-cell>
          <table:table-cell table:formula="of:=DEC2HEX([.V5])" office:value-type="string" office:string-value="100080D0" calcext:value-type="string">
            <text:p>100080D0</text:p>
          </table:table-cell>
          <table:table-cell table:formula="of:=DEC2HEX([.W5])" office:value-type="string" office:string-value="100080D4" calcext:value-type="string">
            <text:p>100080D4</text:p>
          </table:table-cell>
          <table:table-cell table:formula="of:=DEC2HEX([.X5])" office:value-type="string" office:string-value="100080D8" calcext:value-type="string">
            <text:p>100080D8</text:p>
          </table:table-cell>
          <table:table-cell table:formula="of:=DEC2HEX([.Y5])" office:value-type="string" office:string-value="100080DC" calcext:value-type="string">
            <text:p>100080DC</text:p>
          </table:table-cell>
          <table:table-cell table:formula="of:=DEC2HEX([.Z5])" office:value-type="string" office:string-value="100080E0" calcext:value-type="string">
            <text:p>100080E0</text:p>
          </table:table-cell>
          <table:table-cell table:formula="of:=DEC2HEX([.AA5])" office:value-type="string" office:string-value="100080E4" calcext:value-type="string">
            <text:p>100080E4</text:p>
          </table:table-cell>
          <table:table-cell table:formula="of:=DEC2HEX([.AB5])" office:value-type="string" office:string-value="100080E8" calcext:value-type="string">
            <text:p>100080E8</text:p>
          </table:table-cell>
          <table:table-cell table:formula="of:=DEC2HEX([.AC5])" office:value-type="string" office:string-value="100080EC" calcext:value-type="string">
            <text:p>100080EC</text:p>
          </table:table-cell>
          <table:table-cell table:formula="of:=DEC2HEX([.AD5])" office:value-type="string" office:string-value="100080F0" calcext:value-type="string">
            <text:p>100080F0</text:p>
          </table:table-cell>
          <table:table-cell table:formula="of:=DEC2HEX([.AE5])" office:value-type="string" office:string-value="100080F4" calcext:value-type="string">
            <text:p>100080F4</text:p>
          </table:table-cell>
          <table:table-cell table:formula="of:=DEC2HEX([.AF5])" office:value-type="string" office:string-value="100080F8" calcext:value-type="string">
            <text:p>100080F8</text:p>
          </table:table-cell>
          <table:table-cell table:formula="of:=DEC2HEX([.AG5])" office:value-type="string" office:string-value="100080FC" calcext:value-type="string">
            <text:p>100080F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B6])" office:value-type="string" office:string-value="10008100" calcext:value-type="string">
            <text:p>10008100</text:p>
          </table:table-cell>
          <table:table-cell table:formula="of:=DEC2HEX([.C6])" office:value-type="string" office:string-value="10008104" calcext:value-type="string">
            <text:p>10008104</text:p>
          </table:table-cell>
          <table:table-cell table:formula="of:=DEC2HEX([.D6])" office:value-type="string" office:string-value="10008108" calcext:value-type="string">
            <text:p>10008108</text:p>
          </table:table-cell>
          <table:table-cell table:formula="of:=DEC2HEX([.E6])" office:value-type="string" office:string-value="1000810C" calcext:value-type="string">
            <text:p>1000810C</text:p>
          </table:table-cell>
          <table:table-cell table:formula="of:=DEC2HEX([.F6])" office:value-type="string" office:string-value="10008110" calcext:value-type="string">
            <text:p>10008110</text:p>
          </table:table-cell>
          <table:table-cell table:formula="of:=DEC2HEX([.G6])" office:value-type="string" office:string-value="10008114" calcext:value-type="string">
            <text:p>10008114</text:p>
          </table:table-cell>
          <table:table-cell table:formula="of:=DEC2HEX([.H6])" office:value-type="string" office:string-value="10008118" calcext:value-type="string">
            <text:p>10008118</text:p>
          </table:table-cell>
          <table:table-cell table:formula="of:=DEC2HEX([.I6])" office:value-type="string" office:string-value="1000811C" calcext:value-type="string">
            <text:p>1000811C</text:p>
          </table:table-cell>
          <table:table-cell table:formula="of:=DEC2HEX([.J6])" office:value-type="string" office:string-value="10008120" calcext:value-type="string">
            <text:p>10008120</text:p>
          </table:table-cell>
          <table:table-cell table:formula="of:=DEC2HEX([.K6])" office:value-type="string" office:string-value="10008124" calcext:value-type="string">
            <text:p>10008124</text:p>
          </table:table-cell>
          <table:table-cell table:formula="of:=DEC2HEX([.L6])" office:value-type="string" office:string-value="10008128" calcext:value-type="string">
            <text:p>10008128</text:p>
          </table:table-cell>
          <table:table-cell table:formula="of:=DEC2HEX([.M6])" office:value-type="string" office:string-value="1000812C" calcext:value-type="string">
            <text:p>1000812C</text:p>
          </table:table-cell>
          <table:table-cell table:formula="of:=DEC2HEX([.N6])" office:value-type="string" office:string-value="10008130" calcext:value-type="string">
            <text:p>10008130</text:p>
          </table:table-cell>
          <table:table-cell table:formula="of:=DEC2HEX([.O6])" office:value-type="string" office:string-value="10008134" calcext:value-type="string">
            <text:p>10008134</text:p>
          </table:table-cell>
          <table:table-cell table:formula="of:=DEC2HEX([.P6])" office:value-type="string" office:string-value="10008138" calcext:value-type="string">
            <text:p>10008138</text:p>
          </table:table-cell>
          <table:table-cell table:formula="of:=DEC2HEX([.Q6])" office:value-type="string" office:string-value="1000813C" calcext:value-type="string">
            <text:p>1000813C</text:p>
          </table:table-cell>
          <table:table-cell table:formula="of:=DEC2HEX([.R6])" office:value-type="string" office:string-value="10008140" calcext:value-type="string">
            <text:p>10008140</text:p>
          </table:table-cell>
          <table:table-cell table:formula="of:=DEC2HEX([.S6])" office:value-type="string" office:string-value="10008144" calcext:value-type="string">
            <text:p>10008144</text:p>
          </table:table-cell>
          <table:table-cell table:formula="of:=DEC2HEX([.T6])" office:value-type="string" office:string-value="10008148" calcext:value-type="string">
            <text:p>10008148</text:p>
          </table:table-cell>
          <table:table-cell table:formula="of:=DEC2HEX([.U6])" office:value-type="string" office:string-value="1000814C" calcext:value-type="string">
            <text:p>1000814C</text:p>
          </table:table-cell>
          <table:table-cell table:formula="of:=DEC2HEX([.V6])" office:value-type="string" office:string-value="10008150" calcext:value-type="string">
            <text:p>10008150</text:p>
          </table:table-cell>
          <table:table-cell table:formula="of:=DEC2HEX([.W6])" office:value-type="string" office:string-value="10008154" calcext:value-type="string">
            <text:p>10008154</text:p>
          </table:table-cell>
          <table:table-cell table:formula="of:=DEC2HEX([.X6])" office:value-type="string" office:string-value="10008158" calcext:value-type="string">
            <text:p>10008158</text:p>
          </table:table-cell>
          <table:table-cell table:formula="of:=DEC2HEX([.Y6])" office:value-type="string" office:string-value="1000815C" calcext:value-type="string">
            <text:p>1000815C</text:p>
          </table:table-cell>
          <table:table-cell table:formula="of:=DEC2HEX([.Z6])" office:value-type="string" office:string-value="10008160" calcext:value-type="string">
            <text:p>10008160</text:p>
          </table:table-cell>
          <table:table-cell table:formula="of:=DEC2HEX([.AA6])" office:value-type="string" office:string-value="10008164" calcext:value-type="string">
            <text:p>10008164</text:p>
          </table:table-cell>
          <table:table-cell table:formula="of:=DEC2HEX([.AB6])" office:value-type="string" office:string-value="10008168" calcext:value-type="string">
            <text:p>10008168</text:p>
          </table:table-cell>
          <table:table-cell table:formula="of:=DEC2HEX([.AC6])" office:value-type="string" office:string-value="1000816C" calcext:value-type="string">
            <text:p>1000816C</text:p>
          </table:table-cell>
          <table:table-cell table:formula="of:=DEC2HEX([.AD6])" office:value-type="string" office:string-value="10008170" calcext:value-type="string">
            <text:p>10008170</text:p>
          </table:table-cell>
          <table:table-cell table:formula="of:=DEC2HEX([.AE6])" office:value-type="string" office:string-value="10008174" calcext:value-type="string">
            <text:p>10008174</text:p>
          </table:table-cell>
          <table:table-cell table:formula="of:=DEC2HEX([.AF6])" office:value-type="string" office:string-value="10008178" calcext:value-type="string">
            <text:p>10008178</text:p>
          </table:table-cell>
          <table:table-cell table:formula="of:=DEC2HEX([.AG6])" office:value-type="string" office:string-value="1000817C" calcext:value-type="string">
            <text:p>1000817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B7])" office:value-type="string" office:string-value="10008180" calcext:value-type="string">
            <text:p>10008180</text:p>
          </table:table-cell>
          <table:table-cell table:formula="of:=DEC2HEX([.C7])" office:value-type="string" office:string-value="10008184" calcext:value-type="string">
            <text:p>10008184</text:p>
          </table:table-cell>
          <table:table-cell table:formula="of:=DEC2HEX([.D7])" office:value-type="string" office:string-value="10008188" calcext:value-type="string">
            <text:p>10008188</text:p>
          </table:table-cell>
          <table:table-cell table:formula="of:=DEC2HEX([.E7])" office:value-type="string" office:string-value="1000818C" calcext:value-type="string">
            <text:p>1000818C</text:p>
          </table:table-cell>
          <table:table-cell table:formula="of:=DEC2HEX([.F7])" office:value-type="string" office:string-value="10008190" calcext:value-type="string">
            <text:p>10008190</text:p>
          </table:table-cell>
          <table:table-cell table:formula="of:=DEC2HEX([.G7])" office:value-type="string" office:string-value="10008194" calcext:value-type="string">
            <text:p>10008194</text:p>
          </table:table-cell>
          <table:table-cell table:formula="of:=DEC2HEX([.H7])" office:value-type="string" office:string-value="10008198" calcext:value-type="string">
            <text:p>10008198</text:p>
          </table:table-cell>
          <table:table-cell table:formula="of:=DEC2HEX([.I7])" office:value-type="string" office:string-value="1000819C" calcext:value-type="string">
            <text:p>1000819C</text:p>
          </table:table-cell>
          <table:table-cell table:formula="of:=DEC2HEX([.J7])" office:value-type="string" office:string-value="100081A0" calcext:value-type="string">
            <text:p>100081A0</text:p>
          </table:table-cell>
          <table:table-cell table:formula="of:=DEC2HEX([.K7])" office:value-type="string" office:string-value="100081A4" calcext:value-type="string">
            <text:p>100081A4</text:p>
          </table:table-cell>
          <table:table-cell table:formula="of:=DEC2HEX([.L7])" office:value-type="string" office:string-value="100081A8" calcext:value-type="string">
            <text:p>100081A8</text:p>
          </table:table-cell>
          <table:table-cell table:formula="of:=DEC2HEX([.M7])" office:value-type="string" office:string-value="100081AC" calcext:value-type="string">
            <text:p>100081AC</text:p>
          </table:table-cell>
          <table:table-cell table:formula="of:=DEC2HEX([.N7])" office:value-type="string" office:string-value="100081B0" calcext:value-type="string">
            <text:p>100081B0</text:p>
          </table:table-cell>
          <table:table-cell table:formula="of:=DEC2HEX([.O7])" office:value-type="string" office:string-value="100081B4" calcext:value-type="string">
            <text:p>100081B4</text:p>
          </table:table-cell>
          <table:table-cell table:formula="of:=DEC2HEX([.P7])" office:value-type="string" office:string-value="100081B8" calcext:value-type="string">
            <text:p>100081B8</text:p>
          </table:table-cell>
          <table:table-cell table:formula="of:=DEC2HEX([.Q7])" office:value-type="string" office:string-value="100081BC" calcext:value-type="string">
            <text:p>100081BC</text:p>
          </table:table-cell>
          <table:table-cell table:formula="of:=DEC2HEX([.R7])" office:value-type="string" office:string-value="100081C0" calcext:value-type="string">
            <text:p>100081C0</text:p>
          </table:table-cell>
          <table:table-cell table:formula="of:=DEC2HEX([.S7])" office:value-type="string" office:string-value="100081C4" calcext:value-type="string">
            <text:p>100081C4</text:p>
          </table:table-cell>
          <table:table-cell table:formula="of:=DEC2HEX([.T7])" office:value-type="string" office:string-value="100081C8" calcext:value-type="string">
            <text:p>100081C8</text:p>
          </table:table-cell>
          <table:table-cell table:formula="of:=DEC2HEX([.U7])" office:value-type="string" office:string-value="100081CC" calcext:value-type="string">
            <text:p>100081CC</text:p>
          </table:table-cell>
          <table:table-cell table:formula="of:=DEC2HEX([.V7])" office:value-type="string" office:string-value="100081D0" calcext:value-type="string">
            <text:p>100081D0</text:p>
          </table:table-cell>
          <table:table-cell table:formula="of:=DEC2HEX([.W7])" office:value-type="string" office:string-value="100081D4" calcext:value-type="string">
            <text:p>100081D4</text:p>
          </table:table-cell>
          <table:table-cell table:formula="of:=DEC2HEX([.X7])" office:value-type="string" office:string-value="100081D8" calcext:value-type="string">
            <text:p>100081D8</text:p>
          </table:table-cell>
          <table:table-cell table:formula="of:=DEC2HEX([.Y7])" office:value-type="string" office:string-value="100081DC" calcext:value-type="string">
            <text:p>100081DC</text:p>
          </table:table-cell>
          <table:table-cell table:formula="of:=DEC2HEX([.Z7])" office:value-type="string" office:string-value="100081E0" calcext:value-type="string">
            <text:p>100081E0</text:p>
          </table:table-cell>
          <table:table-cell table:formula="of:=DEC2HEX([.AA7])" office:value-type="string" office:string-value="100081E4" calcext:value-type="string">
            <text:p>100081E4</text:p>
          </table:table-cell>
          <table:table-cell table:formula="of:=DEC2HEX([.AB7])" office:value-type="string" office:string-value="100081E8" calcext:value-type="string">
            <text:p>100081E8</text:p>
          </table:table-cell>
          <table:table-cell table:formula="of:=DEC2HEX([.AC7])" office:value-type="string" office:string-value="100081EC" calcext:value-type="string">
            <text:p>100081EC</text:p>
          </table:table-cell>
          <table:table-cell table:formula="of:=DEC2HEX([.AD7])" office:value-type="string" office:string-value="100081F0" calcext:value-type="string">
            <text:p>100081F0</text:p>
          </table:table-cell>
          <table:table-cell table:formula="of:=DEC2HEX([.AE7])" office:value-type="string" office:string-value="100081F4" calcext:value-type="string">
            <text:p>100081F4</text:p>
          </table:table-cell>
          <table:table-cell table:formula="of:=DEC2HEX([.AF7])" office:value-type="string" office:string-value="100081F8" calcext:value-type="string">
            <text:p>100081F8</text:p>
          </table:table-cell>
          <table:table-cell table:formula="of:=DEC2HEX([.AG7])" office:value-type="string" office:string-value="100081FC" calcext:value-type="string">
            <text:p>100081F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B8])" office:value-type="string" office:string-value="10008200" calcext:value-type="string">
            <text:p>10008200</text:p>
          </table:table-cell>
          <table:table-cell table:formula="of:=DEC2HEX([.C8])" office:value-type="string" office:string-value="10008204" calcext:value-type="string">
            <text:p>10008204</text:p>
          </table:table-cell>
          <table:table-cell table:formula="of:=DEC2HEX([.D8])" office:value-type="string" office:string-value="10008208" calcext:value-type="string">
            <text:p>10008208</text:p>
          </table:table-cell>
          <table:table-cell table:formula="of:=DEC2HEX([.E8])" office:value-type="string" office:string-value="1000820C" calcext:value-type="string">
            <text:p>1000820C</text:p>
          </table:table-cell>
          <table:table-cell table:formula="of:=DEC2HEX([.F8])" office:value-type="string" office:string-value="10008210" calcext:value-type="string">
            <text:p>10008210</text:p>
          </table:table-cell>
          <table:table-cell table:formula="of:=DEC2HEX([.G8])" office:value-type="string" office:string-value="10008214" calcext:value-type="string">
            <text:p>10008214</text:p>
          </table:table-cell>
          <table:table-cell table:formula="of:=DEC2HEX([.H8])" office:value-type="string" office:string-value="10008218" calcext:value-type="string">
            <text:p>10008218</text:p>
          </table:table-cell>
          <table:table-cell table:formula="of:=DEC2HEX([.I8])" office:value-type="string" office:string-value="1000821C" calcext:value-type="string">
            <text:p>1000821C</text:p>
          </table:table-cell>
          <table:table-cell table:formula="of:=DEC2HEX([.J8])" office:value-type="string" office:string-value="10008220" calcext:value-type="string">
            <text:p>10008220</text:p>
          </table:table-cell>
          <table:table-cell table:formula="of:=DEC2HEX([.K8])" office:value-type="string" office:string-value="10008224" calcext:value-type="string">
            <text:p>10008224</text:p>
          </table:table-cell>
          <table:table-cell table:formula="of:=DEC2HEX([.L8])" office:value-type="string" office:string-value="10008228" calcext:value-type="string">
            <text:p>10008228</text:p>
          </table:table-cell>
          <table:table-cell table:formula="of:=DEC2HEX([.M8])" office:value-type="string" office:string-value="1000822C" calcext:value-type="string">
            <text:p>1000822C</text:p>
          </table:table-cell>
          <table:table-cell table:formula="of:=DEC2HEX([.N8])" office:value-type="string" office:string-value="10008230" calcext:value-type="string">
            <text:p>10008230</text:p>
          </table:table-cell>
          <table:table-cell table:formula="of:=DEC2HEX([.O8])" office:value-type="string" office:string-value="10008234" calcext:value-type="string">
            <text:p>10008234</text:p>
          </table:table-cell>
          <table:table-cell table:formula="of:=DEC2HEX([.P8])" office:value-type="string" office:string-value="10008238" calcext:value-type="string">
            <text:p>10008238</text:p>
          </table:table-cell>
          <table:table-cell table:formula="of:=DEC2HEX([.Q8])" office:value-type="string" office:string-value="1000823C" calcext:value-type="string">
            <text:p>1000823C</text:p>
          </table:table-cell>
          <table:table-cell table:formula="of:=DEC2HEX([.R8])" office:value-type="string" office:string-value="10008240" calcext:value-type="string">
            <text:p>10008240</text:p>
          </table:table-cell>
          <table:table-cell table:formula="of:=DEC2HEX([.S8])" office:value-type="string" office:string-value="10008244" calcext:value-type="string">
            <text:p>10008244</text:p>
          </table:table-cell>
          <table:table-cell table:formula="of:=DEC2HEX([.T8])" office:value-type="string" office:string-value="10008248" calcext:value-type="string">
            <text:p>10008248</text:p>
          </table:table-cell>
          <table:table-cell table:formula="of:=DEC2HEX([.U8])" office:value-type="string" office:string-value="1000824C" calcext:value-type="string">
            <text:p>1000824C</text:p>
          </table:table-cell>
          <table:table-cell table:formula="of:=DEC2HEX([.V8])" office:value-type="string" office:string-value="10008250" calcext:value-type="string">
            <text:p>10008250</text:p>
          </table:table-cell>
          <table:table-cell table:formula="of:=DEC2HEX([.W8])" office:value-type="string" office:string-value="10008254" calcext:value-type="string">
            <text:p>10008254</text:p>
          </table:table-cell>
          <table:table-cell table:formula="of:=DEC2HEX([.X8])" office:value-type="string" office:string-value="10008258" calcext:value-type="string">
            <text:p>10008258</text:p>
          </table:table-cell>
          <table:table-cell table:formula="of:=DEC2HEX([.Y8])" office:value-type="string" office:string-value="1000825C" calcext:value-type="string">
            <text:p>1000825C</text:p>
          </table:table-cell>
          <table:table-cell table:formula="of:=DEC2HEX([.Z8])" office:value-type="string" office:string-value="10008260" calcext:value-type="string">
            <text:p>10008260</text:p>
          </table:table-cell>
          <table:table-cell table:formula="of:=DEC2HEX([.AA8])" office:value-type="string" office:string-value="10008264" calcext:value-type="string">
            <text:p>10008264</text:p>
          </table:table-cell>
          <table:table-cell table:formula="of:=DEC2HEX([.AB8])" office:value-type="string" office:string-value="10008268" calcext:value-type="string">
            <text:p>10008268</text:p>
          </table:table-cell>
          <table:table-cell table:formula="of:=DEC2HEX([.AC8])" office:value-type="string" office:string-value="1000826C" calcext:value-type="string">
            <text:p>1000826C</text:p>
          </table:table-cell>
          <table:table-cell table:formula="of:=DEC2HEX([.AD8])" office:value-type="string" office:string-value="10008270" calcext:value-type="string">
            <text:p>10008270</text:p>
          </table:table-cell>
          <table:table-cell table:formula="of:=DEC2HEX([.AE8])" office:value-type="string" office:string-value="10008274" calcext:value-type="string">
            <text:p>10008274</text:p>
          </table:table-cell>
          <table:table-cell table:formula="of:=DEC2HEX([.AF8])" office:value-type="string" office:string-value="10008278" calcext:value-type="string">
            <text:p>10008278</text:p>
          </table:table-cell>
          <table:table-cell table:formula="of:=DEC2HEX([.AG8])" office:value-type="string" office:string-value="1000827C" calcext:value-type="string">
            <text:p>1000827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B9])" office:value-type="string" office:string-value="10008280" calcext:value-type="string">
            <text:p>10008280</text:p>
          </table:table-cell>
          <table:table-cell table:formula="of:=DEC2HEX([.C9])" office:value-type="string" office:string-value="10008284" calcext:value-type="string">
            <text:p>10008284</text:p>
          </table:table-cell>
          <table:table-cell table:formula="of:=DEC2HEX([.D9])" office:value-type="string" office:string-value="10008288" calcext:value-type="string">
            <text:p>10008288</text:p>
          </table:table-cell>
          <table:table-cell table:formula="of:=DEC2HEX([.E9])" office:value-type="string" office:string-value="1000828C" calcext:value-type="string">
            <text:p>1000828C</text:p>
          </table:table-cell>
          <table:table-cell table:formula="of:=DEC2HEX([.F9])" office:value-type="string" office:string-value="10008290" calcext:value-type="string">
            <text:p>10008290</text:p>
          </table:table-cell>
          <table:table-cell table:formula="of:=DEC2HEX([.G9])" office:value-type="string" office:string-value="10008294" calcext:value-type="string">
            <text:p>10008294</text:p>
          </table:table-cell>
          <table:table-cell table:formula="of:=DEC2HEX([.H9])" office:value-type="string" office:string-value="10008298" calcext:value-type="string">
            <text:p>10008298</text:p>
          </table:table-cell>
          <table:table-cell table:formula="of:=DEC2HEX([.I9])" office:value-type="string" office:string-value="1000829C" calcext:value-type="string">
            <text:p>1000829C</text:p>
          </table:table-cell>
          <table:table-cell table:formula="of:=DEC2HEX([.J9])" office:value-type="string" office:string-value="100082A0" calcext:value-type="string">
            <text:p>100082A0</text:p>
          </table:table-cell>
          <table:table-cell table:formula="of:=DEC2HEX([.K9])" office:value-type="string" office:string-value="100082A4" calcext:value-type="string">
            <text:p>100082A4</text:p>
          </table:table-cell>
          <table:table-cell table:formula="of:=DEC2HEX([.L9])" office:value-type="string" office:string-value="100082A8" calcext:value-type="string">
            <text:p>100082A8</text:p>
          </table:table-cell>
          <table:table-cell table:formula="of:=DEC2HEX([.M9])" office:value-type="string" office:string-value="100082AC" calcext:value-type="string">
            <text:p>100082AC</text:p>
          </table:table-cell>
          <table:table-cell table:formula="of:=DEC2HEX([.N9])" office:value-type="string" office:string-value="100082B0" calcext:value-type="string">
            <text:p>100082B0</text:p>
          </table:table-cell>
          <table:table-cell table:formula="of:=DEC2HEX([.O9])" office:value-type="string" office:string-value="100082B4" calcext:value-type="string">
            <text:p>100082B4</text:p>
          </table:table-cell>
          <table:table-cell table:formula="of:=DEC2HEX([.P9])" office:value-type="string" office:string-value="100082B8" calcext:value-type="string">
            <text:p>100082B8</text:p>
          </table:table-cell>
          <table:table-cell table:formula="of:=DEC2HEX([.Q9])" office:value-type="string" office:string-value="100082BC" calcext:value-type="string">
            <text:p>100082BC</text:p>
          </table:table-cell>
          <table:table-cell table:formula="of:=DEC2HEX([.R9])" office:value-type="string" office:string-value="100082C0" calcext:value-type="string">
            <text:p>100082C0</text:p>
          </table:table-cell>
          <table:table-cell table:formula="of:=DEC2HEX([.S9])" office:value-type="string" office:string-value="100082C4" calcext:value-type="string">
            <text:p>100082C4</text:p>
          </table:table-cell>
          <table:table-cell table:formula="of:=DEC2HEX([.T9])" office:value-type="string" office:string-value="100082C8" calcext:value-type="string">
            <text:p>100082C8</text:p>
          </table:table-cell>
          <table:table-cell table:formula="of:=DEC2HEX([.U9])" office:value-type="string" office:string-value="100082CC" calcext:value-type="string">
            <text:p>100082CC</text:p>
          </table:table-cell>
          <table:table-cell table:formula="of:=DEC2HEX([.V9])" office:value-type="string" office:string-value="100082D0" calcext:value-type="string">
            <text:p>100082D0</text:p>
          </table:table-cell>
          <table:table-cell table:formula="of:=DEC2HEX([.W9])" office:value-type="string" office:string-value="100082D4" calcext:value-type="string">
            <text:p>100082D4</text:p>
          </table:table-cell>
          <table:table-cell table:formula="of:=DEC2HEX([.X9])" office:value-type="string" office:string-value="100082D8" calcext:value-type="string">
            <text:p>100082D8</text:p>
          </table:table-cell>
          <table:table-cell table:formula="of:=DEC2HEX([.Y9])" office:value-type="string" office:string-value="100082DC" calcext:value-type="string">
            <text:p>100082DC</text:p>
          </table:table-cell>
          <table:table-cell table:formula="of:=DEC2HEX([.Z9])" office:value-type="string" office:string-value="100082E0" calcext:value-type="string">
            <text:p>100082E0</text:p>
          </table:table-cell>
          <table:table-cell table:formula="of:=DEC2HEX([.AA9])" office:value-type="string" office:string-value="100082E4" calcext:value-type="string">
            <text:p>100082E4</text:p>
          </table:table-cell>
          <table:table-cell table:formula="of:=DEC2HEX([.AB9])" office:value-type="string" office:string-value="100082E8" calcext:value-type="string">
            <text:p>100082E8</text:p>
          </table:table-cell>
          <table:table-cell table:formula="of:=DEC2HEX([.AC9])" office:value-type="string" office:string-value="100082EC" calcext:value-type="string">
            <text:p>100082EC</text:p>
          </table:table-cell>
          <table:table-cell table:formula="of:=DEC2HEX([.AD9])" office:value-type="string" office:string-value="100082F0" calcext:value-type="string">
            <text:p>100082F0</text:p>
          </table:table-cell>
          <table:table-cell table:formula="of:=DEC2HEX([.AE9])" office:value-type="string" office:string-value="100082F4" calcext:value-type="string">
            <text:p>100082F4</text:p>
          </table:table-cell>
          <table:table-cell table:formula="of:=DEC2HEX([.AF9])" office:value-type="string" office:string-value="100082F8" calcext:value-type="string">
            <text:p>100082F8</text:p>
          </table:table-cell>
          <table:table-cell table:formula="of:=DEC2HEX([.AG9])" office:value-type="string" office:string-value="100082FC" calcext:value-type="string">
            <text:p>100082F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B10])" office:value-type="string" office:string-value="10008300" calcext:value-type="string">
            <text:p>10008300</text:p>
          </table:table-cell>
          <table:table-cell table:formula="of:=DEC2HEX([.C10])" office:value-type="string" office:string-value="10008304" calcext:value-type="string">
            <text:p>10008304</text:p>
          </table:table-cell>
          <table:table-cell table:formula="of:=DEC2HEX([.D10])" office:value-type="string" office:string-value="10008308" calcext:value-type="string">
            <text:p>10008308</text:p>
          </table:table-cell>
          <table:table-cell table:formula="of:=DEC2HEX([.E10])" office:value-type="string" office:string-value="1000830C" calcext:value-type="string">
            <text:p>1000830C</text:p>
          </table:table-cell>
          <table:table-cell table:formula="of:=DEC2HEX([.F10])" office:value-type="string" office:string-value="10008310" calcext:value-type="string">
            <text:p>10008310</text:p>
          </table:table-cell>
          <table:table-cell table:formula="of:=DEC2HEX([.G10])" office:value-type="string" office:string-value="10008314" calcext:value-type="string">
            <text:p>10008314</text:p>
          </table:table-cell>
          <table:table-cell table:formula="of:=DEC2HEX([.H10])" office:value-type="string" office:string-value="10008318" calcext:value-type="string">
            <text:p>10008318</text:p>
          </table:table-cell>
          <table:table-cell table:formula="of:=DEC2HEX([.I10])" office:value-type="string" office:string-value="1000831C" calcext:value-type="string">
            <text:p>1000831C</text:p>
          </table:table-cell>
          <table:table-cell table:formula="of:=DEC2HEX([.J10])" office:value-type="string" office:string-value="10008320" calcext:value-type="string">
            <text:p>10008320</text:p>
          </table:table-cell>
          <table:table-cell table:formula="of:=DEC2HEX([.K10])" office:value-type="string" office:string-value="10008324" calcext:value-type="string">
            <text:p>10008324</text:p>
          </table:table-cell>
          <table:table-cell table:formula="of:=DEC2HEX([.L10])" office:value-type="string" office:string-value="10008328" calcext:value-type="string">
            <text:p>10008328</text:p>
          </table:table-cell>
          <table:table-cell table:formula="of:=DEC2HEX([.M10])" office:value-type="string" office:string-value="1000832C" calcext:value-type="string">
            <text:p>1000832C</text:p>
          </table:table-cell>
          <table:table-cell table:formula="of:=DEC2HEX([.N10])" office:value-type="string" office:string-value="10008330" calcext:value-type="string">
            <text:p>10008330</text:p>
          </table:table-cell>
          <table:table-cell table:formula="of:=DEC2HEX([.O10])" office:value-type="string" office:string-value="10008334" calcext:value-type="string">
            <text:p>10008334</text:p>
          </table:table-cell>
          <table:table-cell table:formula="of:=DEC2HEX([.P10])" office:value-type="string" office:string-value="10008338" calcext:value-type="string">
            <text:p>10008338</text:p>
          </table:table-cell>
          <table:table-cell table:formula="of:=DEC2HEX([.Q10])" office:value-type="string" office:string-value="1000833C" calcext:value-type="string">
            <text:p>1000833C</text:p>
          </table:table-cell>
          <table:table-cell table:formula="of:=DEC2HEX([.R10])" office:value-type="string" office:string-value="10008340" calcext:value-type="string">
            <text:p>10008340</text:p>
          </table:table-cell>
          <table:table-cell table:formula="of:=DEC2HEX([.S10])" office:value-type="string" office:string-value="10008344" calcext:value-type="string">
            <text:p>10008344</text:p>
          </table:table-cell>
          <table:table-cell table:formula="of:=DEC2HEX([.T10])" office:value-type="string" office:string-value="10008348" calcext:value-type="string">
            <text:p>10008348</text:p>
          </table:table-cell>
          <table:table-cell table:formula="of:=DEC2HEX([.U10])" office:value-type="string" office:string-value="1000834C" calcext:value-type="string">
            <text:p>1000834C</text:p>
          </table:table-cell>
          <table:table-cell table:formula="of:=DEC2HEX([.V10])" office:value-type="string" office:string-value="10008350" calcext:value-type="string">
            <text:p>10008350</text:p>
          </table:table-cell>
          <table:table-cell table:formula="of:=DEC2HEX([.W10])" office:value-type="string" office:string-value="10008354" calcext:value-type="string">
            <text:p>10008354</text:p>
          </table:table-cell>
          <table:table-cell table:formula="of:=DEC2HEX([.X10])" office:value-type="string" office:string-value="10008358" calcext:value-type="string">
            <text:p>10008358</text:p>
          </table:table-cell>
          <table:table-cell table:formula="of:=DEC2HEX([.Y10])" office:value-type="string" office:string-value="1000835C" calcext:value-type="string">
            <text:p>1000835C</text:p>
          </table:table-cell>
          <table:table-cell table:formula="of:=DEC2HEX([.Z10])" office:value-type="string" office:string-value="10008360" calcext:value-type="string">
            <text:p>10008360</text:p>
          </table:table-cell>
          <table:table-cell table:formula="of:=DEC2HEX([.AA10])" office:value-type="string" office:string-value="10008364" calcext:value-type="string">
            <text:p>10008364</text:p>
          </table:table-cell>
          <table:table-cell table:formula="of:=DEC2HEX([.AB10])" office:value-type="string" office:string-value="10008368" calcext:value-type="string">
            <text:p>10008368</text:p>
          </table:table-cell>
          <table:table-cell table:formula="of:=DEC2HEX([.AC10])" office:value-type="string" office:string-value="1000836C" calcext:value-type="string">
            <text:p>1000836C</text:p>
          </table:table-cell>
          <table:table-cell table:formula="of:=DEC2HEX([.AD10])" office:value-type="string" office:string-value="10008370" calcext:value-type="string">
            <text:p>10008370</text:p>
          </table:table-cell>
          <table:table-cell table:formula="of:=DEC2HEX([.AE10])" office:value-type="string" office:string-value="10008374" calcext:value-type="string">
            <text:p>10008374</text:p>
          </table:table-cell>
          <table:table-cell table:formula="of:=DEC2HEX([.AF10])" office:value-type="string" office:string-value="10008378" calcext:value-type="string">
            <text:p>10008378</text:p>
          </table:table-cell>
          <table:table-cell table:formula="of:=DEC2HEX([.AG10])" office:value-type="string" office:string-value="1000837C" calcext:value-type="string">
            <text:p>1000837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B11])" office:value-type="string" office:string-value="10008380" calcext:value-type="string">
            <text:p>10008380</text:p>
          </table:table-cell>
          <table:table-cell table:formula="of:=DEC2HEX([.C11])" office:value-type="string" office:string-value="10008384" calcext:value-type="string">
            <text:p>10008384</text:p>
          </table:table-cell>
          <table:table-cell table:formula="of:=DEC2HEX([.D11])" office:value-type="string" office:string-value="10008388" calcext:value-type="string">
            <text:p>10008388</text:p>
          </table:table-cell>
          <table:table-cell table:formula="of:=DEC2HEX([.E11])" office:value-type="string" office:string-value="1000838C" calcext:value-type="string">
            <text:p>1000838C</text:p>
          </table:table-cell>
          <table:table-cell table:formula="of:=DEC2HEX([.F11])" office:value-type="string" office:string-value="10008390" calcext:value-type="string">
            <text:p>10008390</text:p>
          </table:table-cell>
          <table:table-cell table:formula="of:=DEC2HEX([.G11])" office:value-type="string" office:string-value="10008394" calcext:value-type="string">
            <text:p>10008394</text:p>
          </table:table-cell>
          <table:table-cell table:formula="of:=DEC2HEX([.H11])" office:value-type="string" office:string-value="10008398" calcext:value-type="string">
            <text:p>10008398</text:p>
          </table:table-cell>
          <table:table-cell table:formula="of:=DEC2HEX([.I11])" office:value-type="string" office:string-value="1000839C" calcext:value-type="string">
            <text:p>1000839C</text:p>
          </table:table-cell>
          <table:table-cell table:formula="of:=DEC2HEX([.J11])" office:value-type="string" office:string-value="100083A0" calcext:value-type="string">
            <text:p>100083A0</text:p>
          </table:table-cell>
          <table:table-cell table:formula="of:=DEC2HEX([.K11])" office:value-type="string" office:string-value="100083A4" calcext:value-type="string">
            <text:p>100083A4</text:p>
          </table:table-cell>
          <table:table-cell table:formula="of:=DEC2HEX([.L11])" office:value-type="string" office:string-value="100083A8" calcext:value-type="string">
            <text:p>100083A8</text:p>
          </table:table-cell>
          <table:table-cell table:formula="of:=DEC2HEX([.M11])" office:value-type="string" office:string-value="100083AC" calcext:value-type="string">
            <text:p>100083AC</text:p>
          </table:table-cell>
          <table:table-cell table:formula="of:=DEC2HEX([.N11])" office:value-type="string" office:string-value="100083B0" calcext:value-type="string">
            <text:p>100083B0</text:p>
          </table:table-cell>
          <table:table-cell table:formula="of:=DEC2HEX([.O11])" office:value-type="string" office:string-value="100083B4" calcext:value-type="string">
            <text:p>100083B4</text:p>
          </table:table-cell>
          <table:table-cell table:formula="of:=DEC2HEX([.P11])" office:value-type="string" office:string-value="100083B8" calcext:value-type="string">
            <text:p>100083B8</text:p>
          </table:table-cell>
          <table:table-cell table:formula="of:=DEC2HEX([.Q11])" office:value-type="string" office:string-value="100083BC" calcext:value-type="string">
            <text:p>100083BC</text:p>
          </table:table-cell>
          <table:table-cell table:formula="of:=DEC2HEX([.R11])" office:value-type="string" office:string-value="100083C0" calcext:value-type="string">
            <text:p>100083C0</text:p>
          </table:table-cell>
          <table:table-cell table:formula="of:=DEC2HEX([.S11])" office:value-type="string" office:string-value="100083C4" calcext:value-type="string">
            <text:p>100083C4</text:p>
          </table:table-cell>
          <table:table-cell table:formula="of:=DEC2HEX([.T11])" office:value-type="string" office:string-value="100083C8" calcext:value-type="string">
            <text:p>100083C8</text:p>
          </table:table-cell>
          <table:table-cell table:formula="of:=DEC2HEX([.U11])" office:value-type="string" office:string-value="100083CC" calcext:value-type="string">
            <text:p>100083CC</text:p>
          </table:table-cell>
          <table:table-cell table:formula="of:=DEC2HEX([.V11])" office:value-type="string" office:string-value="100083D0" calcext:value-type="string">
            <text:p>100083D0</text:p>
          </table:table-cell>
          <table:table-cell table:formula="of:=DEC2HEX([.W11])" office:value-type="string" office:string-value="100083D4" calcext:value-type="string">
            <text:p>100083D4</text:p>
          </table:table-cell>
          <table:table-cell table:formula="of:=DEC2HEX([.X11])" office:value-type="string" office:string-value="100083D8" calcext:value-type="string">
            <text:p>100083D8</text:p>
          </table:table-cell>
          <table:table-cell table:formula="of:=DEC2HEX([.Y11])" office:value-type="string" office:string-value="100083DC" calcext:value-type="string">
            <text:p>100083DC</text:p>
          </table:table-cell>
          <table:table-cell table:formula="of:=DEC2HEX([.Z11])" office:value-type="string" office:string-value="100083E0" calcext:value-type="string">
            <text:p>100083E0</text:p>
          </table:table-cell>
          <table:table-cell table:formula="of:=DEC2HEX([.AA11])" office:value-type="string" office:string-value="100083E4" calcext:value-type="string">
            <text:p>100083E4</text:p>
          </table:table-cell>
          <table:table-cell table:formula="of:=DEC2HEX([.AB11])" office:value-type="string" office:string-value="100083E8" calcext:value-type="string">
            <text:p>100083E8</text:p>
          </table:table-cell>
          <table:table-cell table:formula="of:=DEC2HEX([.AC11])" office:value-type="string" office:string-value="100083EC" calcext:value-type="string">
            <text:p>100083EC</text:p>
          </table:table-cell>
          <table:table-cell table:formula="of:=DEC2HEX([.AD11])" office:value-type="string" office:string-value="100083F0" calcext:value-type="string">
            <text:p>100083F0</text:p>
          </table:table-cell>
          <table:table-cell table:formula="of:=DEC2HEX([.AE11])" office:value-type="string" office:string-value="100083F4" calcext:value-type="string">
            <text:p>100083F4</text:p>
          </table:table-cell>
          <table:table-cell table:formula="of:=DEC2HEX([.AF11])" office:value-type="string" office:string-value="100083F8" calcext:value-type="string">
            <text:p>100083F8</text:p>
          </table:table-cell>
          <table:table-cell table:formula="of:=DEC2HEX([.AG11])" office:value-type="string" office:string-value="100083FC" calcext:value-type="string">
            <text:p>100083F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B12])" office:value-type="string" office:string-value="10008400" calcext:value-type="string">
            <text:p>10008400</text:p>
          </table:table-cell>
          <table:table-cell table:formula="of:=DEC2HEX([.C12])" office:value-type="string" office:string-value="10008404" calcext:value-type="string">
            <text:p>10008404</text:p>
          </table:table-cell>
          <table:table-cell table:formula="of:=DEC2HEX([.D12])" office:value-type="string" office:string-value="10008408" calcext:value-type="string">
            <text:p>10008408</text:p>
          </table:table-cell>
          <table:table-cell table:formula="of:=DEC2HEX([.E12])" office:value-type="string" office:string-value="1000840C" calcext:value-type="string">
            <text:p>1000840C</text:p>
          </table:table-cell>
          <table:table-cell table:formula="of:=DEC2HEX([.F12])" office:value-type="string" office:string-value="10008410" calcext:value-type="string">
            <text:p>10008410</text:p>
          </table:table-cell>
          <table:table-cell table:formula="of:=DEC2HEX([.G12])" office:value-type="string" office:string-value="10008414" calcext:value-type="string">
            <text:p>10008414</text:p>
          </table:table-cell>
          <table:table-cell table:formula="of:=DEC2HEX([.H12])" office:value-type="string" office:string-value="10008418" calcext:value-type="string">
            <text:p>10008418</text:p>
          </table:table-cell>
          <table:table-cell table:formula="of:=DEC2HEX([.I12])" office:value-type="string" office:string-value="1000841C" calcext:value-type="string">
            <text:p>1000841C</text:p>
          </table:table-cell>
          <table:table-cell table:formula="of:=DEC2HEX([.J12])" office:value-type="string" office:string-value="10008420" calcext:value-type="string">
            <text:p>10008420</text:p>
          </table:table-cell>
          <table:table-cell table:formula="of:=DEC2HEX([.K12])" office:value-type="string" office:string-value="10008424" calcext:value-type="string">
            <text:p>10008424</text:p>
          </table:table-cell>
          <table:table-cell table:formula="of:=DEC2HEX([.L12])" office:value-type="string" office:string-value="10008428" calcext:value-type="string">
            <text:p>10008428</text:p>
          </table:table-cell>
          <table:table-cell table:formula="of:=DEC2HEX([.M12])" office:value-type="string" office:string-value="1000842C" calcext:value-type="string">
            <text:p>1000842C</text:p>
          </table:table-cell>
          <table:table-cell table:formula="of:=DEC2HEX([.N12])" office:value-type="string" office:string-value="10008430" calcext:value-type="string">
            <text:p>10008430</text:p>
          </table:table-cell>
          <table:table-cell table:formula="of:=DEC2HEX([.O12])" office:value-type="string" office:string-value="10008434" calcext:value-type="string">
            <text:p>10008434</text:p>
          </table:table-cell>
          <table:table-cell table:formula="of:=DEC2HEX([.P12])" office:value-type="string" office:string-value="10008438" calcext:value-type="string">
            <text:p>10008438</text:p>
          </table:table-cell>
          <table:table-cell table:formula="of:=DEC2HEX([.Q12])" office:value-type="string" office:string-value="1000843C" calcext:value-type="string">
            <text:p>1000843C</text:p>
          </table:table-cell>
          <table:table-cell table:formula="of:=DEC2HEX([.R12])" office:value-type="string" office:string-value="10008440" calcext:value-type="string">
            <text:p>10008440</text:p>
          </table:table-cell>
          <table:table-cell table:formula="of:=DEC2HEX([.S12])" office:value-type="string" office:string-value="10008444" calcext:value-type="string">
            <text:p>10008444</text:p>
          </table:table-cell>
          <table:table-cell table:formula="of:=DEC2HEX([.T12])" office:value-type="string" office:string-value="10008448" calcext:value-type="string">
            <text:p>10008448</text:p>
          </table:table-cell>
          <table:table-cell table:formula="of:=DEC2HEX([.U12])" office:value-type="string" office:string-value="1000844C" calcext:value-type="string">
            <text:p>1000844C</text:p>
          </table:table-cell>
          <table:table-cell table:formula="of:=DEC2HEX([.V12])" office:value-type="string" office:string-value="10008450" calcext:value-type="string">
            <text:p>10008450</text:p>
          </table:table-cell>
          <table:table-cell table:formula="of:=DEC2HEX([.W12])" office:value-type="string" office:string-value="10008454" calcext:value-type="string">
            <text:p>10008454</text:p>
          </table:table-cell>
          <table:table-cell table:formula="of:=DEC2HEX([.X12])" office:value-type="string" office:string-value="10008458" calcext:value-type="string">
            <text:p>10008458</text:p>
          </table:table-cell>
          <table:table-cell table:formula="of:=DEC2HEX([.Y12])" office:value-type="string" office:string-value="1000845C" calcext:value-type="string">
            <text:p>1000845C</text:p>
          </table:table-cell>
          <table:table-cell table:formula="of:=DEC2HEX([.Z12])" office:value-type="string" office:string-value="10008460" calcext:value-type="string">
            <text:p>10008460</text:p>
          </table:table-cell>
          <table:table-cell table:formula="of:=DEC2HEX([.AA12])" office:value-type="string" office:string-value="10008464" calcext:value-type="string">
            <text:p>10008464</text:p>
          </table:table-cell>
          <table:table-cell table:formula="of:=DEC2HEX([.AB12])" office:value-type="string" office:string-value="10008468" calcext:value-type="string">
            <text:p>10008468</text:p>
          </table:table-cell>
          <table:table-cell table:formula="of:=DEC2HEX([.AC12])" office:value-type="string" office:string-value="1000846C" calcext:value-type="string">
            <text:p>1000846C</text:p>
          </table:table-cell>
          <table:table-cell table:formula="of:=DEC2HEX([.AD12])" office:value-type="string" office:string-value="10008470" calcext:value-type="string">
            <text:p>10008470</text:p>
          </table:table-cell>
          <table:table-cell table:formula="of:=DEC2HEX([.AE12])" office:value-type="string" office:string-value="10008474" calcext:value-type="string">
            <text:p>10008474</text:p>
          </table:table-cell>
          <table:table-cell table:formula="of:=DEC2HEX([.AF12])" office:value-type="string" office:string-value="10008478" calcext:value-type="string">
            <text:p>10008478</text:p>
          </table:table-cell>
          <table:table-cell table:formula="of:=DEC2HEX([.AG12])" office:value-type="string" office:string-value="1000847C" calcext:value-type="string">
            <text:p>1000847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B13])" office:value-type="string" office:string-value="10008480" calcext:value-type="string">
            <text:p>10008480</text:p>
          </table:table-cell>
          <table:table-cell table:formula="of:=DEC2HEX([.C13])" office:value-type="string" office:string-value="10008484" calcext:value-type="string">
            <text:p>10008484</text:p>
          </table:table-cell>
          <table:table-cell table:formula="of:=DEC2HEX([.D13])" office:value-type="string" office:string-value="10008488" calcext:value-type="string">
            <text:p>10008488</text:p>
          </table:table-cell>
          <table:table-cell table:formula="of:=DEC2HEX([.E13])" office:value-type="string" office:string-value="1000848C" calcext:value-type="string">
            <text:p>1000848C</text:p>
          </table:table-cell>
          <table:table-cell table:formula="of:=DEC2HEX([.F13])" office:value-type="string" office:string-value="10008490" calcext:value-type="string">
            <text:p>10008490</text:p>
          </table:table-cell>
          <table:table-cell table:formula="of:=DEC2HEX([.G13])" office:value-type="string" office:string-value="10008494" calcext:value-type="string">
            <text:p>10008494</text:p>
          </table:table-cell>
          <table:table-cell table:formula="of:=DEC2HEX([.H13])" office:value-type="string" office:string-value="10008498" calcext:value-type="string">
            <text:p>10008498</text:p>
          </table:table-cell>
          <table:table-cell table:formula="of:=DEC2HEX([.I13])" office:value-type="string" office:string-value="1000849C" calcext:value-type="string">
            <text:p>1000849C</text:p>
          </table:table-cell>
          <table:table-cell table:formula="of:=DEC2HEX([.J13])" office:value-type="string" office:string-value="100084A0" calcext:value-type="string">
            <text:p>100084A0</text:p>
          </table:table-cell>
          <table:table-cell table:formula="of:=DEC2HEX([.K13])" office:value-type="string" office:string-value="100084A4" calcext:value-type="string">
            <text:p>100084A4</text:p>
          </table:table-cell>
          <table:table-cell table:formula="of:=DEC2HEX([.L13])" office:value-type="string" office:string-value="100084A8" calcext:value-type="string">
            <text:p>100084A8</text:p>
          </table:table-cell>
          <table:table-cell table:formula="of:=DEC2HEX([.M13])" office:value-type="string" office:string-value="100084AC" calcext:value-type="string">
            <text:p>100084AC</text:p>
          </table:table-cell>
          <table:table-cell table:formula="of:=DEC2HEX([.N13])" office:value-type="string" office:string-value="100084B0" calcext:value-type="string">
            <text:p>100084B0</text:p>
          </table:table-cell>
          <table:table-cell table:formula="of:=DEC2HEX([.O13])" office:value-type="string" office:string-value="100084B4" calcext:value-type="string">
            <text:p>100084B4</text:p>
          </table:table-cell>
          <table:table-cell table:formula="of:=DEC2HEX([.P13])" office:value-type="string" office:string-value="100084B8" calcext:value-type="string">
            <text:p>100084B8</text:p>
          </table:table-cell>
          <table:table-cell table:formula="of:=DEC2HEX([.Q13])" office:value-type="string" office:string-value="100084BC" calcext:value-type="string">
            <text:p>100084BC</text:p>
          </table:table-cell>
          <table:table-cell table:formula="of:=DEC2HEX([.R13])" office:value-type="string" office:string-value="100084C0" calcext:value-type="string">
            <text:p>100084C0</text:p>
          </table:table-cell>
          <table:table-cell table:formula="of:=DEC2HEX([.S13])" office:value-type="string" office:string-value="100084C4" calcext:value-type="string">
            <text:p>100084C4</text:p>
          </table:table-cell>
          <table:table-cell table:formula="of:=DEC2HEX([.T13])" office:value-type="string" office:string-value="100084C8" calcext:value-type="string">
            <text:p>100084C8</text:p>
          </table:table-cell>
          <table:table-cell table:formula="of:=DEC2HEX([.U13])" office:value-type="string" office:string-value="100084CC" calcext:value-type="string">
            <text:p>100084CC</text:p>
          </table:table-cell>
          <table:table-cell table:formula="of:=DEC2HEX([.V13])" office:value-type="string" office:string-value="100084D0" calcext:value-type="string">
            <text:p>100084D0</text:p>
          </table:table-cell>
          <table:table-cell table:formula="of:=DEC2HEX([.W13])" office:value-type="string" office:string-value="100084D4" calcext:value-type="string">
            <text:p>100084D4</text:p>
          </table:table-cell>
          <table:table-cell table:formula="of:=DEC2HEX([.X13])" office:value-type="string" office:string-value="100084D8" calcext:value-type="string">
            <text:p>100084D8</text:p>
          </table:table-cell>
          <table:table-cell table:formula="of:=DEC2HEX([.Y13])" office:value-type="string" office:string-value="100084DC" calcext:value-type="string">
            <text:p>100084DC</text:p>
          </table:table-cell>
          <table:table-cell table:formula="of:=DEC2HEX([.Z13])" office:value-type="string" office:string-value="100084E0" calcext:value-type="string">
            <text:p>100084E0</text:p>
          </table:table-cell>
          <table:table-cell table:formula="of:=DEC2HEX([.AA13])" office:value-type="string" office:string-value="100084E4" calcext:value-type="string">
            <text:p>100084E4</text:p>
          </table:table-cell>
          <table:table-cell table:formula="of:=DEC2HEX([.AB13])" office:value-type="string" office:string-value="100084E8" calcext:value-type="string">
            <text:p>100084E8</text:p>
          </table:table-cell>
          <table:table-cell table:formula="of:=DEC2HEX([.AC13])" office:value-type="string" office:string-value="100084EC" calcext:value-type="string">
            <text:p>100084EC</text:p>
          </table:table-cell>
          <table:table-cell table:formula="of:=DEC2HEX([.AD13])" office:value-type="string" office:string-value="100084F0" calcext:value-type="string">
            <text:p>100084F0</text:p>
          </table:table-cell>
          <table:table-cell table:formula="of:=DEC2HEX([.AE13])" office:value-type="string" office:string-value="100084F4" calcext:value-type="string">
            <text:p>100084F4</text:p>
          </table:table-cell>
          <table:table-cell table:formula="of:=DEC2HEX([.AF13])" office:value-type="string" office:string-value="100084F8" calcext:value-type="string">
            <text:p>100084F8</text:p>
          </table:table-cell>
          <table:table-cell table:formula="of:=DEC2HEX([.AG13])" office:value-type="string" office:string-value="100084FC" calcext:value-type="string">
            <text:p>100084F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B14])" office:value-type="string" office:string-value="10008500" calcext:value-type="string">
            <text:p>10008500</text:p>
          </table:table-cell>
          <table:table-cell table:formula="of:=DEC2HEX([.C14])" office:value-type="string" office:string-value="10008504" calcext:value-type="string">
            <text:p>10008504</text:p>
          </table:table-cell>
          <table:table-cell table:formula="of:=DEC2HEX([.D14])" office:value-type="string" office:string-value="10008508" calcext:value-type="string">
            <text:p>10008508</text:p>
          </table:table-cell>
          <table:table-cell table:formula="of:=DEC2HEX([.E14])" office:value-type="string" office:string-value="1000850C" calcext:value-type="string">
            <text:p>1000850C</text:p>
          </table:table-cell>
          <table:table-cell table:formula="of:=DEC2HEX([.F14])" office:value-type="string" office:string-value="10008510" calcext:value-type="string">
            <text:p>10008510</text:p>
          </table:table-cell>
          <table:table-cell table:formula="of:=DEC2HEX([.G14])" office:value-type="string" office:string-value="10008514" calcext:value-type="string">
            <text:p>10008514</text:p>
          </table:table-cell>
          <table:table-cell table:formula="of:=DEC2HEX([.H14])" office:value-type="string" office:string-value="10008518" calcext:value-type="string">
            <text:p>10008518</text:p>
          </table:table-cell>
          <table:table-cell table:formula="of:=DEC2HEX([.I14])" office:value-type="string" office:string-value="1000851C" calcext:value-type="string">
            <text:p>1000851C</text:p>
          </table:table-cell>
          <table:table-cell table:formula="of:=DEC2HEX([.J14])" office:value-type="string" office:string-value="10008520" calcext:value-type="string">
            <text:p>10008520</text:p>
          </table:table-cell>
          <table:table-cell table:formula="of:=DEC2HEX([.K14])" office:value-type="string" office:string-value="10008524" calcext:value-type="string">
            <text:p>10008524</text:p>
          </table:table-cell>
          <table:table-cell table:formula="of:=DEC2HEX([.L14])" office:value-type="string" office:string-value="10008528" calcext:value-type="string">
            <text:p>10008528</text:p>
          </table:table-cell>
          <table:table-cell table:formula="of:=DEC2HEX([.M14])" office:value-type="string" office:string-value="1000852C" calcext:value-type="string">
            <text:p>1000852C</text:p>
          </table:table-cell>
          <table:table-cell table:formula="of:=DEC2HEX([.N14])" office:value-type="string" office:string-value="10008530" calcext:value-type="string">
            <text:p>10008530</text:p>
          </table:table-cell>
          <table:table-cell table:formula="of:=DEC2HEX([.O14])" office:value-type="string" office:string-value="10008534" calcext:value-type="string">
            <text:p>10008534</text:p>
          </table:table-cell>
          <table:table-cell table:formula="of:=DEC2HEX([.P14])" office:value-type="string" office:string-value="10008538" calcext:value-type="string">
            <text:p>10008538</text:p>
          </table:table-cell>
          <table:table-cell table:formula="of:=DEC2HEX([.Q14])" office:value-type="string" office:string-value="1000853C" calcext:value-type="string">
            <text:p>1000853C</text:p>
          </table:table-cell>
          <table:table-cell table:formula="of:=DEC2HEX([.R14])" office:value-type="string" office:string-value="10008540" calcext:value-type="string">
            <text:p>10008540</text:p>
          </table:table-cell>
          <table:table-cell table:formula="of:=DEC2HEX([.S14])" office:value-type="string" office:string-value="10008544" calcext:value-type="string">
            <text:p>10008544</text:p>
          </table:table-cell>
          <table:table-cell table:formula="of:=DEC2HEX([.T14])" office:value-type="string" office:string-value="10008548" calcext:value-type="string">
            <text:p>10008548</text:p>
          </table:table-cell>
          <table:table-cell table:formula="of:=DEC2HEX([.U14])" office:value-type="string" office:string-value="1000854C" calcext:value-type="string">
            <text:p>1000854C</text:p>
          </table:table-cell>
          <table:table-cell table:formula="of:=DEC2HEX([.V14])" office:value-type="string" office:string-value="10008550" calcext:value-type="string">
            <text:p>10008550</text:p>
          </table:table-cell>
          <table:table-cell table:formula="of:=DEC2HEX([.W14])" office:value-type="string" office:string-value="10008554" calcext:value-type="string">
            <text:p>10008554</text:p>
          </table:table-cell>
          <table:table-cell table:formula="of:=DEC2HEX([.X14])" office:value-type="string" office:string-value="10008558" calcext:value-type="string">
            <text:p>10008558</text:p>
          </table:table-cell>
          <table:table-cell table:formula="of:=DEC2HEX([.Y14])" office:value-type="string" office:string-value="1000855C" calcext:value-type="string">
            <text:p>1000855C</text:p>
          </table:table-cell>
          <table:table-cell table:formula="of:=DEC2HEX([.Z14])" office:value-type="string" office:string-value="10008560" calcext:value-type="string">
            <text:p>10008560</text:p>
          </table:table-cell>
          <table:table-cell table:formula="of:=DEC2HEX([.AA14])" office:value-type="string" office:string-value="10008564" calcext:value-type="string">
            <text:p>10008564</text:p>
          </table:table-cell>
          <table:table-cell table:formula="of:=DEC2HEX([.AB14])" office:value-type="string" office:string-value="10008568" calcext:value-type="string">
            <text:p>10008568</text:p>
          </table:table-cell>
          <table:table-cell table:formula="of:=DEC2HEX([.AC14])" office:value-type="string" office:string-value="1000856C" calcext:value-type="string">
            <text:p>1000856C</text:p>
          </table:table-cell>
          <table:table-cell table:formula="of:=DEC2HEX([.AD14])" office:value-type="string" office:string-value="10008570" calcext:value-type="string">
            <text:p>10008570</text:p>
          </table:table-cell>
          <table:table-cell table:formula="of:=DEC2HEX([.AE14])" office:value-type="string" office:string-value="10008574" calcext:value-type="string">
            <text:p>10008574</text:p>
          </table:table-cell>
          <table:table-cell table:formula="of:=DEC2HEX([.AF14])" office:value-type="string" office:string-value="10008578" calcext:value-type="string">
            <text:p>10008578</text:p>
          </table:table-cell>
          <table:table-cell table:formula="of:=DEC2HEX([.AG14])" office:value-type="string" office:string-value="1000857C" calcext:value-type="string">
            <text:p>1000857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B15])" office:value-type="string" office:string-value="10008580" calcext:value-type="string">
            <text:p>10008580</text:p>
          </table:table-cell>
          <table:table-cell table:formula="of:=DEC2HEX([.C15])" office:value-type="string" office:string-value="10008584" calcext:value-type="string">
            <text:p>10008584</text:p>
          </table:table-cell>
          <table:table-cell table:formula="of:=DEC2HEX([.D15])" office:value-type="string" office:string-value="10008588" calcext:value-type="string">
            <text:p>10008588</text:p>
          </table:table-cell>
          <table:table-cell table:formula="of:=DEC2HEX([.E15])" office:value-type="string" office:string-value="1000858C" calcext:value-type="string">
            <text:p>1000858C</text:p>
          </table:table-cell>
          <table:table-cell table:formula="of:=DEC2HEX([.F15])" office:value-type="string" office:string-value="10008590" calcext:value-type="string">
            <text:p>10008590</text:p>
          </table:table-cell>
          <table:table-cell table:formula="of:=DEC2HEX([.G15])" office:value-type="string" office:string-value="10008594" calcext:value-type="string">
            <text:p>10008594</text:p>
          </table:table-cell>
          <table:table-cell table:formula="of:=DEC2HEX([.H15])" office:value-type="string" office:string-value="10008598" calcext:value-type="string">
            <text:p>10008598</text:p>
          </table:table-cell>
          <table:table-cell table:formula="of:=DEC2HEX([.I15])" office:value-type="string" office:string-value="1000859C" calcext:value-type="string">
            <text:p>1000859C</text:p>
          </table:table-cell>
          <table:table-cell table:formula="of:=DEC2HEX([.J15])" office:value-type="string" office:string-value="100085A0" calcext:value-type="string">
            <text:p>100085A0</text:p>
          </table:table-cell>
          <table:table-cell table:formula="of:=DEC2HEX([.K15])" office:value-type="string" office:string-value="100085A4" calcext:value-type="string">
            <text:p>100085A4</text:p>
          </table:table-cell>
          <table:table-cell table:formula="of:=DEC2HEX([.L15])" office:value-type="string" office:string-value="100085A8" calcext:value-type="string">
            <text:p>100085A8</text:p>
          </table:table-cell>
          <table:table-cell table:formula="of:=DEC2HEX([.M15])" office:value-type="string" office:string-value="100085AC" calcext:value-type="string">
            <text:p>100085AC</text:p>
          </table:table-cell>
          <table:table-cell table:formula="of:=DEC2HEX([.N15])" office:value-type="string" office:string-value="100085B0" calcext:value-type="string">
            <text:p>100085B0</text:p>
          </table:table-cell>
          <table:table-cell table:formula="of:=DEC2HEX([.O15])" office:value-type="string" office:string-value="100085B4" calcext:value-type="string">
            <text:p>100085B4</text:p>
          </table:table-cell>
          <table:table-cell table:formula="of:=DEC2HEX([.P15])" office:value-type="string" office:string-value="100085B8" calcext:value-type="string">
            <text:p>100085B8</text:p>
          </table:table-cell>
          <table:table-cell table:formula="of:=DEC2HEX([.Q15])" office:value-type="string" office:string-value="100085BC" calcext:value-type="string">
            <text:p>100085BC</text:p>
          </table:table-cell>
          <table:table-cell table:formula="of:=DEC2HEX([.R15])" office:value-type="string" office:string-value="100085C0" calcext:value-type="string">
            <text:p>100085C0</text:p>
          </table:table-cell>
          <table:table-cell table:formula="of:=DEC2HEX([.S15])" office:value-type="string" office:string-value="100085C4" calcext:value-type="string">
            <text:p>100085C4</text:p>
          </table:table-cell>
          <table:table-cell table:formula="of:=DEC2HEX([.T15])" office:value-type="string" office:string-value="100085C8" calcext:value-type="string">
            <text:p>100085C8</text:p>
          </table:table-cell>
          <table:table-cell table:formula="of:=DEC2HEX([.U15])" office:value-type="string" office:string-value="100085CC" calcext:value-type="string">
            <text:p>100085CC</text:p>
          </table:table-cell>
          <table:table-cell table:formula="of:=DEC2HEX([.V15])" office:value-type="string" office:string-value="100085D0" calcext:value-type="string">
            <text:p>100085D0</text:p>
          </table:table-cell>
          <table:table-cell table:formula="of:=DEC2HEX([.W15])" office:value-type="string" office:string-value="100085D4" calcext:value-type="string">
            <text:p>100085D4</text:p>
          </table:table-cell>
          <table:table-cell table:formula="of:=DEC2HEX([.X15])" office:value-type="string" office:string-value="100085D8" calcext:value-type="string">
            <text:p>100085D8</text:p>
          </table:table-cell>
          <table:table-cell table:formula="of:=DEC2HEX([.Y15])" office:value-type="string" office:string-value="100085DC" calcext:value-type="string">
            <text:p>100085DC</text:p>
          </table:table-cell>
          <table:table-cell table:formula="of:=DEC2HEX([.Z15])" office:value-type="string" office:string-value="100085E0" calcext:value-type="string">
            <text:p>100085E0</text:p>
          </table:table-cell>
          <table:table-cell table:formula="of:=DEC2HEX([.AA15])" office:value-type="string" office:string-value="100085E4" calcext:value-type="string">
            <text:p>100085E4</text:p>
          </table:table-cell>
          <table:table-cell table:formula="of:=DEC2HEX([.AB15])" office:value-type="string" office:string-value="100085E8" calcext:value-type="string">
            <text:p>100085E8</text:p>
          </table:table-cell>
          <table:table-cell table:formula="of:=DEC2HEX([.AC15])" office:value-type="string" office:string-value="100085EC" calcext:value-type="string">
            <text:p>100085EC</text:p>
          </table:table-cell>
          <table:table-cell table:formula="of:=DEC2HEX([.AD15])" office:value-type="string" office:string-value="100085F0" calcext:value-type="string">
            <text:p>100085F0</text:p>
          </table:table-cell>
          <table:table-cell table:formula="of:=DEC2HEX([.AE15])" office:value-type="string" office:string-value="100085F4" calcext:value-type="string">
            <text:p>100085F4</text:p>
          </table:table-cell>
          <table:table-cell table:formula="of:=DEC2HEX([.AF15])" office:value-type="string" office:string-value="100085F8" calcext:value-type="string">
            <text:p>100085F8</text:p>
          </table:table-cell>
          <table:table-cell table:formula="of:=DEC2HEX([.AG15])" office:value-type="string" office:string-value="100085FC" calcext:value-type="string">
            <text:p>100085F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B16])" office:value-type="string" office:string-value="10008600" calcext:value-type="string">
            <text:p>10008600</text:p>
          </table:table-cell>
          <table:table-cell table:formula="of:=DEC2HEX([.C16])" office:value-type="string" office:string-value="10008604" calcext:value-type="string">
            <text:p>10008604</text:p>
          </table:table-cell>
          <table:table-cell table:formula="of:=DEC2HEX([.D16])" office:value-type="string" office:string-value="10008608" calcext:value-type="string">
            <text:p>10008608</text:p>
          </table:table-cell>
          <table:table-cell table:formula="of:=DEC2HEX([.E16])" office:value-type="string" office:string-value="1000860C" calcext:value-type="string">
            <text:p>1000860C</text:p>
          </table:table-cell>
          <table:table-cell table:formula="of:=DEC2HEX([.F16])" office:value-type="string" office:string-value="10008610" calcext:value-type="string">
            <text:p>10008610</text:p>
          </table:table-cell>
          <table:table-cell table:formula="of:=DEC2HEX([.G16])" office:value-type="string" office:string-value="10008614" calcext:value-type="string">
            <text:p>10008614</text:p>
          </table:table-cell>
          <table:table-cell table:formula="of:=DEC2HEX([.H16])" office:value-type="string" office:string-value="10008618" calcext:value-type="string">
            <text:p>10008618</text:p>
          </table:table-cell>
          <table:table-cell table:formula="of:=DEC2HEX([.I16])" office:value-type="string" office:string-value="1000861C" calcext:value-type="string">
            <text:p>1000861C</text:p>
          </table:table-cell>
          <table:table-cell table:formula="of:=DEC2HEX([.J16])" office:value-type="string" office:string-value="10008620" calcext:value-type="string">
            <text:p>10008620</text:p>
          </table:table-cell>
          <table:table-cell table:formula="of:=DEC2HEX([.K16])" office:value-type="string" office:string-value="10008624" calcext:value-type="string">
            <text:p>10008624</text:p>
          </table:table-cell>
          <table:table-cell table:formula="of:=DEC2HEX([.L16])" office:value-type="string" office:string-value="10008628" calcext:value-type="string">
            <text:p>10008628</text:p>
          </table:table-cell>
          <table:table-cell table:formula="of:=DEC2HEX([.M16])" office:value-type="string" office:string-value="1000862C" calcext:value-type="string">
            <text:p>1000862C</text:p>
          </table:table-cell>
          <table:table-cell table:formula="of:=DEC2HEX([.N16])" office:value-type="string" office:string-value="10008630" calcext:value-type="string">
            <text:p>10008630</text:p>
          </table:table-cell>
          <table:table-cell table:formula="of:=DEC2HEX([.O16])" office:value-type="string" office:string-value="10008634" calcext:value-type="string">
            <text:p>10008634</text:p>
          </table:table-cell>
          <table:table-cell table:formula="of:=DEC2HEX([.P16])" office:value-type="string" office:string-value="10008638" calcext:value-type="string">
            <text:p>10008638</text:p>
          </table:table-cell>
          <table:table-cell table:formula="of:=DEC2HEX([.Q16])" office:value-type="string" office:string-value="1000863C" calcext:value-type="string">
            <text:p>1000863C</text:p>
          </table:table-cell>
          <table:table-cell table:formula="of:=DEC2HEX([.R16])" office:value-type="string" office:string-value="10008640" calcext:value-type="string">
            <text:p>10008640</text:p>
          </table:table-cell>
          <table:table-cell table:formula="of:=DEC2HEX([.S16])" office:value-type="string" office:string-value="10008644" calcext:value-type="string">
            <text:p>10008644</text:p>
          </table:table-cell>
          <table:table-cell table:formula="of:=DEC2HEX([.T16])" office:value-type="string" office:string-value="10008648" calcext:value-type="string">
            <text:p>10008648</text:p>
          </table:table-cell>
          <table:table-cell table:formula="of:=DEC2HEX([.U16])" office:value-type="string" office:string-value="1000864C" calcext:value-type="string">
            <text:p>1000864C</text:p>
          </table:table-cell>
          <table:table-cell table:formula="of:=DEC2HEX([.V16])" office:value-type="string" office:string-value="10008650" calcext:value-type="string">
            <text:p>10008650</text:p>
          </table:table-cell>
          <table:table-cell table:formula="of:=DEC2HEX([.W16])" office:value-type="string" office:string-value="10008654" calcext:value-type="string">
            <text:p>10008654</text:p>
          </table:table-cell>
          <table:table-cell table:formula="of:=DEC2HEX([.X16])" office:value-type="string" office:string-value="10008658" calcext:value-type="string">
            <text:p>10008658</text:p>
          </table:table-cell>
          <table:table-cell table:formula="of:=DEC2HEX([.Y16])" office:value-type="string" office:string-value="1000865C" calcext:value-type="string">
            <text:p>1000865C</text:p>
          </table:table-cell>
          <table:table-cell table:formula="of:=DEC2HEX([.Z16])" office:value-type="string" office:string-value="10008660" calcext:value-type="string">
            <text:p>10008660</text:p>
          </table:table-cell>
          <table:table-cell table:formula="of:=DEC2HEX([.AA16])" office:value-type="string" office:string-value="10008664" calcext:value-type="string">
            <text:p>10008664</text:p>
          </table:table-cell>
          <table:table-cell table:formula="of:=DEC2HEX([.AB16])" office:value-type="string" office:string-value="10008668" calcext:value-type="string">
            <text:p>10008668</text:p>
          </table:table-cell>
          <table:table-cell table:formula="of:=DEC2HEX([.AC16])" office:value-type="string" office:string-value="1000866C" calcext:value-type="string">
            <text:p>1000866C</text:p>
          </table:table-cell>
          <table:table-cell table:formula="of:=DEC2HEX([.AD16])" office:value-type="string" office:string-value="10008670" calcext:value-type="string">
            <text:p>10008670</text:p>
          </table:table-cell>
          <table:table-cell table:formula="of:=DEC2HEX([.AE16])" office:value-type="string" office:string-value="10008674" calcext:value-type="string">
            <text:p>10008674</text:p>
          </table:table-cell>
          <table:table-cell table:formula="of:=DEC2HEX([.AF16])" office:value-type="string" office:string-value="10008678" calcext:value-type="string">
            <text:p>10008678</text:p>
          </table:table-cell>
          <table:table-cell table:formula="of:=DEC2HEX([.AG16])" office:value-type="string" office:string-value="1000867C" calcext:value-type="string">
            <text:p>1000867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B17])" office:value-type="string" office:string-value="10008680" calcext:value-type="string">
            <text:p>10008680</text:p>
          </table:table-cell>
          <table:table-cell table:formula="of:=DEC2HEX([.C17])" office:value-type="string" office:string-value="10008684" calcext:value-type="string">
            <text:p>10008684</text:p>
          </table:table-cell>
          <table:table-cell table:formula="of:=DEC2HEX([.D17])" office:value-type="string" office:string-value="10008688" calcext:value-type="string">
            <text:p>10008688</text:p>
          </table:table-cell>
          <table:table-cell table:formula="of:=DEC2HEX([.E17])" office:value-type="string" office:string-value="1000868C" calcext:value-type="string">
            <text:p>1000868C</text:p>
          </table:table-cell>
          <table:table-cell table:formula="of:=DEC2HEX([.F17])" office:value-type="string" office:string-value="10008690" calcext:value-type="string">
            <text:p>10008690</text:p>
          </table:table-cell>
          <table:table-cell table:formula="of:=DEC2HEX([.G17])" office:value-type="string" office:string-value="10008694" calcext:value-type="string">
            <text:p>10008694</text:p>
          </table:table-cell>
          <table:table-cell table:formula="of:=DEC2HEX([.H17])" office:value-type="string" office:string-value="10008698" calcext:value-type="string">
            <text:p>10008698</text:p>
          </table:table-cell>
          <table:table-cell table:formula="of:=DEC2HEX([.I17])" office:value-type="string" office:string-value="1000869C" calcext:value-type="string">
            <text:p>1000869C</text:p>
          </table:table-cell>
          <table:table-cell table:formula="of:=DEC2HEX([.J17])" office:value-type="string" office:string-value="100086A0" calcext:value-type="string">
            <text:p>100086A0</text:p>
          </table:table-cell>
          <table:table-cell table:formula="of:=DEC2HEX([.K17])" office:value-type="string" office:string-value="100086A4" calcext:value-type="string">
            <text:p>100086A4</text:p>
          </table:table-cell>
          <table:table-cell table:formula="of:=DEC2HEX([.L17])" office:value-type="string" office:string-value="100086A8" calcext:value-type="string">
            <text:p>100086A8</text:p>
          </table:table-cell>
          <table:table-cell table:formula="of:=DEC2HEX([.M17])" office:value-type="string" office:string-value="100086AC" calcext:value-type="string">
            <text:p>100086AC</text:p>
          </table:table-cell>
          <table:table-cell table:formula="of:=DEC2HEX([.N17])" office:value-type="string" office:string-value="100086B0" calcext:value-type="string">
            <text:p>100086B0</text:p>
          </table:table-cell>
          <table:table-cell table:formula="of:=DEC2HEX([.O17])" office:value-type="string" office:string-value="100086B4" calcext:value-type="string">
            <text:p>100086B4</text:p>
          </table:table-cell>
          <table:table-cell table:formula="of:=DEC2HEX([.P17])" office:value-type="string" office:string-value="100086B8" calcext:value-type="string">
            <text:p>100086B8</text:p>
          </table:table-cell>
          <table:table-cell table:formula="of:=DEC2HEX([.Q17])" office:value-type="string" office:string-value="100086BC" calcext:value-type="string">
            <text:p>100086BC</text:p>
          </table:table-cell>
          <table:table-cell table:formula="of:=DEC2HEX([.R17])" office:value-type="string" office:string-value="100086C0" calcext:value-type="string">
            <text:p>100086C0</text:p>
          </table:table-cell>
          <table:table-cell table:formula="of:=DEC2HEX([.S17])" office:value-type="string" office:string-value="100086C4" calcext:value-type="string">
            <text:p>100086C4</text:p>
          </table:table-cell>
          <table:table-cell table:formula="of:=DEC2HEX([.T17])" office:value-type="string" office:string-value="100086C8" calcext:value-type="string">
            <text:p>100086C8</text:p>
          </table:table-cell>
          <table:table-cell table:formula="of:=DEC2HEX([.U17])" office:value-type="string" office:string-value="100086CC" calcext:value-type="string">
            <text:p>100086CC</text:p>
          </table:table-cell>
          <table:table-cell table:formula="of:=DEC2HEX([.V17])" office:value-type="string" office:string-value="100086D0" calcext:value-type="string">
            <text:p>100086D0</text:p>
          </table:table-cell>
          <table:table-cell table:formula="of:=DEC2HEX([.W17])" office:value-type="string" office:string-value="100086D4" calcext:value-type="string">
            <text:p>100086D4</text:p>
          </table:table-cell>
          <table:table-cell table:formula="of:=DEC2HEX([.X17])" office:value-type="string" office:string-value="100086D8" calcext:value-type="string">
            <text:p>100086D8</text:p>
          </table:table-cell>
          <table:table-cell table:formula="of:=DEC2HEX([.Y17])" office:value-type="string" office:string-value="100086DC" calcext:value-type="string">
            <text:p>100086DC</text:p>
          </table:table-cell>
          <table:table-cell table:formula="of:=DEC2HEX([.Z17])" office:value-type="string" office:string-value="100086E0" calcext:value-type="string">
            <text:p>100086E0</text:p>
          </table:table-cell>
          <table:table-cell table:formula="of:=DEC2HEX([.AA17])" office:value-type="string" office:string-value="100086E4" calcext:value-type="string">
            <text:p>100086E4</text:p>
          </table:table-cell>
          <table:table-cell table:formula="of:=DEC2HEX([.AB17])" office:value-type="string" office:string-value="100086E8" calcext:value-type="string">
            <text:p>100086E8</text:p>
          </table:table-cell>
          <table:table-cell table:formula="of:=DEC2HEX([.AC17])" office:value-type="string" office:string-value="100086EC" calcext:value-type="string">
            <text:p>100086EC</text:p>
          </table:table-cell>
          <table:table-cell table:formula="of:=DEC2HEX([.AD17])" office:value-type="string" office:string-value="100086F0" calcext:value-type="string">
            <text:p>100086F0</text:p>
          </table:table-cell>
          <table:table-cell table:formula="of:=DEC2HEX([.AE17])" office:value-type="string" office:string-value="100086F4" calcext:value-type="string">
            <text:p>100086F4</text:p>
          </table:table-cell>
          <table:table-cell table:formula="of:=DEC2HEX([.AF17])" office:value-type="string" office:string-value="100086F8" calcext:value-type="string">
            <text:p>100086F8</text:p>
          </table:table-cell>
          <table:table-cell table:formula="of:=DEC2HEX([.AG17])" office:value-type="string" office:string-value="100086FC" calcext:value-type="string">
            <text:p>100086F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B18])" office:value-type="string" office:string-value="10008700" calcext:value-type="string">
            <text:p>10008700</text:p>
          </table:table-cell>
          <table:table-cell table:formula="of:=DEC2HEX([.C18])" office:value-type="string" office:string-value="10008704" calcext:value-type="string">
            <text:p>10008704</text:p>
          </table:table-cell>
          <table:table-cell table:formula="of:=DEC2HEX([.D18])" office:value-type="string" office:string-value="10008708" calcext:value-type="string">
            <text:p>10008708</text:p>
          </table:table-cell>
          <table:table-cell table:formula="of:=DEC2HEX([.E18])" office:value-type="string" office:string-value="1000870C" calcext:value-type="string">
            <text:p>1000870C</text:p>
          </table:table-cell>
          <table:table-cell table:formula="of:=DEC2HEX([.F18])" office:value-type="string" office:string-value="10008710" calcext:value-type="string">
            <text:p>10008710</text:p>
          </table:table-cell>
          <table:table-cell table:formula="of:=DEC2HEX([.G18])" office:value-type="string" office:string-value="10008714" calcext:value-type="string">
            <text:p>10008714</text:p>
          </table:table-cell>
          <table:table-cell table:formula="of:=DEC2HEX([.H18])" office:value-type="string" office:string-value="10008718" calcext:value-type="string">
            <text:p>10008718</text:p>
          </table:table-cell>
          <table:table-cell table:formula="of:=DEC2HEX([.I18])" office:value-type="string" office:string-value="1000871C" calcext:value-type="string">
            <text:p>1000871C</text:p>
          </table:table-cell>
          <table:table-cell table:formula="of:=DEC2HEX([.J18])" office:value-type="string" office:string-value="10008720" calcext:value-type="string">
            <text:p>10008720</text:p>
          </table:table-cell>
          <table:table-cell table:formula="of:=DEC2HEX([.K18])" office:value-type="string" office:string-value="10008724" calcext:value-type="string">
            <text:p>10008724</text:p>
          </table:table-cell>
          <table:table-cell table:formula="of:=DEC2HEX([.L18])" office:value-type="string" office:string-value="10008728" calcext:value-type="string">
            <text:p>10008728</text:p>
          </table:table-cell>
          <table:table-cell table:formula="of:=DEC2HEX([.M18])" office:value-type="string" office:string-value="1000872C" calcext:value-type="string">
            <text:p>1000872C</text:p>
          </table:table-cell>
          <table:table-cell table:formula="of:=DEC2HEX([.N18])" office:value-type="string" office:string-value="10008730" calcext:value-type="string">
            <text:p>10008730</text:p>
          </table:table-cell>
          <table:table-cell table:formula="of:=DEC2HEX([.O18])" office:value-type="string" office:string-value="10008734" calcext:value-type="string">
            <text:p>10008734</text:p>
          </table:table-cell>
          <table:table-cell table:formula="of:=DEC2HEX([.P18])" office:value-type="string" office:string-value="10008738" calcext:value-type="string">
            <text:p>10008738</text:p>
          </table:table-cell>
          <table:table-cell table:formula="of:=DEC2HEX([.Q18])" office:value-type="string" office:string-value="1000873C" calcext:value-type="string">
            <text:p>1000873C</text:p>
          </table:table-cell>
          <table:table-cell table:formula="of:=DEC2HEX([.R18])" office:value-type="string" office:string-value="10008740" calcext:value-type="string">
            <text:p>10008740</text:p>
          </table:table-cell>
          <table:table-cell table:formula="of:=DEC2HEX([.S18])" office:value-type="string" office:string-value="10008744" calcext:value-type="string">
            <text:p>10008744</text:p>
          </table:table-cell>
          <table:table-cell table:formula="of:=DEC2HEX([.T18])" office:value-type="string" office:string-value="10008748" calcext:value-type="string">
            <text:p>10008748</text:p>
          </table:table-cell>
          <table:table-cell table:formula="of:=DEC2HEX([.U18])" office:value-type="string" office:string-value="1000874C" calcext:value-type="string">
            <text:p>1000874C</text:p>
          </table:table-cell>
          <table:table-cell table:formula="of:=DEC2HEX([.V18])" office:value-type="string" office:string-value="10008750" calcext:value-type="string">
            <text:p>10008750</text:p>
          </table:table-cell>
          <table:table-cell table:formula="of:=DEC2HEX([.W18])" office:value-type="string" office:string-value="10008754" calcext:value-type="string">
            <text:p>10008754</text:p>
          </table:table-cell>
          <table:table-cell table:formula="of:=DEC2HEX([.X18])" office:value-type="string" office:string-value="10008758" calcext:value-type="string">
            <text:p>10008758</text:p>
          </table:table-cell>
          <table:table-cell table:formula="of:=DEC2HEX([.Y18])" office:value-type="string" office:string-value="1000875C" calcext:value-type="string">
            <text:p>1000875C</text:p>
          </table:table-cell>
          <table:table-cell table:formula="of:=DEC2HEX([.Z18])" office:value-type="string" office:string-value="10008760" calcext:value-type="string">
            <text:p>10008760</text:p>
          </table:table-cell>
          <table:table-cell table:formula="of:=DEC2HEX([.AA18])" office:value-type="string" office:string-value="10008764" calcext:value-type="string">
            <text:p>10008764</text:p>
          </table:table-cell>
          <table:table-cell table:formula="of:=DEC2HEX([.AB18])" office:value-type="string" office:string-value="10008768" calcext:value-type="string">
            <text:p>10008768</text:p>
          </table:table-cell>
          <table:table-cell table:formula="of:=DEC2HEX([.AC18])" office:value-type="string" office:string-value="1000876C" calcext:value-type="string">
            <text:p>1000876C</text:p>
          </table:table-cell>
          <table:table-cell table:formula="of:=DEC2HEX([.AD18])" office:value-type="string" office:string-value="10008770" calcext:value-type="string">
            <text:p>10008770</text:p>
          </table:table-cell>
          <table:table-cell table:formula="of:=DEC2HEX([.AE18])" office:value-type="string" office:string-value="10008774" calcext:value-type="string">
            <text:p>10008774</text:p>
          </table:table-cell>
          <table:table-cell table:formula="of:=DEC2HEX([.AF18])" office:value-type="string" office:string-value="10008778" calcext:value-type="string">
            <text:p>10008778</text:p>
          </table:table-cell>
          <table:table-cell table:formula="of:=DEC2HEX([.AG18])" office:value-type="string" office:string-value="1000877C" calcext:value-type="string">
            <text:p>1000877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B19])" office:value-type="string" office:string-value="10008780" calcext:value-type="string">
            <text:p>10008780</text:p>
          </table:table-cell>
          <table:table-cell table:formula="of:=DEC2HEX([.C19])" office:value-type="string" office:string-value="10008784" calcext:value-type="string">
            <text:p>10008784</text:p>
          </table:table-cell>
          <table:table-cell table:formula="of:=DEC2HEX([.D19])" office:value-type="string" office:string-value="10008788" calcext:value-type="string">
            <text:p>10008788</text:p>
          </table:table-cell>
          <table:table-cell table:formula="of:=DEC2HEX([.E19])" office:value-type="string" office:string-value="1000878C" calcext:value-type="string">
            <text:p>1000878C</text:p>
          </table:table-cell>
          <table:table-cell table:formula="of:=DEC2HEX([.F19])" office:value-type="string" office:string-value="10008790" calcext:value-type="string">
            <text:p>10008790</text:p>
          </table:table-cell>
          <table:table-cell table:formula="of:=DEC2HEX([.G19])" office:value-type="string" office:string-value="10008794" calcext:value-type="string">
            <text:p>10008794</text:p>
          </table:table-cell>
          <table:table-cell table:formula="of:=DEC2HEX([.H19])" office:value-type="string" office:string-value="10008798" calcext:value-type="string">
            <text:p>10008798</text:p>
          </table:table-cell>
          <table:table-cell table:formula="of:=DEC2HEX([.I19])" office:value-type="string" office:string-value="1000879C" calcext:value-type="string">
            <text:p>1000879C</text:p>
          </table:table-cell>
          <table:table-cell table:formula="of:=DEC2HEX([.J19])" office:value-type="string" office:string-value="100087A0" calcext:value-type="string">
            <text:p>100087A0</text:p>
          </table:table-cell>
          <table:table-cell table:formula="of:=DEC2HEX([.K19])" office:value-type="string" office:string-value="100087A4" calcext:value-type="string">
            <text:p>100087A4</text:p>
          </table:table-cell>
          <table:table-cell table:formula="of:=DEC2HEX([.L19])" office:value-type="string" office:string-value="100087A8" calcext:value-type="string">
            <text:p>100087A8</text:p>
          </table:table-cell>
          <table:table-cell table:formula="of:=DEC2HEX([.M19])" office:value-type="string" office:string-value="100087AC" calcext:value-type="string">
            <text:p>100087AC</text:p>
          </table:table-cell>
          <table:table-cell table:formula="of:=DEC2HEX([.N19])" office:value-type="string" office:string-value="100087B0" calcext:value-type="string">
            <text:p>100087B0</text:p>
          </table:table-cell>
          <table:table-cell table:formula="of:=DEC2HEX([.O19])" office:value-type="string" office:string-value="100087B4" calcext:value-type="string">
            <text:p>100087B4</text:p>
          </table:table-cell>
          <table:table-cell table:formula="of:=DEC2HEX([.P19])" office:value-type="string" office:string-value="100087B8" calcext:value-type="string">
            <text:p>100087B8</text:p>
          </table:table-cell>
          <table:table-cell table:formula="of:=DEC2HEX([.Q19])" office:value-type="string" office:string-value="100087BC" calcext:value-type="string">
            <text:p>100087BC</text:p>
          </table:table-cell>
          <table:table-cell table:formula="of:=DEC2HEX([.R19])" office:value-type="string" office:string-value="100087C0" calcext:value-type="string">
            <text:p>100087C0</text:p>
          </table:table-cell>
          <table:table-cell table:formula="of:=DEC2HEX([.S19])" office:value-type="string" office:string-value="100087C4" calcext:value-type="string">
            <text:p>100087C4</text:p>
          </table:table-cell>
          <table:table-cell table:formula="of:=DEC2HEX([.T19])" office:value-type="string" office:string-value="100087C8" calcext:value-type="string">
            <text:p>100087C8</text:p>
          </table:table-cell>
          <table:table-cell table:formula="of:=DEC2HEX([.U19])" office:value-type="string" office:string-value="100087CC" calcext:value-type="string">
            <text:p>100087CC</text:p>
          </table:table-cell>
          <table:table-cell table:formula="of:=DEC2HEX([.V19])" office:value-type="string" office:string-value="100087D0" calcext:value-type="string">
            <text:p>100087D0</text:p>
          </table:table-cell>
          <table:table-cell table:formula="of:=DEC2HEX([.W19])" office:value-type="string" office:string-value="100087D4" calcext:value-type="string">
            <text:p>100087D4</text:p>
          </table:table-cell>
          <table:table-cell table:formula="of:=DEC2HEX([.X19])" office:value-type="string" office:string-value="100087D8" calcext:value-type="string">
            <text:p>100087D8</text:p>
          </table:table-cell>
          <table:table-cell table:formula="of:=DEC2HEX([.Y19])" office:value-type="string" office:string-value="100087DC" calcext:value-type="string">
            <text:p>100087DC</text:p>
          </table:table-cell>
          <table:table-cell table:formula="of:=DEC2HEX([.Z19])" office:value-type="string" office:string-value="100087E0" calcext:value-type="string">
            <text:p>100087E0</text:p>
          </table:table-cell>
          <table:table-cell table:formula="of:=DEC2HEX([.AA19])" office:value-type="string" office:string-value="100087E4" calcext:value-type="string">
            <text:p>100087E4</text:p>
          </table:table-cell>
          <table:table-cell table:formula="of:=DEC2HEX([.AB19])" office:value-type="string" office:string-value="100087E8" calcext:value-type="string">
            <text:p>100087E8</text:p>
          </table:table-cell>
          <table:table-cell table:formula="of:=DEC2HEX([.AC19])" office:value-type="string" office:string-value="100087EC" calcext:value-type="string">
            <text:p>100087EC</text:p>
          </table:table-cell>
          <table:table-cell table:formula="of:=DEC2HEX([.AD19])" office:value-type="string" office:string-value="100087F0" calcext:value-type="string">
            <text:p>100087F0</text:p>
          </table:table-cell>
          <table:table-cell table:formula="of:=DEC2HEX([.AE19])" office:value-type="string" office:string-value="100087F4" calcext:value-type="string">
            <text:p>100087F4</text:p>
          </table:table-cell>
          <table:table-cell table:formula="of:=DEC2HEX([.AF19])" office:value-type="string" office:string-value="100087F8" calcext:value-type="string">
            <text:p>100087F8</text:p>
          </table:table-cell>
          <table:table-cell table:formula="of:=DEC2HEX([.AG19])" office:value-type="string" office:string-value="100087FC" calcext:value-type="string">
            <text:p>100087F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4:47:53.709116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1:21:07.394270951</meta:creation-date>
    <dc:date>2024-11-28T16:02:36.075024018</dc:date>
    <meta:editing-duration>PT2H42M12S</meta:editing-duration>
    <meta:editing-cycles>5</meta:editing-cycles>
    <meta:generator>LibreOffice/24.8.2.1$Linux_X86_64 LibreOffice_project/480$Build-1</meta:generator>
    <meta:document-statistic meta:table-count="1" meta:cell-count="1682" meta:object-count="0"/>
  </office:meta>
</office:document-meta>
</file>